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0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1" style:family="table-cell" style:parent-style-name="Default" style:data-style-name="N2"/>
    <style:style style:name="ce3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3" style:family="table-cell" style:parent-style-name="Default" style:data-style-name="N2">
      <style:table-cell-properties fo:border="none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2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8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67" table:default-cell-style-name="ce1"/>
        <table:table-row table:style-name="ro1">
          <table:table-cell table:style-name="ce26" office:value-type="string" calcext:value-type="string" table:number-columns-spanned="8" table:number-rows-spanned="1">
            <text:p>Pitch</text:p>
          </table:table-cell>
          <table:covered-table-cell table:number-columns-repeated="7"/>
          <table:table-cell/>
          <table:table-cell table:style-name="ce27" office:value-type="string" calcext:value-type="string" table:number-columns-spanned="8" table:number-rows-spanned="1">
            <text:p>Roll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3" office:value-type="string" calcext:value-type="string">
            <text:p>Régua</text:p>
          </table:table-cell>
          <table:table-cell table:style-name="ce3" office:value-type="string" calcext:value-type="string">
            <text:p>Sensor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Motor Position</text:p>
          </table:table-cell>
          <table:table-cell table:style-name="ce3" office:value-type="string" calcext:value-type="string">
            <text:p>Kinematic</text:p>
          </table:table-cell>
          <table:table-cell table:style-name="ce3" office:value-type="string" calcext:value-type="string">
            <text:p>H(theta)</text:p>
          </table:table-cell>
          <table:table-cell table:style-name="ce6" office:value-type="string" calcext:value-type="string">
            <text:p>Kinematic error</text:p>
          </table:table-cell>
          <table:table-cell table:style-name="ce2" office:value-type="string" calcext:value-type="string">
            <text:p>Z</text:p>
          </table:table-cell>
          <table:table-cell/>
          <table:table-cell table:style-name="ce3" office:value-type="string" calcext:value-type="string">
            <text:p>Motor Position</text:p>
          </table:table-cell>
          <table:table-cell table:style-name="ce3" office:value-type="string" calcext:value-type="string">
            <text:p>Régua</text:p>
          </table:table-cell>
          <table:table-cell table:style-name="ce3" office:value-type="string" calcext:value-type="string">
            <text:p>Sensor</text:p>
          </table:table-cell>
          <table:table-cell table:style-name="ce3" office:value-type="string" calcext:value-type="string">
            <text:p>Erro</text:p>
          </table:table-cell>
          <table:table-cell table:style-name="ce4" office:value-type="string" calcext:value-type="string">
            <text:p>Kinematic</text:p>
          </table:table-cell>
          <table:table-cell table:style-name="ce5" office:value-type="string" calcext:value-type="string">
            <text:p>H(theta)</text:p>
          </table:table-cell>
          <table:table-cell table:style-name="ce6" office:value-type="string" calcext:value-type="string">
            <text:p>Kinematic Error</text:p>
          </table:table-cell>
          <table:table-cell table:style-name="ce6" office:value-type="string" calcext:value-type="string">
            <text:p>percent</text:p>
          </table:table-cell>
          <table:table-cell/>
          <table:table-cell table:style-name="ce7" office:value-type="string" calcext:value-type="string">
            <text:p>Hcs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1636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0" office:value-type="float" office:value="9.54" calcext:value-type="float">
            <text:p>9,54</text:p>
          </table:table-cell>
          <table:table-cell table:style-name="ce10" table:formula="of:=[.A3]-[.B3]" office:value-type="float" office:value="1.46" calcext:value-type="float">
            <text:p>1,46</text:p>
          </table:table-cell>
          <table:table-cell table:style-name="ce11" office:value-type="float" office:value="90" calcext:value-type="float">
            <text:p>90</text:p>
          </table:table-cell>
          <table:table-cell table:style-name="ce35" table:formula="of:=DEGREES(ATAN(([.F3]-[.$T$2])/[.$T$5]))" office:value-type="float" office:value="24.3410899366925" calcext:value-type="float">
            <text:p>24,34</text:p>
          </table:table-cell>
          <table:table-cell table:style-name="ce36" table:formula="of:=[.$T$3]*SIN(RADIANS([.D3]))+SQRT([.$T$4]^2-([.$T$3]*COS(RADIANS([.D3])))^2)" office:value-type="float" office:value="310" calcext:value-type="float">
            <text:p>310,00</text:p>
          </table:table-cell>
          <table:table-cell table:style-name="ce35" table:formula="of:=[.E3]-[.A3]" office:value-type="float" office:value="13.3410899366925" calcext:value-type="float">
            <text:p>13,34</text:p>
          </table:table-cell>
          <table:table-cell table:style-name="ce63" table:formula="of:=[.C3]/[.A3]" office:value-type="float" office:value="0.132727272727273" calcext:value-type="float">
            <text:p>0,13</text:p>
          </table:table-cell>
          <table:table-cell/>
          <table:table-cell table:style-name="ce14" office:value-type="float" office:value="90" calcext:value-type="float">
            <text:p>90</text:p>
          </table:table-cell>
          <table:table-cell table:style-name="ce12" office:value-type="float" office:value="31" calcext:value-type="float">
            <text:p>31</text:p>
          </table:table-cell>
          <table:table-cell table:style-name="ce13" office:value-type="float" office:value="27.07" calcext:value-type="float">
            <text:p>27,07</text:p>
          </table:table-cell>
          <table:table-cell table:style-name="ce13" table:formula="of:=[.K3]-[.L3]" office:value-type="float" office:value="3.93" calcext:value-type="float">
            <text:p>3,93</text:p>
          </table:table-cell>
          <table:table-cell table:style-name="ce35" table:formula="of:=DEGREES(ATAN(([.O3]-[.$T$2])/[.$T$5]))" office:value-type="float" office:value="24.3410899366925" calcext:value-type="float">
            <text:p>24,34</text:p>
          </table:table-cell>
          <table:table-cell table:style-name="ce42" table:formula="of:=[.$T$3]*SIN(RADIANS([.J3]))+SQRT([.$T$4]^2-([.$T$3]*COS(RADIANS([.J3])))^2)" office:value-type="float" office:value="310" calcext:value-type="float">
            <text:p>310,00</text:p>
          </table:table-cell>
          <table:table-cell table:style-name="ce35" table:formula="of:=[.N3]-[.K3]" office:value-type="float" office:value="-6.65891006330749" calcext:value-type="float">
            <text:p>-6,66</text:p>
          </table:table-cell>
          <table:table-cell table:style-name="ce63" table:formula="of:=([.M3]-[.$M$27])/[.K3]" office:value-type="float" office:value="0.0366801075268816" calcext:value-type="float">
            <text:p>0,04</text:p>
          </table:table-cell>
          <table:table-cell/>
          <table:table-cell table:style-name="ce7" office:value-type="string" calcext:value-type="string">
            <text:p>L1</text:p>
          </table:table-cell>
          <table:table-cell table:style-name="ce8" office:value-type="float" office:value="70" calcext:value-type="float">
            <text:p>70</text:p>
          </table:table-cell>
          <table:table-cell>
            <draw:frame draw:z-index="3" draw:name="Gráfico 2" draw:style-name="gr1" svg:width="21.855cm" svg:height="10.363cm" svg:x="1.138cm" svg:y="0.388cm">
              <draw:object draw:notify-on-update-of-ranges="Planilha1.B56:Planilha1.B236 Planilha1.E56:Planilha1.E236 Planilha1.D56:Planilha1.D2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0" office:value-type="float" office:value="8.2" calcext:value-type="float">
            <text:p>8,20</text:p>
          </table:table-cell>
          <table:table-cell table:style-name="ce10" table:formula="of:=[.A4]-[.B4]" office:value-type="float" office:value="1.8" calcext:value-type="float">
            <text:p>1,80</text:p>
          </table:table-cell>
          <table:table-cell table:style-name="ce11" office:value-type="float" office:value="77" calcext:value-type="float">
            <text:p>77</text:p>
          </table:table-cell>
          <table:table-cell table:style-name="ce10" table:formula="of:=DEGREES(ATAN(([.F4]-[.$T$2])/[.$T$5]))" office:value-type="float" office:value="23.8154702463661" calcext:value-type="float">
            <text:p>23,82</text:p>
          </table:table-cell>
          <table:table-cell table:style-name="ce38" table:formula="of:=[.$T$3]*SIN(RADIANS([.D4]))+SQRT([.$T$4]^2-([.$T$3]*COS(RADIANS([.D4])))^2)" office:value-type="float" office:value="307.688775349213" calcext:value-type="float">
            <text:p>307,69</text:p>
          </table:table-cell>
          <table:table-cell table:style-name="ce10" table:formula="of:=[.E4]-[.A4]" office:value-type="float" office:value="13.8154702463661" calcext:value-type="float">
            <text:p>13,82</text:p>
          </table:table-cell>
          <table:table-cell table:style-name="ce63" table:formula="of:=[.C4]/[.A4]" office:value-type="float" office:value="0.18" calcext:value-type="float">
            <text:p>0,18</text:p>
          </table:table-cell>
          <table:table-cell/>
          <table:table-cell table:style-name="ce14" office:value-type="float" office:value="70" calcext:value-type="float">
            <text:p>70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float" office:value="25.7" calcext:value-type="float">
            <text:p>25,70</text:p>
          </table:table-cell>
          <table:table-cell table:style-name="ce13" table:formula="of:=[.K4]-[.L4]" office:value-type="float" office:value="4.3" calcext:value-type="float">
            <text:p>4,30</text:p>
          </table:table-cell>
          <table:table-cell table:style-name="ce10" table:formula="of:=DEGREES(ATAN(([.O4]-[.$T$2])/[.$T$5]))" office:value-type="float" office:value="23.1020218768367" calcext:value-type="float">
            <text:p>23,10</text:p>
          </table:table-cell>
          <table:table-cell table:style-name="ce25" table:formula="of:=[.$T$3]*SIN(RADIANS([.J4]))+SQRT([.$T$4]^2-([.$T$3]*COS(RADIANS([.J4])))^2)" office:value-type="float" office:value="304.58134961378" calcext:value-type="float">
            <text:p>304,58</text:p>
          </table:table-cell>
          <table:table-cell table:style-name="ce10" table:formula="of:=[.N4]-[.K4]" office:value-type="float" office:value="-6.89797812316331" calcext:value-type="float">
            <text:p>-6,90</text:p>
          </table:table-cell>
          <table:table-cell table:style-name="ce63" table:formula="of:=([.M4]-[.$M$27])/[.K4]" office:value-type="float" office:value="0.050236111111111" calcext:value-type="float">
            <text:p>0,05</text:p>
          </table:table-cell>
          <table:table-cell/>
          <table:table-cell table:style-name="ce7" office:value-type="string" calcext:value-type="string">
            <text:p>L2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16364"/>
        </table:table-row>
        <table:table-row table:style-name="ro1">
          <table:table-cell table:style-name="ce9" table:formula="of:=[.A4]-2" office:value-type="float" office:value="8" calcext:value-type="float">
            <text:p>8</text:p>
          </table:table-cell>
          <table:table-cell table:style-name="ce10" office:value-type="float" office:value="5.94" calcext:value-type="float">
            <text:p>5,94</text:p>
          </table:table-cell>
          <table:table-cell table:style-name="ce10" table:formula="of:=[.A5]-[.B5]" office:value-type="float" office:value="2.06" calcext:value-type="float">
            <text:p>2,06</text:p>
          </table:table-cell>
          <table:table-cell table:style-name="ce11" office:value-type="float" office:value="50" calcext:value-type="float">
            <text:p>50</text:p>
          </table:table-cell>
          <table:table-cell table:style-name="ce10" table:formula="of:=DEGREES(ATAN(([.F5]-[.$T$2])/[.$T$5]))" office:value-type="float" office:value="19.5006411228782" calcext:value-type="float">
            <text:p>19,50</text:p>
          </table:table-cell>
          <table:table-cell table:style-name="ce38" table:formula="of:=[.$T$3]*SIN(RADIANS([.D5]))+SQRT([.$T$4]^2-([.$T$3]*COS(RADIANS([.D5])))^2)" office:value-type="float" office:value="289.367544749613" calcext:value-type="float">
            <text:p>289,37</text:p>
          </table:table-cell>
          <table:table-cell table:style-name="ce10" table:formula="of:=[.E5]-[.A5]" office:value-type="float" office:value="11.5006411228782" calcext:value-type="float">
            <text:p>11,50</text:p>
          </table:table-cell>
          <table:table-cell table:style-name="ce63" table:formula="of:=[.C5]/[.A5]" office:value-type="float" office:value="0.2575" calcext:value-type="float">
            <text:p>0,26</text:p>
          </table:table-cell>
          <table:table-cell/>
          <table:table-cell table:style-name="ce14" office:value-type="float" office:value="60" calcext:value-type="float">
            <text:p>60</text:p>
          </table:table-cell>
          <table:table-cell table:style-name="ce12" office:value-type="float" office:value="28" calcext:value-type="float">
            <text:p>28</text:p>
          </table:table-cell>
          <table:table-cell table:style-name="ce13" office:value-type="float" office:value="24.13" calcext:value-type="float">
            <text:p>24,13</text:p>
          </table:table-cell>
          <table:table-cell table:style-name="ce13" table:formula="of:=[.K5]-[.L5]" office:value-type="float" office:value="3.87" calcext:value-type="float">
            <text:p>3,87</text:p>
          </table:table-cell>
          <table:table-cell table:style-name="ce10" table:formula="of:=DEGREES(ATAN(([.O5]-[.$T$2])/[.$T$5]))" office:value-type="float" office:value="21.579028198645" calcext:value-type="float">
            <text:p>21,58</text:p>
          </table:table-cell>
          <table:table-cell table:style-name="ce25" table:formula="of:=[.$T$3]*SIN(RADIANS([.J5]))+SQRT([.$T$4]^2-([.$T$3]*COS(RADIANS([.J5])))^2)" office:value-type="float" office:value="298.055979676586" calcext:value-type="float">
            <text:p>298,06</text:p>
          </table:table-cell>
          <table:table-cell table:style-name="ce10" table:formula="of:=[.N5]-[.K5]" office:value-type="float" office:value="-6.42097180135497" calcext:value-type="float">
            <text:p>-6,42</text:p>
          </table:table-cell>
          <table:table-cell table:style-name="ce63" table:formula="of:=([.M5]-[.$M$27])/[.K5]" office:value-type="float" office:value="0.0384672619047618" calcext:value-type="float">
            <text:p>0,04</text:p>
          </table:table-cell>
          <table:table-cell/>
          <table:table-cell table:style-name="ce7" office:value-type="string" calcext:value-type="string">
            <text:p>d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6364"/>
        </table:table-row>
        <table:table-row table:style-name="ro1">
          <table:table-cell table:style-name="ce9" table:formula="of:=[.A5]-2" office:value-type="float" office:value="6" calcext:value-type="float">
            <text:p>6</text:p>
          </table:table-cell>
          <table:table-cell table:style-name="ce10" office:value-type="float" office:value="4.5" calcext:value-type="float">
            <text:p>4,50</text:p>
          </table:table-cell>
          <table:table-cell table:style-name="ce10" table:formula="of:=[.A6]-[.B6]" office:value-type="float" office:value="1.5" calcext:value-type="float">
            <text:p>1,50</text:p>
          </table:table-cell>
          <table:table-cell table:style-name="ce11" office:value-type="float" office:value="41" calcext:value-type="float">
            <text:p>41</text:p>
          </table:table-cell>
          <table:table-cell table:style-name="ce10" table:formula="of:=DEGREES(ATAN(([.F6]-[.$T$2])/[.$T$5]))" office:value-type="float" office:value="17.2078546711755" calcext:value-type="float">
            <text:p>17,21</text:p>
          </table:table-cell>
          <table:table-cell table:style-name="ce38" table:formula="of:=[.$T$3]*SIN(RADIANS([.D6]))+SQRT([.$T$4]^2-([.$T$3]*COS(RADIANS([.D6])))^2)" office:value-type="float" office:value="280.037407822589" calcext:value-type="float">
            <text:p>280,04</text:p>
          </table:table-cell>
          <table:table-cell table:style-name="ce10" table:formula="of:=[.E6]-[.A6]" office:value-type="float" office:value="11.2078546711755" calcext:value-type="float">
            <text:p>11,21</text:p>
          </table:table-cell>
          <table:table-cell table:style-name="ce63" table:formula="of:=[.C6]/[.A6]" office:value-type="float" office:value="0.25" calcext:value-type="float">
            <text:p>0,25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2" office:value-type="float" office:value="26" calcext:value-type="float">
            <text:p>26</text:p>
          </table:table-cell>
          <table:table-cell table:style-name="ce13" office:value-type="float" office:value="22.01" calcext:value-type="float">
            <text:p>22,01</text:p>
          </table:table-cell>
          <table:table-cell table:style-name="ce13" table:formula="of:=[.K6]-[.L6]" office:value-type="float" office:value="3.99" calcext:value-type="float">
            <text:p>3,99</text:p>
          </table:table-cell>
          <table:table-cell table:style-name="ce10" table:formula="of:=DEGREES(ATAN(([.O6]-[.$T$2])/[.$T$5]))" office:value-type="float" office:value="19.7318532287189" calcext:value-type="float">
            <text:p>19,73</text:p>
          </table:table-cell>
          <table:table-cell table:style-name="ce25" table:formula="of:=[.$T$3]*SIN(RADIANS([.J6]))+SQRT([.$T$4]^2-([.$T$3]*COS(RADIANS([.J6])))^2)" office:value-type="float" office:value="290.322627518787" calcext:value-type="float">
            <text:p>290,32</text:p>
          </table:table-cell>
          <table:table-cell table:style-name="ce10" table:formula="of:=[.N6]-[.K6]" office:value-type="float" office:value="-6.26814677128106" calcext:value-type="float">
            <text:p>-6,27</text:p>
          </table:table-cell>
          <table:table-cell table:style-name="ce63" table:formula="of:=([.M6]-[.$M$27])/[.K6]" office:value-type="float" office:value="0.0460416666666666" calcext:value-type="float">
            <text:p>0,05</text:p>
          </table:table-cell>
          <table:table-cell table:number-columns-repeated="16367"/>
        </table:table-row>
        <table:table-row table:style-name="ro1">
          <table:table-cell table:style-name="ce9" table:formula="of:=[.A6]-2" office:value-type="float" office:value="4" calcext:value-type="float">
            <text:p>4</text:p>
          </table:table-cell>
          <table:table-cell table:style-name="ce10" office:value-type="float" office:value="2.34" calcext:value-type="float">
            <text:p>2,34</text:p>
          </table:table-cell>
          <table:table-cell table:style-name="ce10" table:formula="of:=[.A7]-[.B7]" office:value-type="float" office:value="1.66" calcext:value-type="float">
            <text:p>1,66</text:p>
          </table:table-cell>
          <table:table-cell table:style-name="ce11" office:value-type="float" office:value="31" calcext:value-type="float">
            <text:p>31</text:p>
          </table:table-cell>
          <table:table-cell table:style-name="ce10" table:formula="of:=DEGREES(ATAN(([.F7]-[.$T$2])/[.$T$5]))" office:value-type="float" office:value="14.2751198667319" calcext:value-type="float">
            <text:p>14,28</text:p>
          </table:table-cell>
          <table:table-cell table:style-name="ce38" table:formula="of:=[.$T$3]*SIN(RADIANS([.D7]))+SQRT([.$T$4]^2-([.$T$3]*COS(RADIANS([.D7])))^2)" office:value-type="float" office:value="268.431224218439" calcext:value-type="float">
            <text:p>268,43</text:p>
          </table:table-cell>
          <table:table-cell table:style-name="ce10" table:formula="of:=[.E7]-[.A7]" office:value-type="float" office:value="10.2751198667319" calcext:value-type="float">
            <text:p>10,28</text:p>
          </table:table-cell>
          <table:table-cell table:style-name="ce63" table:formula="of:=[.C7]/[.A7]" office:value-type="float" office:value="0.415" calcext:value-type="float">
            <text:p>0,42</text:p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12" office:value-type="float" office:value="24" calcext:value-type="float">
            <text:p>24</text:p>
          </table:table-cell>
          <table:table-cell table:style-name="ce13" office:value-type="float" office:value="20.21" calcext:value-type="float">
            <text:p>20,21</text:p>
          </table:table-cell>
          <table:table-cell table:style-name="ce13" table:formula="of:=[.K7]-[.L7]" office:value-type="float" office:value="3.79" calcext:value-type="float">
            <text:p>3,79</text:p>
          </table:table-cell>
          <table:table-cell table:style-name="ce10" table:formula="of:=DEGREES(ATAN(([.O7]-[.$T$2])/[.$T$5]))" office:value-type="float" office:value="17.7486568890386" calcext:value-type="float">
            <text:p>17,75</text:p>
          </table:table-cell>
          <table:table-cell table:style-name="ce25" table:formula="of:=[.$T$3]*SIN(RADIANS([.J7]))+SQRT([.$T$4]^2-([.$T$3]*COS(RADIANS([.J7])))^2)" office:value-type="float" office:value="282.216102845582" calcext:value-type="float">
            <text:p>282,22</text:p>
          </table:table-cell>
          <table:table-cell table:style-name="ce10" table:formula="of:=[.N7]-[.K7]" office:value-type="float" office:value="-6.25134311096136" calcext:value-type="float">
            <text:p>-6,25</text:p>
          </table:table-cell>
          <table:table-cell table:style-name="ce63" table:formula="of:=([.M7]-[.$M$27])/[.K7]" office:value-type="float" office:value="0.0415451388888888" calcext:value-type="float">
            <text:p>0,04</text:p>
          </table:table-cell>
          <table:table-cell table:number-columns-repeated="16367"/>
        </table:table-row>
        <table:table-row table:style-name="ro1">
          <table:table-cell table:style-name="ce9" table:formula="of:=[.A7]-2" office:value-type="float" office:value="2" calcext:value-type="float">
            <text:p>2</text:p>
          </table:table-cell>
          <table:table-cell table:style-name="ce10" office:value-type="float" office:value="0.28" calcext:value-type="float">
            <text:p>0,28</text:p>
          </table:table-cell>
          <table:table-cell table:style-name="ce10" table:formula="of:=[.A8]-[.B8]" office:value-type="float" office:value="1.72" calcext:value-type="float">
            <text:p>1,72</text:p>
          </table:table-cell>
          <table:table-cell table:style-name="ce11" office:value-type="float" office:value="22" calcext:value-type="float">
            <text:p>22</text:p>
          </table:table-cell>
          <table:table-cell table:style-name="ce10" table:formula="of:=DEGREES(ATAN(([.F8]-[.$T$2])/[.$T$5]))" office:value-type="float" office:value="11.3833875533871" calcext:value-type="float">
            <text:p>11,38</text:p>
          </table:table-cell>
          <table:table-cell table:style-name="ce38" table:formula="of:=[.$T$3]*SIN(RADIANS([.D8]))+SQRT([.$T$4]^2-([.$T$3]*COS(RADIANS([.D8])))^2)" office:value-type="float" office:value="257.280067969134" calcext:value-type="float">
            <text:p>257,28</text:p>
          </table:table-cell>
          <table:table-cell table:style-name="ce10" table:formula="of:=[.E8]-[.A8]" office:value-type="float" office:value="9.38338755338705" calcext:value-type="float">
            <text:p>9,38</text:p>
          </table:table-cell>
          <table:table-cell table:style-name="ce63" table:formula="of:=[.C8]/[.A8]" office:value-type="float" office:value="0.86" calcext:value-type="float">
            <text:p>0,86</text:p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12" office:value-type="float" office:value="22" calcext:value-type="float">
            <text:p>22</text:p>
          </table:table-cell>
          <table:table-cell table:style-name="ce13" office:value-type="float" office:value="18.27" calcext:value-type="float">
            <text:p>18,27</text:p>
          </table:table-cell>
          <table:table-cell table:style-name="ce13" table:formula="of:=[.K8]-[.L8]" office:value-type="float" office:value="3.73" calcext:value-type="float">
            <text:p>3,73</text:p>
          </table:table-cell>
          <table:table-cell table:style-name="ce10" table:formula="of:=DEGREES(ATAN(([.O8]-[.$T$2])/[.$T$5]))" office:value-type="float" office:value="16.3660885450648" calcext:value-type="float">
            <text:p>16,37</text:p>
          </table:table-cell>
          <table:table-cell table:style-name="ce25" table:formula="of:=[.$T$3]*SIN(RADIANS([.J8]))+SQRT([.$T$4]^2-([.$T$3]*COS(RADIANS([.J8])))^2)" office:value-type="float" office:value="276.671326243534" calcext:value-type="float">
            <text:p>276,67</text:p>
          </table:table-cell>
          <table:table-cell table:style-name="ce10" table:formula="of:=[.N8]-[.K8]" office:value-type="float" office:value="-5.63391145493523" calcext:value-type="float">
            <text:p>-5,63</text:p>
          </table:table-cell>
          <table:table-cell table:style-name="ce63" table:formula="of:=([.M8]-[.$M$27])/[.K8]" office:value-type="float" office:value="0.0425946969696968" calcext:value-type="float">
            <text:p>0,04</text:p>
          </table:table-cell>
          <table:table-cell table:number-columns-repeated="16367"/>
        </table:table-row>
        <table:table-row table:style-name="ro1">
          <table:table-cell table:style-name="ce9" table:formula="of:=[.A8]-2" office:value-type="float" office:value="0" calcext:value-type="float">
            <text:p>0</text:p>
          </table:table-cell>
          <table:table-cell table:style-name="ce10" office:value-type="float" office:value="-1.66" calcext:value-type="float">
            <text:p>-1,66</text:p>
          </table:table-cell>
          <table:table-cell table:style-name="ce10" table:formula="of:=[.A9]-[.B9]" office:value-type="float" office:value="1.66" calcext:value-type="float">
            <text:p>1,66</text:p>
          </table:table-cell>
          <table:table-cell table:style-name="ce11" office:value-type="float" office:value="13" calcext:value-type="float">
            <text:p>13</text:p>
          </table:table-cell>
          <table:table-cell table:style-name="ce10" table:formula="of:=DEGREES(ATAN(([.F9]-[.$T$2])/[.$T$5]))" office:value-type="float" office:value="8.35745917665761" calcext:value-type="float">
            <text:p>8,36</text:p>
          </table:table-cell>
          <table:table-cell table:style-name="ce38" table:formula="of:=[.$T$3]*SIN(RADIANS([.D9]))+SQRT([.$T$4]^2-([.$T$3]*COS(RADIANS([.D9])))^2)" office:value-type="float" office:value="245.85079929019" calcext:value-type="float">
            <text:p>245,85</text:p>
          </table:table-cell>
          <table:table-cell table:style-name="ce10" table:formula="of:=[.E9]-[.A9]" office:value-type="float" office:value="8.35745917665761" calcext:value-type="float">
            <text:p>8,36</text:p>
          </table:table-cell>
          <table:table-cell table:style-name="ce63"/>
          <table:table-cell/>
          <table:table-cell table:style-name="ce14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6.49" calcext:value-type="float">
            <text:p>16,49</text:p>
          </table:table-cell>
          <table:table-cell table:style-name="ce13" table:formula="of:=[.K9]-[.L9]" office:value-type="float" office:value="3.51" calcext:value-type="float">
            <text:p>3,51</text:p>
          </table:table-cell>
          <table:table-cell table:style-name="ce10" table:formula="of:=DEGREES(ATAN(([.O9]-[.$T$2])/[.$T$5]))" office:value-type="float" office:value="14.8890656612285" calcext:value-type="float">
            <text:p>14,89</text:p>
          </table:table-cell>
          <table:table-cell table:style-name="ce25" table:formula="of:=[.$T$3]*SIN(RADIANS([.J9]))+SQRT([.$T$4]^2-([.$T$3]*COS(RADIANS([.J9])))^2)" office:value-type="float" office:value="270.833767996439" calcext:value-type="float">
            <text:p>270,83</text:p>
          </table:table-cell>
          <table:table-cell table:style-name="ce10" table:formula="of:=[.N9]-[.K9]" office:value-type="float" office:value="-5.11093433877149" calcext:value-type="float">
            <text:p>-5,11</text:p>
          </table:table-cell>
          <table:table-cell table:style-name="ce63" table:formula="of:=([.M9]-[.$M$27])/[.K9]" office:value-type="float" office:value="0.0358541666666665" calcext:value-type="float">
            <text:p>0,04</text:p>
          </table:table-cell>
          <table:table-cell table:number-columns-repeated="16367"/>
        </table:table-row>
        <table:table-row table:style-name="ro1">
          <table:table-cell table:style-name="ce9" table:formula="of:=[.A9]-2" office:value-type="float" office:value="-2" calcext:value-type="float">
            <text:p>-2</text:p>
          </table:table-cell>
          <table:table-cell table:style-name="ce10" office:value-type="float" office:value="-2.51" calcext:value-type="float">
            <text:p>-2,51</text:p>
          </table:table-cell>
          <table:table-cell table:style-name="ce10" table:formula="of:=[.A10]-[.B10]" office:value-type="float" office:value="0.51" calcext:value-type="float">
            <text:p>0,51</text:p>
          </table:table-cell>
          <table:table-cell table:style-name="ce11" office:value-type="float" office:value="8" calcext:value-type="float">
            <text:p>8</text:p>
          </table:table-cell>
          <table:table-cell table:style-name="ce10" table:formula="of:=DEGREES(ATAN(([.F10]-[.$T$2])/[.$T$5]))" office:value-type="float" office:value="6.65807082521338" calcext:value-type="float">
            <text:p>6,66</text:p>
          </table:table-cell>
          <table:table-cell table:style-name="ce38" table:formula="of:=[.$T$3]*SIN(RADIANS([.D10]))+SQRT([.$T$4]^2-([.$T$3]*COS(RADIANS([.D10])))^2)" office:value-type="float" office:value="239.513544457451" calcext:value-type="float">
            <text:p>239,51</text:p>
          </table:table-cell>
          <table:table-cell table:style-name="ce10" table:formula="of:=[.E10]-[.A10]" office:value-type="float" office:value="8.65807082521338" calcext:value-type="float">
            <text:p>8,66</text:p>
          </table:table-cell>
          <table:table-cell table:style-name="ce63" table:formula="of:=[.C10]/[.A10]" office:value-type="float" office:value="-0.255" calcext:value-type="float">
            <text:p>-0,26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4.66" calcext:value-type="float">
            <text:p>14,66</text:p>
          </table:table-cell>
          <table:table-cell table:style-name="ce13" table:formula="of:=[.K10]-[.L10]" office:value-type="float" office:value="3.34" calcext:value-type="float">
            <text:p>3,34</text:p>
          </table:table-cell>
          <table:table-cell table:style-name="ce10" table:formula="of:=DEGREES(ATAN(([.O10]-[.$T$2])/[.$T$5]))" office:value-type="float" office:value="14.2751198667319" calcext:value-type="float">
            <text:p>14,28</text:p>
          </table:table-cell>
          <table:table-cell table:style-name="ce25" table:formula="of:=[.$T$3]*SIN(RADIANS([.J10]))+SQRT([.$T$4]^2-([.$T$3]*COS(RADIANS([.J10])))^2)" office:value-type="float" office:value="268.431224218439" calcext:value-type="float">
            <text:p>268,43</text:p>
          </table:table-cell>
          <table:table-cell table:style-name="ce10" table:formula="of:=[.N10]-[.K10]" office:value-type="float" office:value="-3.72488013326814" calcext:value-type="float">
            <text:p>-3,72</text:p>
          </table:table-cell>
          <table:table-cell table:style-name="ce63" table:formula="of:=([.M10]-[.$M$27])/[.K10]" office:value-type="float" office:value="0.0303935185185183" calcext:value-type="float">
            <text:p>0,03</text:p>
          </table:table-cell>
          <table:table-cell table:number-columns-repeated="16367"/>
        </table:table-row>
        <table:table-row table:style-name="ro1">
          <table:table-cell table:style-name="ce9" table:formula="of:=[.A10]-2" office:value-type="float" office:value="-4" calcext:value-type="float">
            <text:p>-4</text:p>
          </table:table-cell>
          <table:table-cell table:style-name="ce10" office:value-type="float" office:value="-4.82" calcext:value-type="float">
            <text:p>-4,82</text:p>
          </table:table-cell>
          <table:table-cell table:style-name="ce10" table:formula="of:=[.A11]-[.B11]" office:value-type="float" office:value="0.82" calcext:value-type="float">
            <text:p>0,82</text:p>
          </table:table-cell>
          <table:table-cell table:style-name="ce11" office:value-type="float" office:value="-2" calcext:value-type="float">
            <text:p>-2</text:p>
          </table:table-cell>
          <table:table-cell table:style-name="ce10" table:formula="of:=DEGREES(ATAN(([.F11]-[.$T$2])/[.$T$5]))" office:value-type="float" office:value="3.30715597021973" calcext:value-type="float">
            <text:p>3,31</text:p>
          </table:table-cell>
          <table:table-cell table:style-name="ce38" table:formula="of:=[.$T$3]*SIN(RADIANS([.D11]))+SQRT([.$T$4]^2-([.$T$3]*COS(RADIANS([.D11])))^2)" office:value-type="float" office:value="227.134839203385" calcext:value-type="float">
            <text:p>227,13</text:p>
          </table:table-cell>
          <table:table-cell table:style-name="ce10" table:formula="of:=[.E11]-[.A11]" office:value-type="float" office:value="7.30715597021973" calcext:value-type="float">
            <text:p>7,31</text:p>
          </table:table-cell>
          <table:table-cell table:style-name="ce63" table:formula="of:=[.C11]/[.A11]" office:value-type="float" office:value="-0.205" calcext:value-type="float">
            <text:p>-0,21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float" office:value="12.93" calcext:value-type="float">
            <text:p>12,93</text:p>
          </table:table-cell>
          <table:table-cell table:style-name="ce13" table:formula="of:=[.K11]-[.L11]" office:value-type="float" office:value="3.07" calcext:value-type="float">
            <text:p>3,07</text:p>
          </table:table-cell>
          <table:table-cell table:style-name="ce10" table:formula="of:=DEGREES(ATAN(([.O11]-[.$T$2])/[.$T$5]))" office:value-type="float" office:value="12.041325861591" calcext:value-type="float">
            <text:p>12,04</text:p>
          </table:table-cell>
          <table:table-cell table:style-name="ce25" table:formula="of:=[.$T$3]*SIN(RADIANS([.J11]))+SQRT([.$T$4]^2-([.$T$3]*COS(RADIANS([.J11])))^2)" office:value-type="float" office:value="259.795212778393" calcext:value-type="float">
            <text:p>259,80</text:p>
          </table:table-cell>
          <table:table-cell table:style-name="ce10" table:formula="of:=[.N11]-[.K11]" office:value-type="float" office:value="-3.95867413840896" calcext:value-type="float">
            <text:p>-3,96</text:p>
          </table:table-cell>
          <table:table-cell table:style-name="ce63" table:formula="of:=([.M11]-[.$M$27])/[.K11]" office:value-type="float" office:value="0.0173177083333331" calcext:value-type="float">
            <text:p>0,02</text:p>
          </table:table-cell>
          <table:table-cell table:number-columns-repeated="16367"/>
        </table:table-row>
        <table:table-row table:style-name="ro1">
          <table:table-cell table:style-name="ce9" table:formula="of:=[.A11]-2" office:value-type="float" office:value="-6" calcext:value-type="float">
            <text:p>-6</text:p>
          </table:table-cell>
          <table:table-cell table:style-name="ce10" office:value-type="float" office:value="-6.71" calcext:value-type="float">
            <text:p>-6,71</text:p>
          </table:table-cell>
          <table:table-cell table:style-name="ce10" table:formula="of:=[.A12]-[.B12]" office:value-type="float" office:value="0.71" calcext:value-type="float">
            <text:p>0,71</text:p>
          </table:table-cell>
          <table:table-cell table:style-name="ce11" office:value-type="float" office:value="-9" calcext:value-type="float">
            <text:p>-9</text:p>
          </table:table-cell>
          <table:table-cell table:style-name="ce10" table:formula="of:=DEGREES(ATAN(([.F12]-[.$T$2])/[.$T$5]))" office:value-type="float" office:value="1.05723708149612" calcext:value-type="float">
            <text:p>1,06</text:p>
          </table:table-cell>
          <table:table-cell table:style-name="ce38" table:formula="of:=[.$T$3]*SIN(RADIANS([.D12]))+SQRT([.$T$4]^2-([.$T$3]*COS(RADIANS([.D12])))^2)" office:value-type="float" office:value="218.875416141604" calcext:value-type="float">
            <text:p>218,88</text:p>
          </table:table-cell>
          <table:table-cell table:style-name="ce10" table:formula="of:=[.E12]-[.A12]" office:value-type="float" office:value="7.05723708149612" calcext:value-type="float">
            <text:p>7,06</text:p>
          </table:table-cell>
          <table:table-cell table:style-name="ce63" table:formula="of:=[.C12]/[.A12]" office:value-type="float" office:value="-0.118333333333333" calcext:value-type="float">
            <text:p>-0,12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0.96" calcext:value-type="float">
            <text:p>10,96</text:p>
          </table:table-cell>
          <table:table-cell table:style-name="ce13" table:formula="of:=[.K12]-[.L12]" office:value-type="float" office:value="3.04" calcext:value-type="float">
            <text:p>3,04</text:p>
          </table:table-cell>
          <table:table-cell table:style-name="ce10" table:formula="of:=DEGREES(ATAN(([.O12]-[.$T$2])/[.$T$5]))" office:value-type="float" office:value="10.7187966206848" calcext:value-type="float">
            <text:p>10,72</text:p>
          </table:table-cell>
          <table:table-cell table:style-name="ce25" table:formula="of:=[.$T$3]*SIN(RADIANS([.J12]))+SQRT([.$T$4]^2-([.$T$3]*COS(RADIANS([.J12])))^2)" office:value-type="float" office:value="254.751269255401" calcext:value-type="float">
            <text:p>254,75</text:p>
          </table:table-cell>
          <table:table-cell table:style-name="ce10" table:formula="of:=[.N12]-[.K12]" office:value-type="float" office:value="-3.28120337931516" calcext:value-type="float">
            <text:p>-3,28</text:p>
          </table:table-cell>
          <table:table-cell table:style-name="ce63" table:formula="of:=([.M12]-[.$M$27])/[.K12]" office:value-type="float" office:value="0.0176488095238093" calcext:value-type="float">
            <text:p>0,02</text:p>
          </table:table-cell>
          <table:table-cell table:number-columns-repeated="16367"/>
        </table:table-row>
        <table:table-row table:style-name="ro1">
          <table:table-cell table:style-name="ce9" table:formula="of:=[.A12]-2" office:value-type="float" office:value="-8" calcext:value-type="float">
            <text:p>-8</text:p>
          </table:table-cell>
          <table:table-cell table:style-name="ce10" office:value-type="float" office:value="-8.51" calcext:value-type="float">
            <text:p>-8,51</text:p>
          </table:table-cell>
          <table:table-cell table:style-name="ce10" table:formula="of:=[.A13]-[.B13]" office:value-type="float" office:value="0.51" calcext:value-type="float">
            <text:p>0,51</text:p>
          </table:table-cell>
          <table:table-cell table:style-name="ce11" office:value-type="float" office:value="-16" calcext:value-type="float">
            <text:p>-16</text:p>
          </table:table-cell>
          <table:table-cell table:style-name="ce10" table:formula="of:=DEGREES(ATAN(([.F13]-[.$T$2])/[.$T$5]))" office:value-type="float" office:value="-1.06950418155777" calcext:value-type="float">
            <text:p>-1,07</text:p>
          </table:table-cell>
          <table:table-cell table:style-name="ce38" table:formula="of:=[.$T$3]*SIN(RADIANS([.D13]))+SQRT([.$T$4]^2-([.$T$3]*COS(RADIANS([.D13])))^2)" office:value-type="float" office:value="211.079607097827" calcext:value-type="float">
            <text:p>211,08</text:p>
          </table:table-cell>
          <table:table-cell table:style-name="ce10" table:formula="of:=[.E13]-[.A13]" office:value-type="float" office:value="6.93049581844223" calcext:value-type="float">
            <text:p>6,93</text:p>
          </table:table-cell>
          <table:table-cell table:style-name="ce63" table:formula="of:=[.C13]/[.A13]" office:value-type="float" office:value="-0.06375" calcext:value-type="float">
            <text:p>-0,06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8.84" calcext:value-type="float">
            <text:p>8,84</text:p>
          </table:table-cell>
          <table:table-cell table:style-name="ce13" table:formula="of:=[.K13]-[.L13]" office:value-type="float" office:value="3.16" calcext:value-type="float">
            <text:p>3,16</text:p>
          </table:table-cell>
          <table:table-cell table:style-name="ce10" table:formula="of:=DEGREES(ATAN(([.O13]-[.$T$2])/[.$T$5]))" office:value-type="float" office:value="8.69695771887807" calcext:value-type="float">
            <text:p>8,70</text:p>
          </table:table-cell>
          <table:table-cell table:style-name="ce25" table:formula="of:=[.$T$3]*SIN(RADIANS([.J13]))+SQRT([.$T$4]^2-([.$T$3]*COS(RADIANS([.J13])))^2)" office:value-type="float" office:value="247.123104079645" calcext:value-type="float">
            <text:p>247,12</text:p>
          </table:table-cell>
          <table:table-cell table:style-name="ce10" table:formula="of:=[.N13]-[.K13]" office:value-type="float" office:value="-3.30304228112193" calcext:value-type="float">
            <text:p>-3,30</text:p>
          </table:table-cell>
          <table:table-cell table:style-name="ce63" table:formula="of:=([.M13]-[.$M$27])/[.K13]" office:value-type="float" office:value="0.0305902777777775" calcext:value-type="float">
            <text:p>0,03</text:p>
          </table:table-cell>
          <table:table-cell table:number-columns-repeated="16367"/>
        </table:table-row>
        <table:table-row table:style-name="ro1">
          <table:table-cell table:style-name="ce9" table:formula="of:=[.A13]-2" office:value-type="float" office:value="-10" calcext:value-type="float">
            <text:p>-10</text:p>
          </table:table-cell>
          <table:table-cell table:style-name="ce10" office:value-type="float" office:value="-10.51" calcext:value-type="float">
            <text:p>-10,51</text:p>
          </table:table-cell>
          <table:table-cell table:style-name="ce10" table:formula="of:=[.A14]-[.B14]" office:value-type="float" office:value="0.51" calcext:value-type="float">
            <text:p>0,51</text:p>
          </table:table-cell>
          <table:table-cell table:style-name="ce11" office:value-type="float" office:value="-20" calcext:value-type="float">
            <text:p>-20</text:p>
          </table:table-cell>
          <table:table-cell table:style-name="ce10" table:formula="of:=DEGREES(ATAN(([.F14]-[.$T$2])/[.$T$5]))" office:value-type="float" office:value="-2.21748046662474" calcext:value-type="float">
            <text:p>-2,22</text:p>
          </table:table-cell>
          <table:table-cell table:style-name="ce38" table:formula="of:=[.$T$3]*SIN(RADIANS([.D14]))+SQRT([.$T$4]^2-([.$T$3]*COS(RADIANS([.D14])))^2)" office:value-type="float" office:value="206.868449189808" calcext:value-type="float">
            <text:p>206,87</text:p>
          </table:table-cell>
          <table:table-cell table:style-name="ce10" table:formula="of:=[.E14]-[.A14]" office:value-type="float" office:value="7.78251953337526" calcext:value-type="float">
            <text:p>7,78</text:p>
          </table:table-cell>
          <table:table-cell table:style-name="ce63" table:formula="of:=[.C14]/[.A14]" office:value-type="float" office:value="-0.051" calcext:value-type="float">
            <text:p>-0,05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6.02" calcext:value-type="float">
            <text:p>6,02</text:p>
          </table:table-cell>
          <table:table-cell table:style-name="ce13" table:formula="of:=[.K14]-[.L14]" office:value-type="float" office:value="3.98" calcext:value-type="float">
            <text:p>3,98</text:p>
          </table:table-cell>
          <table:table-cell table:style-name="ce10" table:formula="of:=DEGREES(ATAN(([.O14]-[.$T$2])/[.$T$5]))" office:value-type="float" office:value="6.31884007026027" calcext:value-type="float">
            <text:p>6,32</text:p>
          </table:table-cell>
          <table:table-cell table:style-name="ce25" table:formula="of:=[.$T$3]*SIN(RADIANS([.J14]))+SQRT([.$T$4]^2-([.$T$3]*COS(RADIANS([.J14])))^2)" office:value-type="float" office:value="238.254112483438" calcext:value-type="float">
            <text:p>238,25</text:p>
          </table:table-cell>
          <table:table-cell table:style-name="ce10" table:formula="of:=[.N14]-[.K14]" office:value-type="float" office:value="-3.68115992973973" calcext:value-type="float">
            <text:p>-3,68</text:p>
          </table:table-cell>
          <table:table-cell table:style-name="ce63" table:formula="of:=([.M14]-[.$M$27])/[.K14]" office:value-type="float" office:value="0.118708333333333" calcext:value-type="float">
            <text:p>0,12</text:p>
          </table:table-cell>
          <table:table-cell table:number-columns-repeated="16367"/>
        </table:table-row>
        <table:table-row table:style-name="ro1">
          <table:table-cell table:style-name="ce9" table:formula="of:=[.A14]-2" office:value-type="float" office:value="-12" calcext:value-type="float">
            <text:p>-12</text:p>
          </table:table-cell>
          <table:table-cell table:style-name="ce10" office:value-type="float" office:value="-12.85" calcext:value-type="float">
            <text:p>-12,85</text:p>
          </table:table-cell>
          <table:table-cell table:style-name="ce10" table:formula="of:=[.A15]-[.B15]" office:value-type="float" office:value="0.85" calcext:value-type="float">
            <text:p>0,85</text:p>
          </table:table-cell>
          <table:table-cell table:style-name="ce11" office:value-type="float" office:value="-28" calcext:value-type="float">
            <text:p>-28</text:p>
          </table:table-cell>
          <table:table-cell table:style-name="ce10" table:formula="of:=DEGREES(ATAN(([.F15]-[.$T$2])/[.$T$5]))" office:value-type="float" office:value="-4.3455560770309" calcext:value-type="float">
            <text:p>-4,35</text:p>
          </table:table-cell>
          <table:table-cell table:style-name="ce38" table:formula="of:=[.$T$3]*SIN(RADIANS([.D15]))+SQRT([.$T$4]^2-([.$T$3]*COS(RADIANS([.D15])))^2)" office:value-type="float" office:value="199.042094875025" calcext:value-type="float">
            <text:p>199,04</text:p>
          </table:table-cell>
          <table:table-cell table:style-name="ce10" table:formula="of:=[.E15]-[.A15]" office:value-type="float" office:value="7.6544439229691" calcext:value-type="float">
            <text:p>7,65</text:p>
          </table:table-cell>
          <table:table-cell table:style-name="ce63" table:formula="of:=[.C15]/[.A15]" office:value-type="float" office:value="-0.0708333333333333" calcext:value-type="float">
            <text:p>-0,07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4.88" calcext:value-type="float">
            <text:p>4,88</text:p>
          </table:table-cell>
          <table:table-cell table:style-name="ce13" table:formula="of:=[.K15]-[.L15]" office:value-type="float" office:value="3.12" calcext:value-type="float">
            <text:p>3,12</text:p>
          </table:table-cell>
          <table:table-cell table:style-name="ce10" table:formula="of:=DEGREES(ATAN(([.O15]-[.$T$2])/[.$T$5]))" office:value-type="float" office:value="4.96884261268611" calcext:value-type="float">
            <text:p>4,97</text:p>
          </table:table-cell>
          <table:table-cell table:style-name="ce25" table:formula="of:=[.$T$3]*SIN(RADIANS([.J15]))+SQRT([.$T$4]^2-([.$T$3]*COS(RADIANS([.J15])))^2)" office:value-type="float" office:value="233.25755291431" calcext:value-type="float">
            <text:p>233,26</text:p>
          </table:table-cell>
          <table:table-cell table:style-name="ce10" table:formula="of:=[.N15]-[.K15]" office:value-type="float" office:value="-3.03115738731389" calcext:value-type="float">
            <text:p>-3,03</text:p>
          </table:table-cell>
          <table:table-cell table:style-name="ce63" table:formula="of:=([.M15]-[.$M$27])/[.K15]" office:value-type="float" office:value="0.0408854166666663" calcext:value-type="float">
            <text:p>0,04</text:p>
          </table:table-cell>
          <table:table-cell table:number-columns-repeated="16367"/>
        </table:table-row>
        <table:table-row table:style-name="ro1">
          <table:table-cell table:style-name="ce9" table:formula="of:=[.A15]-2" office:value-type="float" office:value="-14" calcext:value-type="float">
            <text:p>-14</text:p>
          </table:table-cell>
          <table:table-cell table:style-name="ce10" office:value-type="float" office:value="-14.2" calcext:value-type="float">
            <text:p>-14,20</text:p>
          </table:table-cell>
          <table:table-cell table:style-name="ce10" table:formula="of:=[.A16]-[.B16]" office:value-type="float" office:value="0.199999999999999" calcext:value-type="float">
            <text:p>0,20</text:p>
          </table:table-cell>
          <table:table-cell table:style-name="ce11" office:value-type="float" office:value="-31" calcext:value-type="float">
            <text:p>-31</text:p>
          </table:table-cell>
          <table:table-cell table:style-name="ce10" table:formula="of:=DEGREES(ATAN(([.F16]-[.$T$2])/[.$T$5]))" office:value-type="float" office:value="-5.08162174063896" calcext:value-type="float">
            <text:p>-5,08</text:p>
          </table:table-cell>
          <table:table-cell table:style-name="ce38" table:formula="of:=[.$T$3]*SIN(RADIANS([.D16]))+SQRT([.$T$4]^2-([.$T$3]*COS(RADIANS([.D16])))^2)" office:value-type="float" office:value="196.325893731032" calcext:value-type="float">
            <text:p>196,33</text:p>
          </table:table-cell>
          <table:table-cell table:style-name="ce10" table:formula="of:=[.E16]-[.A16]" office:value-type="float" office:value="8.91837825936104" calcext:value-type="float">
            <text:p>8,92</text:p>
          </table:table-cell>
          <table:table-cell table:style-name="ce63" table:formula="of:=[.C16]/[.A16]" office:value-type="float" office:value="-0.0142857142857142" calcext:value-type="float">
            <text:p>-0,01</text:p>
          </table:table-cell>
          <table:table-cell/>
          <table:table-cell table:style-name="ce14" office:value-type="float" office:value="-1" calcext:value-type="float">
            <text:p>-1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2.83" calcext:value-type="float">
            <text:p>2,83</text:p>
          </table:table-cell>
          <table:table-cell table:style-name="ce13" table:formula="of:=[.K16]-[.L16]" office:value-type="float" office:value="3.17" calcext:value-type="float">
            <text:p>3,17</text:p>
          </table:table-cell>
          <table:table-cell table:style-name="ce10" table:formula="of:=DEGREES(ATAN(([.O16]-[.$T$2])/[.$T$5]))" office:value-type="float" office:value="3.63649818073965" calcext:value-type="float">
            <text:p>3,64</text:p>
          </table:table-cell>
          <table:table-cell table:style-name="ce25" table:formula="of:=[.$T$3]*SIN(RADIANS([.J16]))+SQRT([.$T$4]^2-([.$T$3]*COS(RADIANS([.J16])))^2)" office:value-type="float" office:value="228.346387850356" calcext:value-type="float">
            <text:p>228,35</text:p>
          </table:table-cell>
          <table:table-cell table:style-name="ce10" table:formula="of:=[.N16]-[.K16]" office:value-type="float" office:value="-2.36350181926035" calcext:value-type="float">
            <text:p>-2,36</text:p>
          </table:table-cell>
          <table:table-cell table:style-name="ce63" table:formula="of:=([.M16]-[.$M$27])/[.K16]" office:value-type="float" office:value="0.0628472222222217" calcext:value-type="float">
            <text:p>0,06</text:p>
          </table:table-cell>
          <table:table-cell table:number-columns-repeated="16367"/>
        </table:table-row>
        <table:table-row table:style-name="ro1">
          <table:table-cell table:style-name="ce9" table:formula="of:=[.A16]-2" office:value-type="float" office:value="-16" calcext:value-type="float">
            <text:p>-16</text:p>
          </table:table-cell>
          <table:table-cell table:style-name="ce10" office:value-type="float" office:value="-16.04" calcext:value-type="float">
            <text:p>-16,04</text:p>
          </table:table-cell>
          <table:table-cell table:style-name="ce10" table:formula="of:=[.A17]-[.B17]" office:value-type="float" office:value="0.0399999999999992" calcext:value-type="float">
            <text:p>0,04</text:p>
          </table:table-cell>
          <table:table-cell table:style-name="ce11" office:value-type="float" office:value="-39" calcext:value-type="float">
            <text:p>-39</text:p>
          </table:table-cell>
          <table:table-cell table:style-name="ce10" table:formula="of:=DEGREES(ATAN(([.F17]-[.$T$2])/[.$T$5]))" office:value-type="float" office:value="-6.86942722999462" calcext:value-type="float">
            <text:p>-6,87</text:p>
          </table:table-cell>
          <table:table-cell table:style-name="ce38" table:formula="of:=[.$T$3]*SIN(RADIANS([.D17]))+SQRT([.$T$4]^2-([.$T$3]*COS(RADIANS([.D17])))^2)" office:value-type="float" office:value="189.700896362232" calcext:value-type="float">
            <text:p>189,70</text:p>
          </table:table-cell>
          <table:table-cell table:style-name="ce10" table:formula="of:=[.E17]-[.A17]" office:value-type="float" office:value="9.13057277000539" calcext:value-type="float">
            <text:p>9,13</text:p>
          </table:table-cell>
          <table:table-cell table:style-name="ce63" table:formula="of:=[.C17]/[.A17]" office:value-type="float" office:value="-0.00249999999999995" calcext:value-type="float">
            <text:p>0,00</text:p>
          </table:table-cell>
          <table:table-cell/>
          <table:table-cell table:style-name="ce14" office:value-type="float" office:value="-6" calcext:value-type="float">
            <text:p>-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0.69" calcext:value-type="float">
            <text:p>0,69</text:p>
          </table:table-cell>
          <table:table-cell table:style-name="ce13" table:formula="of:=[.K17]-[.L17]" office:value-type="float" office:value="3.31" calcext:value-type="float">
            <text:p>3,31</text:p>
          </table:table-cell>
          <table:table-cell table:style-name="ce10" table:formula="of:=DEGREES(ATAN(([.O17]-[.$T$2])/[.$T$5]))" office:value-type="float" office:value="2.00845590406423" calcext:value-type="float">
            <text:p>2,01</text:p>
          </table:table-cell>
          <table:table-cell table:style-name="ce25" table:formula="of:=[.$T$3]*SIN(RADIANS([.J17]))+SQRT([.$T$4]^2-([.$T$3]*COS(RADIANS([.J17])))^2)" office:value-type="float" office:value="222.364392054644" calcext:value-type="float">
            <text:p>222,36</text:p>
          </table:table-cell>
          <table:table-cell table:style-name="ce10" table:formula="of:=[.N17]-[.K17]" office:value-type="float" office:value="-1.99154409593577" calcext:value-type="float">
            <text:p>-1,99</text:p>
          </table:table-cell>
          <table:table-cell table:style-name="ce63" table:formula="of:=([.M17]-[.$M$27])/[.K17]" office:value-type="float" office:value="0.129270833333333" calcext:value-type="float">
            <text:p>0,13</text:p>
          </table:table-cell>
          <table:table-cell table:number-columns-repeated="16367"/>
        </table:table-row>
        <table:table-row table:style-name="ro1">
          <table:table-cell table:style-name="ce9" table:formula="of:=[.A17]-2" office:value-type="float" office:value="-18" calcext:value-type="float">
            <text:p>-18</text:p>
          </table:table-cell>
          <table:table-cell table:style-name="ce10" office:value-type="float" office:value="-18.15" calcext:value-type="float">
            <text:p>-18,15</text:p>
          </table:table-cell>
          <table:table-cell table:style-name="ce10" table:formula="of:=[.A18]-[.B18]" office:value-type="float" office:value="0.149999999999999" calcext:value-type="float">
            <text:p>0,15</text:p>
          </table:table-cell>
          <table:table-cell table:style-name="ce11" office:value-type="float" office:value="-43" calcext:value-type="float">
            <text:p>-43</text:p>
          </table:table-cell>
          <table:table-cell table:style-name="ce10" table:formula="of:=DEGREES(ATAN(([.F18]-[.$T$2])/[.$T$5]))" office:value-type="float" office:value="-7.66531342372024" calcext:value-type="float">
            <text:p>-7,67</text:p>
          </table:table-cell>
          <table:table-cell table:style-name="ce38" table:formula="of:=[.$T$3]*SIN(RADIANS([.D18]))+SQRT([.$T$4]^2-([.$T$3]*COS(RADIANS([.D18])))^2)" office:value-type="float" office:value="186.736332436833" calcext:value-type="float">
            <text:p>186,74</text:p>
          </table:table-cell>
          <table:table-cell table:style-name="ce10" table:formula="of:=[.E18]-[.A18]" office:value-type="float" office:value="10.3346865762798" calcext:value-type="float">
            <text:p>10,33</text:p>
          </table:table-cell>
          <table:table-cell table:style-name="ce63" table:formula="of:=[.C18]/[.A18]" office:value-type="float" office:value="-0.00833333333333328" calcext:value-type="float">
            <text:p>-0,01</text:p>
          </table:table-cell>
          <table:table-cell/>
          <table:table-cell table:style-name="ce14" office:value-type="float" office:value="-13" calcext:value-type="float">
            <text:p>-13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-0.73" calcext:value-type="float">
            <text:p>-0,73</text:p>
          </table:table-cell>
          <table:table-cell table:style-name="ce13" table:formula="of:=[.K18]-[.L18]" office:value-type="float" office:value="2.73" calcext:value-type="float">
            <text:p>2,73</text:p>
          </table:table-cell>
          <table:table-cell table:style-name="ce10" table:formula="of:=DEGREES(ATAN(([.O18]-[.$T$2])/[.$T$5]))" office:value-type="float" office:value="-0.17525587054452" calcext:value-type="float">
            <text:p>-0,18</text:p>
          </table:table-cell>
          <table:table-cell table:style-name="ce25" table:formula="of:=[.$T$3]*SIN(RADIANS([.J18]))+SQRT([.$T$4]^2-([.$T$3]*COS(RADIANS([.J18])))^2)" office:value-type="float" office:value="214.357651682049" calcext:value-type="float">
            <text:p>214,36</text:p>
          </table:table-cell>
          <table:table-cell table:style-name="ce10" table:formula="of:=[.N18]-[.K18]" office:value-type="float" office:value="-2.17525587054452" calcext:value-type="float">
            <text:p>-2,18</text:p>
          </table:table-cell>
          <table:table-cell table:style-name="ce63" table:formula="of:=([.M18]-[.$M$27])/[.K18]" office:value-type="float" office:value="-0.0314583333333349" calcext:value-type="float">
            <text:p>-0,03</text:p>
          </table:table-cell>
          <table:table-cell table:number-columns-repeated="16367"/>
        </table:table-row>
        <table:table-row table:style-name="ro1">
          <table:table-cell table:style-name="ce9" table:formula="of:=[.A18]-2" office:value-type="float" office:value="-20" calcext:value-type="float">
            <text:p>-20</text:p>
          </table:table-cell>
          <table:table-cell table:style-name="ce10" office:value-type="float" office:value="-19.98" calcext:value-type="float">
            <text:p>-19,98</text:p>
          </table:table-cell>
          <table:table-cell table:style-name="ce10" table:formula="of:=[.A19]-[.B19]" office:value-type="float" office:value="-0.0199999999999996" calcext:value-type="float">
            <text:p>-0,02</text:p>
          </table:table-cell>
          <table:table-cell table:style-name="ce11" office:value-type="float" office:value="-51" calcext:value-type="float">
            <text:p>-51</text:p>
          </table:table-cell>
          <table:table-cell table:style-name="ce10" table:formula="of:=DEGREES(ATAN(([.F19]-[.$T$2])/[.$T$5]))" office:value-type="float" office:value="-9.05776738799007" calcext:value-type="float">
            <text:p>-9,06</text:p>
          </table:table-cell>
          <table:table-cell table:style-name="ce38" table:formula="of:=[.$T$3]*SIN(RADIANS([.D19]))+SQRT([.$T$4]^2-([.$T$3]*COS(RADIANS([.D19])))^2)" office:value-type="float" office:value="181.522192914811" calcext:value-type="float">
            <text:p>181,52</text:p>
          </table:table-cell>
          <table:table-cell table:style-name="ce10" table:formula="of:=[.E19]-[.A19]" office:value-type="float" office:value="10.9422326120099" calcext:value-type="float">
            <text:p>10,94</text:p>
          </table:table-cell>
          <table:table-cell table:style-name="ce63" table:formula="of:=[.C19]/[.A19]" office:value-type="float" office:value="0.00099999999999998" calcext:value-type="float">
            <text:p>0,00</text:p>
          </table:table-cell>
          <table:table-cell/>
          <table:table-cell table:style-name="ce14" office:value-type="float" office:value="-15" calcext:value-type="float">
            <text:p>-15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-1.25" calcext:value-type="float">
            <text:p>-1,25</text:p>
          </table:table-cell>
          <table:table-cell table:style-name="ce13" table:formula="of:=[.K19]-[.L19]" office:value-type="float" office:value="1.25" calcext:value-type="float">
            <text:p>1,25</text:p>
          </table:table-cell>
          <table:table-cell table:style-name="ce10" table:formula="of:=DEGREES(ATAN(([.O19]-[.$T$2])/[.$T$5]))" office:value-type="float" office:value="-0.774461942842521" calcext:value-type="float">
            <text:p>-0,77</text:p>
          </table:table-cell>
          <table:table-cell table:style-name="ce25" table:formula="of:=[.$T$3]*SIN(RADIANS([.J19]))+SQRT([.$T$4]^2-([.$T$3]*COS(RADIANS([.J19])))^2)" office:value-type="float" office:value="212.161275837945" calcext:value-type="float">
            <text:p>212,16</text:p>
          </table:table-cell>
          <table:table-cell table:style-name="ce10" table:formula="of:=[.N19]-[.K19]" office:value-type="float" office:value="-0.774461942842521" calcext:value-type="float">
            <text:p>-0,77</text:p>
          </table:table-cell>
          <table:table-cell table:style-name="ce63"/>
          <table:table-cell table:number-columns-repeated="16367"/>
        </table:table-row>
        <table:table-row table:style-name="ro1">
          <table:table-cell table:style-name="ce9" table:formula="of:=[.A19]-2" office:value-type="float" office:value="-22" calcext:value-type="float">
            <text:p>-22</text:p>
          </table:table-cell>
          <table:table-cell table:style-name="ce10" office:value-type="float" office:value="-21.45" calcext:value-type="float">
            <text:p>-21,45</text:p>
          </table:table-cell>
          <table:table-cell table:style-name="ce10" table:formula="of:=[.A20]-[.B20]" office:value-type="float" office:value="-0.550000000000001" calcext:value-type="float">
            <text:p>-0,55</text:p>
          </table:table-cell>
          <table:table-cell table:style-name="ce11" office:value-type="float" office:value="-56" calcext:value-type="float">
            <text:p>-56</text:p>
          </table:table-cell>
          <table:table-cell table:style-name="ce10" table:formula="of:=DEGREES(ATAN(([.F20]-[.$T$2])/[.$T$5]))" office:value-type="float" office:value="-9.79283585596356" calcext:value-type="float">
            <text:p>-9,79</text:p>
          </table:table-cell>
          <table:table-cell table:style-name="ce38" table:formula="of:=[.$T$3]*SIN(RADIANS([.D20]))+SQRT([.$T$4]^2-([.$T$3]*COS(RADIANS([.D20])))^2)" office:value-type="float" office:value="178.753742320128" calcext:value-type="float">
            <text:p>178,75</text:p>
          </table:table-cell>
          <table:table-cell table:style-name="ce10" table:formula="of:=[.E20]-[.A20]" office:value-type="float" office:value="12.2071641440364" calcext:value-type="float">
            <text:p>12,21</text:p>
          </table:table-cell>
          <table:table-cell table:style-name="ce63" table:formula="of:=[.C20]/[.A20]" office:value-type="float" office:value="0.025" calcext:value-type="float">
            <text:p>0,03</text:p>
          </table:table-cell>
          <table:table-cell/>
          <table:table-cell table:style-name="ce14" office:value-type="float" office:value="-18" calcext:value-type="float">
            <text:p>-18</text:p>
          </table:table-cell>
          <table:table-cell table:style-name="ce12" office:value-type="float" office:value="-2" calcext:value-type="float">
            <text:p>-2</text:p>
          </table:table-cell>
          <table:table-cell table:style-name="ce13" office:value-type="float" office:value="-3.52" calcext:value-type="float">
            <text:p>-3,52</text:p>
          </table:table-cell>
          <table:table-cell table:style-name="ce13" table:formula="of:=[.K20]-[.L20]" office:value-type="float" office:value="1.52" calcext:value-type="float">
            <text:p>1,52</text:p>
          </table:table-cell>
          <table:table-cell table:style-name="ce10" table:formula="of:=DEGREES(ATAN(([.O20]-[.$T$2])/[.$T$5]))" office:value-type="float" office:value="-1.65007563521544" calcext:value-type="float">
            <text:p>-1,65</text:p>
          </table:table-cell>
          <table:table-cell table:style-name="ce25" table:formula="of:=[.$T$3]*SIN(RADIANS([.J20]))+SQRT([.$T$4]^2-([.$T$3]*COS(RADIANS([.J20])))^2)" office:value-type="float" office:value="208.950484348518" calcext:value-type="float">
            <text:p>208,95</text:p>
          </table:table-cell>
          <table:table-cell table:style-name="ce10" table:formula="of:=[.N20]-[.K20]" office:value-type="float" office:value="0.349924364784564" calcext:value-type="float">
            <text:p>0,35</text:p>
          </table:table-cell>
          <table:table-cell table:style-name="ce63" table:formula="of:=([.M20]-[.$M$27])/[.K20]" office:value-type="float" office:value="0.636458333333335" calcext:value-type="float">
            <text:p>0,64</text:p>
          </table:table-cell>
          <table:table-cell table:number-columns-repeated="16367"/>
        </table:table-row>
        <table:table-row table:style-name="ro1">
          <table:table-cell table:style-name="ce9" table:formula="of:=[.A20]-2" office:value-type="float" office:value="-24" calcext:value-type="float">
            <text:p>-24</text:p>
          </table:table-cell>
          <table:table-cell table:style-name="ce10" office:value-type="float" office:value="-23.39" calcext:value-type="float">
            <text:p>-23,39</text:p>
          </table:table-cell>
          <table:table-cell table:style-name="ce10" table:formula="of:=[.A21]-[.B21]" office:value-type="float" office:value="-0.609999999999999" calcext:value-type="float">
            <text:p>-0,61</text:p>
          </table:table-cell>
          <table:table-cell table:style-name="ce11" office:value-type="float" office:value="-68" calcext:value-type="float">
            <text:p>-68</text:p>
          </table:table-cell>
          <table:table-cell table:style-name="ce10" table:formula="of:=DEGREES(ATAN(([.F21]-[.$T$2])/[.$T$5]))" office:value-type="float" office:value="-11.1366048234867" calcext:value-type="float">
            <text:p>-11,14</text:p>
          </table:table-cell>
          <table:table-cell table:style-name="ce38" table:formula="of:=[.$T$3]*SIN(RADIANS([.D21]))+SQRT([.$T$4]^2-([.$T$3]*COS(RADIANS([.D21])))^2)" office:value-type="float" office:value="173.660292698828" calcext:value-type="float">
            <text:p>173,66</text:p>
          </table:table-cell>
          <table:table-cell table:style-name="ce10" table:formula="of:=[.E21]-[.A21]" office:value-type="float" office:value="12.8633951765133" calcext:value-type="float">
            <text:p>12,86</text:p>
          </table:table-cell>
          <table:table-cell table:style-name="ce63" table:formula="of:=[.C21]/[.A21]" office:value-type="float" office:value="0.0254166666666666" calcext:value-type="float">
            <text:p>0,03</text:p>
          </table:table-cell>
          <table:table-cell/>
          <table:table-cell table:style-name="ce14" office:value-type="float" office:value="-30" calcext:value-type="float">
            <text:p>-30</text:p>
          </table:table-cell>
          <table:table-cell table:style-name="ce12" office:value-type="float" office:value="-4" calcext:value-type="float">
            <text:p>-4</text:p>
          </table:table-cell>
          <table:table-cell table:style-name="ce13" office:value-type="float" office:value="-5.65" calcext:value-type="float">
            <text:p>-5,65</text:p>
          </table:table-cell>
          <table:table-cell table:style-name="ce13" table:formula="of:=[.K21]-[.L21]" office:value-type="float" office:value="1.65" calcext:value-type="float">
            <text:p>1,65</text:p>
          </table:table-cell>
          <table:table-cell table:style-name="ce10" table:formula="of:=DEGREES(ATAN(([.O21]-[.$T$2])/[.$T$5]))" office:value-type="float" office:value="-4.84015895833613" calcext:value-type="float">
            <text:p>-4,84</text:p>
          </table:table-cell>
          <table:table-cell table:style-name="ce25" table:formula="of:=[.$T$3]*SIN(RADIANS([.J21]))+SQRT([.$T$4]^2-([.$T$3]*COS(RADIANS([.J21])))^2)" office:value-type="float" office:value="197.217570394662" calcext:value-type="float">
            <text:p>197,22</text:p>
          </table:table-cell>
          <table:table-cell table:style-name="ce10" table:formula="of:=[.N21]-[.K21]" office:value-type="float" office:value="-0.840158958336128" calcext:value-type="float">
            <text:p>-0,84</text:p>
          </table:table-cell>
          <table:table-cell table:style-name="ce63" table:formula="of:=([.M21]-[.$M$27])/[.K21]" office:value-type="float" office:value="0.285729166666668" calcext:value-type="float">
            <text:p>0,29</text:p>
          </table:table-cell>
          <table:table-cell table:number-columns-repeated="16367"/>
        </table:table-row>
        <table:table-row table:style-name="ro1">
          <table:table-cell table:style-name="ce9" table:formula="of:=[.A21]-2" office:value-type="float" office:value="-26" calcext:value-type="float">
            <text:p>-26</text:p>
          </table:table-cell>
          <table:table-cell table:style-name="ce10" office:value-type="float" office:value="-25.39" calcext:value-type="float">
            <text:p>-25,39</text:p>
          </table:table-cell>
          <table:table-cell table:style-name="ce10" table:formula="of:=[.A22]-[.B22]" office:value-type="float" office:value="-0.609999999999999" calcext:value-type="float">
            <text:p>-0,61</text:p>
          </table:table-cell>
          <table:table-cell table:style-name="ce11" office:value-type="float" office:value="-79" calcext:value-type="float">
            <text:p>-79</text:p>
          </table:table-cell>
          <table:table-cell table:style-name="ce10" table:formula="of:=DEGREES(ATAN(([.F22]-[.$T$2])/[.$T$5]))" office:value-type="float" office:value="-11.8560832701618" calcext:value-type="float">
            <text:p>-11,86</text:p>
          </table:table-cell>
          <table:table-cell table:style-name="ce38" table:formula="of:=[.$T$3]*SIN(RADIANS([.D22]))+SQRT([.$T$4]^2-([.$T$3]*COS(RADIANS([.D22])))^2)" office:value-type="float" office:value="170.914143187689" calcext:value-type="float">
            <text:p>170,91</text:p>
          </table:table-cell>
          <table:table-cell table:style-name="ce10" table:formula="of:=[.E22]-[.A22]" office:value-type="float" office:value="14.1439167298382" calcext:value-type="float">
            <text:p>14,14</text:p>
          </table:table-cell>
          <table:table-cell table:style-name="ce63" table:formula="of:=[.C22]/[.A22]" office:value-type="float" office:value="0.0234615384615384" calcext:value-type="float">
            <text:p>0,02</text:p>
          </table:table-cell>
          <table:table-cell/>
          <table:table-cell table:style-name="ce14" office:value-type="float" office:value="-40" calcext:value-type="float">
            <text:p>-40</text:p>
          </table:table-cell>
          <table:table-cell table:style-name="ce12" office:value-type="float" office:value="-6" calcext:value-type="float">
            <text:p>-6</text:p>
          </table:table-cell>
          <table:table-cell table:style-name="ce13" office:value-type="float" office:value="-7.49" calcext:value-type="float">
            <text:p>-7,49</text:p>
          </table:table-cell>
          <table:table-cell table:style-name="ce13" table:formula="of:=[.K22]-[.L22]" office:value-type="float" office:value="1.49" calcext:value-type="float">
            <text:p>1,49</text:p>
          </table:table-cell>
          <table:table-cell table:style-name="ce10" table:formula="of:=DEGREES(ATAN(([.O22]-[.$T$2])/[.$T$5]))" office:value-type="float" office:value="-7.07459190270286" calcext:value-type="float">
            <text:p>-7,07</text:p>
          </table:table-cell>
          <table:table-cell table:style-name="ce25" table:formula="of:=[.$T$3]*SIN(RADIANS([.J22]))+SQRT([.$T$4]^2-([.$T$3]*COS(RADIANS([.J22])))^2)" office:value-type="float" office:value="188.937682387969" calcext:value-type="float">
            <text:p>188,94</text:p>
          </table:table-cell>
          <table:table-cell table:style-name="ce10" table:formula="of:=[.N22]-[.K22]" office:value-type="float" office:value="-1.07459190270286" calcext:value-type="float">
            <text:p>-1,07</text:p>
          </table:table-cell>
          <table:table-cell table:style-name="ce63" table:formula="of:=([.M22]-[.$M$27])/[.K22]" office:value-type="float" office:value="0.217152777777778" calcext:value-type="float">
            <text:p>0,22</text:p>
          </table:table-cell>
          <table:table-cell table:number-columns-repeated="16367"/>
        </table:table-row>
        <table:table-row table:style-name="ro1">
          <table:table-cell table:style-name="ce9" table:formula="of:=[.A22]-2" office:value-type="float" office:value="-28" calcext:value-type="float">
            <text:p>-28</text:p>
          </table:table-cell>
          <table:table-cell table:style-name="ce10" office:value-type="float" office:value="-27.19" calcext:value-type="float">
            <text:p>-27,19</text:p>
          </table:table-cell>
          <table:table-cell table:style-name="ce10" table:formula="of:=[.A23]-[.B23]" office:value-type="float" office:value="-0.809999999999999" calcext:value-type="float">
            <text:p>-0,81</text:p>
          </table:table-cell>
          <table:table-cell table:style-name="ce11" office:value-type="float" office:value="-83" calcext:value-type="float">
            <text:p>-83</text:p>
          </table:table-cell>
          <table:table-cell table:style-name="ce10" table:formula="of:=DEGREES(ATAN(([.F23]-[.$T$2])/[.$T$5]))" office:value-type="float" office:value="-11.9981769017953" calcext:value-type="float">
            <text:p>-12,00</text:p>
          </table:table-cell>
          <table:table-cell table:style-name="ce38" table:formula="of:=[.$T$3]*SIN(RADIANS([.D23]))+SQRT([.$T$4]^2-([.$T$3]*COS(RADIANS([.D23])))^2)" office:value-type="float" office:value="170.370105900865" calcext:value-type="float">
            <text:p>170,37</text:p>
          </table:table-cell>
          <table:table-cell table:style-name="ce10" table:formula="of:=[.E23]-[.A23]" office:value-type="float" office:value="16.0018230982047" calcext:value-type="float">
            <text:p>16,00</text:p>
          </table:table-cell>
          <table:table-cell table:style-name="ce63" table:formula="of:=[.C23]/[.A23]" office:value-type="float" office:value="0.0289285714285714" calcext:value-type="float">
            <text:p>0,03</text:p>
          </table:table-cell>
          <table:table-cell/>
          <table:table-cell table:style-name="ce14" office:value-type="float" office:value="-45" calcext:value-type="float">
            <text:p>-45</text:p>
          </table:table-cell>
          <table:table-cell table:style-name="ce12" office:value-type="float" office:value="-8" calcext:value-type="float">
            <text:p>-8</text:p>
          </table:table-cell>
          <table:table-cell table:style-name="ce13" office:value-type="float" office:value="-9.42" calcext:value-type="float">
            <text:p>-9,42</text:p>
          </table:table-cell>
          <table:table-cell table:style-name="ce13" table:formula="of:=[.K23]-[.L23]" office:value-type="float" office:value="1.42" calcext:value-type="float">
            <text:p>1,42</text:p>
          </table:table-cell>
          <table:table-cell table:style-name="ce10" table:formula="of:=DEGREES(ATAN(([.O23]-[.$T$2])/[.$T$5]))" office:value-type="float" office:value="-8.03839766277521" calcext:value-type="float">
            <text:p>-8,04</text:p>
          </table:table-cell>
          <table:table-cell table:style-name="ce25" table:formula="of:=[.$T$3]*SIN(RADIANS([.J23]))+SQRT([.$T$4]^2-([.$T$3]*COS(RADIANS([.J23])))^2)" office:value-type="float" office:value="185.342896633289" calcext:value-type="float">
            <text:p>185,34</text:p>
          </table:table-cell>
          <table:table-cell table:style-name="ce10" table:formula="of:=[.N23]-[.K23]" office:value-type="float" office:value="-0.0383976627752141" calcext:value-type="float">
            <text:p>-0,04</text:p>
          </table:table-cell>
          <table:table-cell table:style-name="ce63" table:formula="of:=([.M23]-[.$M$27])/[.K23]" office:value-type="float" office:value="0.171614583333334" calcext:value-type="float">
            <text:p>0,17</text:p>
          </table:table-cell>
          <table:table-cell table:number-columns-repeated="16367"/>
        </table:table-row>
        <table:table-row table:style-name="ro1">
          <table:table-cell table:style-name="ce15" office:value-type="float" office:value="-29" calcext:value-type="float">
            <text:p>-29</text:p>
          </table:table-cell>
          <table:table-cell table:style-name="ce16" office:value-type="float" office:value="-28.12" calcext:value-type="float">
            <text:p>-28,12</text:p>
          </table:table-cell>
          <table:table-cell table:style-name="ce16" table:formula="of:=[.A24]-[.B24]" office:value-type="float" office:value="-0.879999999999999" calcext:value-type="float">
            <text:p>-0,88</text:p>
          </table:table-cell>
          <table:table-cell table:style-name="ce17" office:value-type="float" office:value="-90" calcext:value-type="float">
            <text:p>-90</text:p>
          </table:table-cell>
          <table:table-cell table:style-name="ce16" table:formula="of:=DEGREES(ATAN(([.F24]-[.$T$2])/[.$T$5]))" office:value-type="float" office:value="-12.0947570770121" calcext:value-type="float">
            <text:p>-12,09</text:p>
          </table:table-cell>
          <table:table-cell table:style-name="ce40" table:formula="of:=[.$T$3]*SIN(RADIANS([.D24]))+SQRT([.$T$4]^2-([.$T$3]*COS(RADIANS([.D24])))^2)" office:value-type="float" office:value="170" calcext:value-type="float">
            <text:p>170,00</text:p>
          </table:table-cell>
          <table:table-cell table:style-name="ce16" table:formula="of:=[.E24]-[.A24]" office:value-type="float" office:value="16.9052429229879" calcext:value-type="float">
            <text:p>16,91</text:p>
          </table:table-cell>
          <table:table-cell table:style-name="ce63" table:formula="of:=[.C24]/[.A24]" office:value-type="float" office:value="0.0303448275862069" calcext:value-type="float">
            <text:p>0,03</text:p>
          </table:table-cell>
          <table:table-cell/>
          <table:table-cell table:style-name="ce14" office:value-type="float" office:value="-50" calcext:value-type="float">
            <text:p>-50</text:p>
          </table:table-cell>
          <table:table-cell table:style-name="ce12" office:value-type="float" office:value="-10" calcext:value-type="float">
            <text:p>-10</text:p>
          </table:table-cell>
          <table:table-cell table:style-name="ce13" office:value-type="float" office:value="-11.01" calcext:value-type="float">
            <text:p>-11,01</text:p>
          </table:table-cell>
          <table:table-cell table:style-name="ce13" table:formula="of:=[.K24]-[.L24]" office:value-type="float" office:value="1.01" calcext:value-type="float">
            <text:p>1,01</text:p>
          </table:table-cell>
          <table:table-cell table:style-name="ce10" table:formula="of:=DEGREES(ATAN(([.O24]-[.$T$2])/[.$T$5]))" office:value-type="float" office:value="-8.89828361287651" calcext:value-type="float">
            <text:p>-8,90</text:p>
          </table:table-cell>
          <table:table-cell table:style-name="ce25" table:formula="of:=[.$T$3]*SIN(RADIANS([.J24]))+SQRT([.$T$4]^2-([.$T$3]*COS(RADIANS([.J24])))^2)" office:value-type="float" office:value="182.121322712956" calcext:value-type="float">
            <text:p>182,12</text:p>
          </table:table-cell>
          <table:table-cell table:style-name="ce10" table:formula="of:=[.N24]-[.K24]" office:value-type="float" office:value="1.10171638712349" calcext:value-type="float">
            <text:p>1,10</text:p>
          </table:table-cell>
          <table:table-cell table:style-name="ce63" table:formula="of:=([.M24]-[.$M$27])/[.K24]" office:value-type="float" office:value="0.178291666666667" calcext:value-type="float">
            <text:p>0,18</text:p>
          </table:table-cell>
          <table:table-cell table:number-columns-repeated="16367"/>
        </table:table-row>
        <table:table-row table:style-name="ro1">
          <table:table-cell/>
          <table:table-cell table:style-name="ce47" office:value-type="string" calcext:value-type="string">
            <text:p>média</text:p>
          </table:table-cell>
          <table:table-cell table:style-name="ce49" table:formula="of:=AVERAGE([.C3:.C24])" office:value-type="float" office:value="0.576363636363636" calcext:value-type="float">
            <text:p>0,58</text:p>
          </table:table-cell>
          <table:table-cell table:style-name="ce28" table:number-columns-repeated="2"/>
          <table:table-cell table:style-name="ce28" office:value-type="string" calcext:value-type="string">
            <text:p>média</text:p>
          </table:table-cell>
          <table:table-cell table:style-name="ce25" table:formula="of:=AVERAGE([.G3:.G24])" office:value-type="float" office:value="10.6690162734019" calcext:value-type="float">
            <text:p>10,67</text:p>
          </table:table-cell>
          <table:table-cell table:number-columns-repeated="2"/>
          <table:table-cell table:style-name="ce14" office:value-type="float" office:value="-81" calcext:value-type="float">
            <text:p>-81</text:p>
          </table:table-cell>
          <table:table-cell table:style-name="ce12" office:value-type="float" office:value="-12" calcext:value-type="float">
            <text:p>-12</text:p>
          </table:table-cell>
          <table:table-cell table:style-name="ce13" office:value-type="float" office:value="-13.61" calcext:value-type="float">
            <text:p>-13,61</text:p>
          </table:table-cell>
          <table:table-cell table:style-name="ce13" table:formula="of:=[.K25]-[.L25]" office:value-type="float" office:value="1.61" calcext:value-type="float">
            <text:p>1,61</text:p>
          </table:table-cell>
          <table:table-cell table:style-name="ce10" table:formula="of:=DEGREES(ATAN(([.O25]-[.$T$2])/[.$T$5]))" office:value-type="float" office:value="-11.9350503790924" calcext:value-type="float">
            <text:p>-11,94</text:p>
          </table:table-cell>
          <table:table-cell table:style-name="ce25" table:formula="of:=[.$T$3]*SIN(RADIANS([.J25]))+SQRT([.$T$4]^2-([.$T$3]*COS(RADIANS([.J25])))^2)" office:value-type="float" office:value="170.61187030833" calcext:value-type="float">
            <text:p>170,61</text:p>
          </table:table-cell>
          <table:table-cell table:style-name="ce10" table:formula="of:=[.N25]-[.K25]" office:value-type="float" office:value="0.0649496209076137" calcext:value-type="float">
            <text:p>0,06</text:p>
          </table:table-cell>
          <table:table-cell table:style-name="ce63" table:formula="of:=([.M25]-[.$M$27])/[.K25]" office:value-type="float" office:value="0.0985763888888891" calcext:value-type="float">
            <text:p>0,1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7" office:value-type="string" calcext:value-type="string">
            <text:p>MAE</text:p>
          </table:table-cell>
          <table:table-cell table:style-name="ce50" table:number-matrix-columns-spanned="1" table:number-matrix-rows-spanned="1" table:formula="of:=AVERAGE(ABS([.C3:.C24]))" office:value-type="float" office:value="0.892727272727273" calcext:value-type="float">
            <text:p>0,89</text:p>
          </table:table-cell>
          <table:table-cell table:number-columns-repeated="2"/>
          <table:table-cell table:style-name="ce28"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G3:.G24]))" office:value-type="float" office:value="10.6690162734019" calcext:value-type="float">
            <text:p>10,67</text:p>
          </table:table-cell>
          <table:table-cell table:number-columns-repeated="2"/>
          <table:table-cell table:style-name="ce22" office:value-type="float" office:value="-90" calcext:value-type="float">
            <text:p>-90</text:p>
          </table:table-cell>
          <table:table-cell table:style-name="ce20" office:value-type="float" office:value="-13" calcext:value-type="float">
            <text:p>-13</text:p>
          </table:table-cell>
          <table:table-cell table:style-name="ce21" office:value-type="float" office:value="-14.04" calcext:value-type="float">
            <text:p>-14,04</text:p>
          </table:table-cell>
          <table:table-cell table:style-name="ce21" table:formula="of:=[.K26]-[.L26]" office:value-type="float" office:value="1.04" calcext:value-type="float">
            <text:p>1,04</text:p>
          </table:table-cell>
          <table:table-cell table:style-name="ce10" table:formula="of:=DEGREES(ATAN(([.O26]-[.$T$2])/[.$T$5]))" office:value-type="float" office:value="-12.0947570770121" calcext:value-type="float">
            <text:p>-12,09</text:p>
          </table:table-cell>
          <table:table-cell table:style-name="ce43" table:formula="of:=[.$T$3]*SIN(RADIANS([.J26]))+SQRT([.$T$4]^2-([.$T$3]*COS(RADIANS([.J26])))^2)" office:value-type="float" office:value="170" calcext:value-type="float">
            <text:p>170,00</text:p>
          </table:table-cell>
          <table:table-cell table:style-name="ce16" table:formula="of:=[.N26]-[.K26]" office:value-type="float" office:value="0.905242922987897" calcext:value-type="float">
            <text:p>0,91</text:p>
          </table:table-cell>
          <table:table-cell table:style-name="ce63" table:formula="of:=([.M26]-[.$M$27])/[.K26]" office:value-type="float" office:value="0.134839743589744" calcext:value-type="float">
            <text:p>0,13</text:p>
          </table:table-cell>
          <table:table-cell table:number-columns-repeated="16367"/>
        </table:table-row>
        <table:table-row table:style-name="ro1">
          <table:table-cell table:style-name="ce23"/>
          <table:table-cell table:style-name="ce47" office:value-type="string" calcext:value-type="string">
            <text:p>RMSE</text:p>
          </table:table-cell>
          <table:table-cell table:style-name="ce49" table:number-matrix-columns-spanned="1" table:number-matrix-rows-spanned="1" table:formula="of:=SQRT(AVERAGE(([.C3:.C24])^2))" office:value-type="float" office:value="1.07778813907339" calcext:value-type="float">
            <text:p>1,08</text:p>
          </table:table-cell>
          <table:table-cell table:style-name="ce23" table:number-columns-repeated="2"/>
          <table:table-cell table:style-name="ce28"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G3:.G24])^2))" office:value-type="float" office:value="11.0399642169727" calcext:value-type="float">
            <text:p>11,04</text:p>
          </table:table-cell>
          <table:table-cell table:style-name="ce23"/>
          <table:table-cell table:number-columns-repeated="3"/>
          <table:table-cell table:style-name="ce28" office:value-type="string" calcext:value-type="string">
            <text:p>média</text:p>
          </table:table-cell>
          <table:table-cell table:style-name="ce25" table:formula="of:=AVERAGE([.M3:.M26])" office:value-type="float" office:value="2.79291666666667" calcext:value-type="float">
            <text:p>2,79</text:p>
          </table:table-cell>
          <table:table-cell table:style-name="ce24"/>
          <table:table-cell table:style-name="ce28" office:value-type="string" calcext:value-type="string">
            <text:p>média</text:p>
          </table:table-cell>
          <table:table-cell table:style-name="ce25" table:formula="of:=AVERAGE([.P3:.P26])" office:value-type="float" office:value="-2.96076632789736" calcext:value-type="float">
            <text:p>-2,96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48" office:value-type="string" calcext:value-type="string">
            <text:p>MAPE</text:p>
          </table:table-cell>
          <table:table-cell table:style-name="ce51" table:formula="of:=AVERAGE([.H3:.H24])*100" office:value-type="float" office:value="6.8587769646883" calcext:value-type="float">
            <text:p>6,86</text:p>
          </table:table-cell>
          <table:table-cell table:number-columns-repeated="8"/>
          <table:table-cell table:style-name="ce28"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M3:.M26]))" office:value-type="float" office:value="2.79291666666667" calcext:value-type="float">
            <text:p>2,79</text:p>
          </table:table-cell>
          <table:table-cell/>
          <table:table-cell table:style-name="ce28" office:value-type="string" calcext:value-type="string">
            <text:p>MAE</text:p>
          </table:table-cell>
          <table:table-cell table:style-name="ce32" table:number-matrix-columns-spanned="1" table:number-matrix-rows-spanned="1" table:formula="of:=AVERAGE(ABS([.P3:.P26]))" office:value-type="float" office:value="3.16258576921432" calcext:value-type="float">
            <text:p>3,16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48" table:number-columns-repeated="2"/>
          <table:table-cell table:style-name="ce28" table:number-columns-repeated="2"/>
          <table:table-cell table:number-columns-repeated="6"/>
          <table:table-cell table:style-name="ce28"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M3:.M26])^2))" office:value-type="float" office:value="2.99162093744066" calcext:value-type="float">
            <text:p>2,99</text:p>
          </table:table-cell>
          <table:table-cell/>
          <table:table-cell table:style-name="ce28" office:value-type="string" calcext:value-type="string">
            <text:p>RMSE</text:p>
          </table:table-cell>
          <table:table-cell table:style-name="ce25" table:number-matrix-columns-spanned="1" table:number-matrix-rows-spanned="1" table:formula="of:=SQRT(AVERAGE(([.P3:.P26])^2))" office:value-type="float" office:value="3.88507085973845" calcext:value-type="float">
            <text:p>3,89</text:p>
          </table:table-cell>
          <table:table-cell table:number-columns-repeated="16368"/>
        </table:table-row>
        <table:table-row table:style-name="ro1">
          <table:table-cell table:style-name="ce1" table:number-columns-repeated="3"/>
          <table:table-cell table:number-columns-repeated="8"/>
          <table:table-cell table:style-name="ce48" office:value-type="string" calcext:value-type="string">
            <text:p>MAPE</text:p>
          </table:table-cell>
          <table:table-cell table:style-name="ce51" table:formula="of:=AVERAGE([.Q3:.Q26])*100" office:value-type="float" office:value="10.566459114638" calcext:value-type="float">
            <text:p>10,57</text:p>
          </table:table-cell>
          <table:table-cell table:number-columns-repeated="6"/>
          <table:table-cell>
            <draw:frame draw:z-index="2" draw:name="Gráfico 3" draw:style-name="gr1" svg:width="21.978cm" svg:height="10.503cm" svg:x="1.076cm" svg:y="0.159cm">
              <draw:object draw:notify-on-update-of-ranges="Planilha1.B56:Planilha1.B236 Planilha1.G56:Planilha1.G236 Planilha1.D56:Planilha1.D2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4"/>
        </table:table-row>
        <table:table-row table:style-name="ro1">
          <table:table-cell table:style-name="ce1">
            <draw:frame draw:z-index="0" draw:name="Gráfico 2" draw:style-name="gr1" svg:width="21.855cm" svg:height="10.363cm" svg:x="3.113cm" svg:y="0.018cm">
              <draw:object draw:notify-on-update-of-ranges="Planilha1.B56:Planilha1.B236 Planilha1.E56:Planilha1.E236 Planilha1.F56:Planilha1.F236 Planilha1.D56:Planilha1.D2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2"/>
          <table:table-cell table:number-columns-repeated="3"/>
          <table:table-cell table:style-name="ce28" table:number-columns-repeated="2"/>
          <table:table-cell>
            <draw:frame draw:z-index="1" draw:name="Gráfico 3" draw:style-name="gr1" svg:width="21.978cm" svg:height="10.503cm" svg:x="0.035cm" svg:y="0.001cm">
              <draw:object draw:notify-on-update-of-ranges="Planilha1.B56:Planilha1.B236 Planilha1.G56:Planilha1.G236 Planilha1.H56:Planilha1.H236 Planilha1.D56:Planilha1.D2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table:style-name="ce1" table:number-columns-repeated="3"/>
          <table:table-cell table:number-columns-repeated="3"/>
          <table:table-cell table:style-name="ce28" table:number-columns-repeated="2"/>
          <table:table-cell table:number-columns-repeated="16376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1637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office:value-type="string" calcext:value-type="string">
            <text:p>Roll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Hcs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L1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L2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9"/>
          <table:table-cell table:style-name="ce7" office:value-type="string" calcext:value-type="string">
            <text:p>d</text:p>
          </table:table-cell>
          <table:table-cell table:style-name="ce8" office:value-type="float" office:value="170" calcext:value-type="float">
            <text:p>170</text:p>
          </table:table-cell>
          <table:table-cell table:number-columns-repeated="16365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3"/>
          <table:table-cell table:style-name="ce28" table:number-columns-repeated="2"/>
          <table:table-cell table:number-columns-repeated="16376"/>
        </table:table-row>
        <table:table-row table:style-name="ro1">
          <table:table-cell table:number-columns-repeated="3"/>
          <table:table-cell table:style-name="ce28" table:number-columns-repeated="5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tor position</text:p>
          </table:table-cell>
          <table:table-cell office:value-type="string" calcext:value-type="string">
            <text:p>H theta</text:p>
          </table:table-cell>
          <table:table-cell table:style-name="ce28" office:value-type="string" calcext:value-type="string">
            <text:p>Kinematics</text:p>
          </table:table-cell>
          <table:table-cell table:style-name="ce28" office:value-type="string" calcext:value-type="string">
            <text:p>régua pitch</text:p>
          </table:table-cell>
          <table:table-cell table:style-name="ce28" office:value-type="string" calcext:value-type="string">
            <text:p>sensor pitch</text:p>
          </table:table-cell>
          <table:table-cell table:style-name="ce28" office:value-type="string" calcext:value-type="string">
            <text:p>régua roll</text:p>
          </table:table-cell>
          <table:table-cell table:style-name="ce28" office:value-type="string" calcext:value-type="string">
            <text:p>sensor roll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5" table:formula="of:=[.$T$3]*SIN(RADIANS([.B56]))+SQRT([.$T$4]^2-([.$T$3]*COS(RADIANS([.B56])))^2)" office:value-type="float" office:value="310" calcext:value-type="float">
            <text:p>310,00</text:p>
          </table:table-cell>
          <table:table-cell table:style-name="ce25" table:formula="of:=DEGREES(ATAN(([.C56]-[.$T$2])/[.$T$5]))" office:value-type="float" office:value="24.3410899366925" calcext:value-type="float">
            <text:p>24,34</text:p>
          </table:table-cell>
          <table:table-cell table:style-name="ce28" office:value-type="float" office:value="11" calcext:value-type="float">
            <text:p>11</text:p>
          </table:table-cell>
          <table:table-cell table:style-name="ce25" office:value-type="float" office:value="9.54" calcext:value-type="float">
            <text:p>9,54</text:p>
          </table:table-cell>
          <table:table-cell table:style-name="ce25" table:formula="of:=VLOOKUP([.B56];[.$J$3:.$L$26];2;0)" office:value-type="float" office:value="31" calcext:value-type="float">
            <text:p>31,00</text:p>
          </table:table-cell>
          <table:table-cell table:style-name="ce28" table:formula="of:=VLOOKUP([.B56];[.$J$3:.$L$26];3;0)" office:value-type="float" office:value="27.07" calcext:value-type="float">
            <text:p>27,07</text:p>
          </table:table-cell>
          <table:table-cell table:number-columns-repeated="16376"/>
        </table:table-row>
        <table:table-row table:style-name="ro1">
          <table:table-cell/>
          <table:table-cell table:formula="of:=[.B56]-1" office:value-type="float" office:value="89" calcext:value-type="float">
            <text:p>89</text:p>
          </table:table-cell>
          <table:table-cell table:style-name="ce25" table:formula="of:=[.$T$3]*SIN(RADIANS([.B57]))+SQRT([.$T$4]^2-([.$T$3]*COS(RADIANS([.B57])))^2)" office:value-type="float" office:value="309.986229320382" calcext:value-type="float">
            <text:p>309,99</text:p>
          </table:table-cell>
          <table:table-cell table:style-name="ce25" table:formula="of:=DEGREES(ATAN(([.C57]-[.$T$2])/[.$T$5]))" office:value-type="float" office:value="24.3379709820957" calcext:value-type="float">
            <text:p>24,3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57]-1" office:value-type="float" office:value="88" calcext:value-type="float">
            <text:p>88</text:p>
          </table:table-cell>
          <table:table-cell table:style-name="ce25" table:formula="of:=[.$T$3]*SIN(RADIANS([.B58]))+SQRT([.$T$4]^2-([.$T$3]*COS(RADIANS([.B58])))^2)" office:value-type="float" office:value="309.944924075788" calcext:value-type="float">
            <text:p>309,94</text:p>
          </table:table-cell>
          <table:table-cell table:style-name="ce25" table:formula="of:=DEGREES(ATAN(([.C58]-[.$T$2])/[.$T$5]))" office:value-type="float" office:value="24.3286147358538" calcext:value-type="float">
            <text:p>24,3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58]-1" office:value-type="float" office:value="87" calcext:value-type="float">
            <text:p>87</text:p>
          </table:table-cell>
          <table:table-cell table:style-name="ce25" table:formula="of:=[.$T$3]*SIN(RADIANS([.B59]))+SQRT([.$T$4]^2-([.$T$3]*COS(RADIANS([.B59])))^2)" office:value-type="float" office:value="309.876104644768" calcext:value-type="float">
            <text:p>309,88</text:p>
          </table:table-cell>
          <table:table-cell table:style-name="ce25" table:formula="of:=DEGREES(ATAN(([.C59]-[.$T$2])/[.$T$5]))" office:value-type="float" office:value="24.3130230523552" calcext:value-type="float">
            <text:p>24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59]-1" office:value-type="float" office:value="86" calcext:value-type="float">
            <text:p>86</text:p>
          </table:table-cell>
          <table:table-cell table:style-name="ce25" table:formula="of:=[.$T$3]*SIN(RADIANS([.B60]))+SQRT([.$T$4]^2-([.$T$3]*COS(RADIANS([.B60])))^2)" office:value-type="float" office:value="309.779804977478" calcext:value-type="float">
            <text:p>309,78</text:p>
          </table:table-cell>
          <table:table-cell table:style-name="ce25" table:formula="of:=DEGREES(ATAN(([.C60]-[.$T$2])/[.$T$5]))" office:value-type="float" office:value="24.2911990280549" calcext:value-type="float">
            <text:p>24,2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0]-1" office:value-type="float" office:value="85" calcext:value-type="float">
            <text:p>85</text:p>
          </table:table-cell>
          <table:table-cell table:style-name="ce25" table:formula="of:=[.$T$3]*SIN(RADIANS([.B61]))+SQRT([.$T$4]^2-([.$T$3]*COS(RADIANS([.B61])))^2)" office:value-type="float" office:value="309.65607257455" calcext:value-type="float">
            <text:p>309,66</text:p>
          </table:table-cell>
          <table:table-cell table:style-name="ce25" table:formula="of:=DEGREES(ATAN(([.C61]-[.$T$2])/[.$T$5]))" office:value-type="float" office:value="24.263147010169" calcext:value-type="float">
            <text:p>24,2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1]-1" office:value-type="float" office:value="84" calcext:value-type="float">
            <text:p>84</text:p>
          </table:table-cell>
          <table:table-cell table:style-name="ce25" table:formula="of:=[.$T$3]*SIN(RADIANS([.B62]))+SQRT([.$T$4]^2-([.$T$3]*COS(RADIANS([.B62])))^2)" office:value-type="float" office:value="309.504968457494" calcext:value-type="float">
            <text:p>309,50</text:p>
          </table:table-cell>
          <table:table-cell table:style-name="ce25" table:formula="of:=DEGREES(ATAN(([.C62]-[.$T$2])/[.$T$5]))" office:value-type="float" office:value="24.228872608815" calcext:value-type="float">
            <text:p>24,2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2]-1" office:value-type="float" office:value="83" calcext:value-type="float">
            <text:p>83</text:p>
          </table:table-cell>
          <table:table-cell table:style-name="ce25" table:formula="of:=[.$T$3]*SIN(RADIANS([.B63]))+SQRT([.$T$4]^2-([.$T$3]*COS(RADIANS([.B63])))^2)" office:value-type="float" office:value="309.32656713065" calcext:value-type="float">
            <text:p>309,33</text:p>
          </table:table-cell>
          <table:table-cell table:style-name="ce25" table:formula="of:=DEGREES(ATAN(([.C63]-[.$T$2])/[.$T$5]))" office:value-type="float" office:value="24.1883827125664" calcext:value-type="float">
            <text:p>24,1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3]-1" office:value-type="float" office:value="82" calcext:value-type="float">
            <text:p>82</text:p>
          </table:table-cell>
          <table:table-cell table:style-name="ce25" table:formula="of:=[.$T$3]*SIN(RADIANS([.B64]))+SQRT([.$T$4]^2-([.$T$3]*COS(RADIANS([.B64])))^2)" office:value-type="float" office:value="309.12095653469" calcext:value-type="float">
            <text:p>309,12</text:p>
          </table:table-cell>
          <table:table-cell table:style-name="ce25" table:formula="of:=DEGREES(ATAN(([.C64]-[.$T$2])/[.$T$5]))" office:value-type="float" office:value="24.141685507377" calcext:value-type="float">
            <text:p>24,1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4]-1" office:value-type="float" office:value="81" calcext:value-type="float">
            <text:p>81</text:p>
          </table:table-cell>
          <table:table-cell table:style-name="ce25" table:formula="of:=[.$T$3]*SIN(RADIANS([.B65]))+SQRT([.$T$4]^2-([.$T$3]*COS(RADIANS([.B65])))^2)" office:value-type="float" office:value="308.88823799165" calcext:value-type="float">
            <text:p>308,89</text:p>
          </table:table-cell>
          <table:table-cell table:style-name="ce25" table:formula="of:=DEGREES(ATAN(([.C65]-[.$T$2])/[.$T$5]))" office:value-type="float" office:value="24.0887904988269" calcext:value-type="float">
            <text:p>24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5]-1" office:value-type="float" office:value="80" calcext:value-type="float">
            <text:p>80</text:p>
          </table:table-cell>
          <table:table-cell table:style-name="ce25" table:formula="of:=[.$T$3]*SIN(RADIANS([.B66]))+SQRT([.$T$4]^2-([.$T$3]*COS(RADIANS([.B66])))^2)" office:value-type="float" office:value="308.628526141518" calcext:value-type="float">
            <text:p>308,63</text:p>
          </table:table-cell>
          <table:table-cell table:style-name="ce25" table:formula="of:=DEGREES(ATAN(([.C66]-[.$T$2])/[.$T$5]))" office:value-type="float" office:value="24.0297085376265" calcext:value-type="float">
            <text:p>24,0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6]-1" office:value-type="float" office:value="79" calcext:value-type="float">
            <text:p>79</text:p>
          </table:table-cell>
          <table:table-cell table:style-name="ce25" table:formula="of:=[.$T$3]*SIN(RADIANS([.B67]))+SQRT([.$T$4]^2-([.$T$3]*COS(RADIANS([.B67])))^2)" office:value-type="float" office:value="308.341948870362" calcext:value-type="float">
            <text:p>308,34</text:p>
          </table:table-cell>
          <table:table-cell table:style-name="ce25" table:formula="of:=DEGREES(ATAN(([.C67]-[.$T$2])/[.$T$5]))" office:value-type="float" office:value="23.9644518483086" calcext:value-type="float">
            <text:p>23,9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7]-1" office:value-type="float" office:value="78" calcext:value-type="float">
            <text:p>78</text:p>
          </table:table-cell>
          <table:table-cell table:style-name="ce25" table:formula="of:=[.$T$3]*SIN(RADIANS([.B68]))+SQRT([.$T$4]^2-([.$T$3]*COS(RADIANS([.B68])))^2)" office:value-type="float" office:value="308.028647229998" calcext:value-type="float">
            <text:p>308,03</text:p>
          </table:table-cell>
          <table:table-cell table:style-name="ce25" table:formula="of:=DEGREES(ATAN(([.C68]-[.$T$2])/[.$T$5]))" office:value-type="float" office:value="23.8930340610262" calcext:value-type="float">
            <text:p>23,8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8]-1" office:value-type="float" office:value="77" calcext:value-type="float">
            <text:p>77</text:p>
          </table:table-cell>
          <table:table-cell table:style-name="ce25" table:formula="of:=[.$T$3]*SIN(RADIANS([.B69]))+SQRT([.$T$4]^2-([.$T$3]*COS(RADIANS([.B69])))^2)" office:value-type="float" office:value="307.688775349213" calcext:value-type="float">
            <text:p>307,69</text:p>
          </table:table-cell>
          <table:table-cell table:style-name="ce25" table:formula="of:=DEGREES(ATAN(([.C69]-[.$T$2])/[.$T$5]))" office:value-type="float" office:value="23.8154702463661" calcext:value-type="float">
            <text:p>23,82</text:p>
          </table:table-cell>
          <table:table-cell table:style-name="ce28" office:value-type="float" office:value="10" calcext:value-type="float">
            <text:p>10</text:p>
          </table:table-cell>
          <table:table-cell table:style-name="ce25" office:value-type="float" office:value="8.2" calcext:value-type="float">
            <text:p>8,20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69]-1" office:value-type="float" office:value="76" calcext:value-type="float">
            <text:p>76</text:p>
          </table:table-cell>
          <table:table-cell table:style-name="ce25" table:formula="of:=[.$T$3]*SIN(RADIANS([.B70]))+SQRT([.$T$4]^2-([.$T$3]*COS(RADIANS([.B70])))^2)" office:value-type="float" office:value="307.322500336534" calcext:value-type="float">
            <text:p>307,32</text:p>
          </table:table-cell>
          <table:table-cell table:style-name="ce25" table:formula="of:=DEGREES(ATAN(([.C70]-[.$T$2])/[.$T$5]))" office:value-type="float" office:value="23.7317769530742" calcext:value-type="float">
            <text:p>23,7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0]-1" office:value-type="float" office:value="75" calcext:value-type="float">
            <text:p>75</text:p>
          </table:table-cell>
          <table:table-cell table:style-name="ce25" table:formula="of:=[.$T$3]*SIN(RADIANS([.B71]))+SQRT([.$T$4]^2-([.$T$3]*COS(RADIANS([.B71])))^2)" office:value-type="float" office:value="306.930002174552" calcext:value-type="float">
            <text:p>306,93</text:p>
          </table:table-cell>
          <table:table-cell table:style-name="ce25" table:formula="of:=DEGREES(ATAN(([.C71]-[.$T$2])/[.$T$5]))" office:value-type="float" office:value="23.6419722485798" calcext:value-type="float">
            <text:p>23,6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1]-1" office:value-type="float" office:value="74" calcext:value-type="float">
            <text:p>74</text:p>
          </table:table-cell>
          <table:table-cell table:style-name="ce25" table:formula="of:=[.$T$3]*SIN(RADIANS([.B72]))+SQRT([.$T$4]^2-([.$T$3]*COS(RADIANS([.B72])))^2)" office:value-type="float" office:value="306.511473605804" calcext:value-type="float">
            <text:p>306,51</text:p>
          </table:table-cell>
          <table:table-cell table:style-name="ce25" table:formula="of:=DEGREES(ATAN(([.C72]-[.$T$2])/[.$T$5]))" office:value-type="float" office:value="23.5460757621945" calcext:value-type="float">
            <text:p>23,5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2]-1" office:value-type="float" office:value="73" calcext:value-type="float">
            <text:p>73</text:p>
          </table:table-cell>
          <table:table-cell table:style-name="ce25" table:formula="of:=[.$T$3]*SIN(RADIANS([.B73]))+SQRT([.$T$4]^2-([.$T$3]*COS(RADIANS([.B73])))^2)" office:value-type="float" office:value="306.067120010231" calcext:value-type="float">
            <text:p>306,07</text:p>
          </table:table-cell>
          <table:table-cell table:style-name="ce25" table:formula="of:=DEGREES(ATAN(([.C73]-[.$T$2])/[.$T$5]))" office:value-type="float" office:value="23.4441087308501" calcext:value-type="float">
            <text:p>23,44</text:p>
          </table:table-cell>
          <table:table-cell table:number-columns-repeated="2"/>
          <table:table-cell table:style-name="ce25"/>
          <table:table-cell table:style-name="ce28"/>
          <table:table-cell table:number-columns-repeated="2"/>
          <table:table-cell office:value-type="float" office:value="1" calcext:value-type="float">
            <text:p>1</text:p>
          </table:table-cell>
          <table:table-cell table:formula="of:=[.K73]^2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/>
          <table:table-cell table:formula="of:=[.B73]-1" office:value-type="float" office:value="72" calcext:value-type="float">
            <text:p>72</text:p>
          </table:table-cell>
          <table:table-cell table:style-name="ce25" table:formula="of:=[.$T$3]*SIN(RADIANS([.B74]))+SQRT([.$T$4]^2-([.$T$3]*COS(RADIANS([.B74])))^2)" office:value-type="float" office:value="305.597159274203" calcext:value-type="float">
            <text:p>305,60</text:p>
          </table:table-cell>
          <table:table-cell table:style-name="ce25" table:formula="of:=DEGREES(ATAN(([.C74]-[.$T$2])/[.$T$5]))" office:value-type="float" office:value="23.3360940472276" calcext:value-type="float">
            <text:p>23,34</text:p>
          </table:table-cell>
          <table:table-cell table:number-columns-repeated="2"/>
          <table:table-cell table:style-name="ce25"/>
          <table:table-cell table:style-name="ce28"/>
          <table:table-cell table:number-columns-repeated="2"/>
          <table:table-cell office:value-type="float" office:value="2" calcext:value-type="float">
            <text:p>2</text:p>
          </table:table-cell>
          <table:table-cell table:formula="of:=[.K74]^2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/>
          <table:table-cell table:formula="of:=[.B74]-1" office:value-type="float" office:value="71" calcext:value-type="float">
            <text:p>71</text:p>
          </table:table-cell>
          <table:table-cell table:style-name="ce25" table:formula="of:=[.$T$3]*SIN(RADIANS([.B75]))+SQRT([.$T$4]^2-([.$T$3]*COS(RADIANS([.B75])))^2)" office:value-type="float" office:value="305.101821651148" calcext:value-type="float">
            <text:p>305,10</text:p>
          </table:table-cell>
          <table:table-cell table:style-name="ce25" table:formula="of:=DEGREES(ATAN(([.C75]-[.$T$2])/[.$T$5]))" office:value-type="float" office:value="23.2220563101167" calcext:value-type="float">
            <text:p>23,22</text:p>
          </table:table-cell>
          <table:table-cell table:number-columns-repeated="2"/>
          <table:table-cell table:style-name="ce25"/>
          <table:table-cell table:style-name="ce28"/>
          <table:table-cell table:number-columns-repeated="2"/>
          <table:table-cell office:value-type="float" office:value="3" calcext:value-type="float">
            <text:p>3</text:p>
          </table:table-cell>
          <table:table-cell table:formula="of:=[.K75]^2" office:value-type="float" office:value="9" calcext:value-type="float">
            <text:p>9</text:p>
          </table:table-cell>
          <table:table-cell table:number-columns-repeated="16372"/>
        </table:table-row>
        <table:table-row table:style-name="ro1">
          <table:table-cell/>
          <table:table-cell table:formula="of:=[.B75]-1" office:value-type="float" office:value="70" calcext:value-type="float">
            <text:p>70</text:p>
          </table:table-cell>
          <table:table-cell table:style-name="ce25" table:formula="of:=[.$T$3]*SIN(RADIANS([.B76]))+SQRT([.$T$4]^2-([.$T$3]*COS(RADIANS([.B76])))^2)" office:value-type="float" office:value="304.58134961378" calcext:value-type="float">
            <text:p>304,58</text:p>
          </table:table-cell>
          <table:table-cell table:style-name="ce25" table:formula="of:=DEGREES(ATAN(([.C76]-[.$T$2])/[.$T$5]))" office:value-type="float" office:value="23.1020218768367" calcext:value-type="float">
            <text:p>23,10</text:p>
          </table:table-cell>
          <table:table-cell table:number-columns-repeated="2"/>
          <table:table-cell table:style-name="ce25" table:formula="of:=VLOOKUP([.B76];[.$J$3:.$L$26];2;0)" office:value-type="float" office:value="30" calcext:value-type="float">
            <text:p>30,00</text:p>
          </table:table-cell>
          <table:table-cell table:style-name="ce28" table:formula="of:=VLOOKUP([.B76];[.$J$3:.$L$26];3;0)" office:value-type="float" office:value="25.7" calcext:value-type="float">
            <text:p>25,7</text:p>
          </table:table-cell>
          <table:table-cell table:number-columns-repeated="2"/>
          <table:table-cell table:number-matrix-columns-spanned="1" table:number-matrix-rows-spanned="1" table:formula="of:=SQRT(AVERAGE(([.K73:.K75])^2))" office:value-type="float" office:value="2.16024689946929" calcext:value-type="float">
            <text:p>2,16024689946929</text:p>
          </table:table-cell>
          <table:table-cell table:formula="of:=SQRT(AVERAGE([.L73:.L75]))" office:value-type="float" office:value="2.16024689946929" calcext:value-type="float">
            <text:p>2,16024689946929</text:p>
          </table:table-cell>
          <table:table-cell table:number-columns-repeated="16372"/>
        </table:table-row>
        <table:table-row table:style-name="ro1">
          <table:table-cell/>
          <table:table-cell table:formula="of:=[.B76]-1" office:value-type="float" office:value="69" calcext:value-type="float">
            <text:p>69</text:p>
          </table:table-cell>
          <table:table-cell table:style-name="ce25" table:formula="of:=[.$T$3]*SIN(RADIANS([.B77]))+SQRT([.$T$4]^2-([.$T$3]*COS(RADIANS([.B77])))^2)" office:value-type="float" office:value="304.035997697954" calcext:value-type="float">
            <text:p>304,04</text:p>
          </table:table-cell>
          <table:table-cell table:style-name="ce25" table:formula="of:=DEGREES(ATAN(([.C77]-[.$T$2])/[.$T$5]))" office:value-type="float" office:value="22.9760189175317" calcext:value-type="float">
            <text:p>22,9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7]-1" office:value-type="float" office:value="68" calcext:value-type="float">
            <text:p>68</text:p>
          </table:table-cell>
          <table:table-cell table:style-name="ce25" table:formula="of:=[.$T$3]*SIN(RADIANS([.B78]))+SQRT([.$T$4]^2-([.$T$3]*COS(RADIANS([.B78])))^2)" office:value-type="float" office:value="303.466032338178" calcext:value-type="float">
            <text:p>303,47</text:p>
          </table:table-cell>
          <table:table-cell table:style-name="ce25" table:formula="of:=DEGREES(ATAN(([.C78]-[.$T$2])/[.$T$5]))" office:value-type="float" office:value="22.8440774711454" calcext:value-type="float">
            <text:p>22,8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8]-1" office:value-type="float" office:value="67" calcext:value-type="float">
            <text:p>67</text:p>
          </table:table-cell>
          <table:table-cell table:style-name="ce25" table:formula="of:=[.$T$3]*SIN(RADIANS([.B79]))+SQRT([.$T$4]^2-([.$T$3]*COS(RADIANS([.B79])))^2)" office:value-type="float" office:value="302.871731694796" calcext:value-type="float">
            <text:p>302,87</text:p>
          </table:table-cell>
          <table:table-cell table:style-name="ce25" table:formula="of:=DEGREES(ATAN(([.C79]-[.$T$2])/[.$T$5]))" office:value-type="float" office:value="22.7062295028655" calcext:value-type="float">
            <text:p>22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79]-1" office:value-type="float" office:value="66" calcext:value-type="float">
            <text:p>66</text:p>
          </table:table-cell>
          <table:table-cell table:style-name="ce25" table:formula="of:=[.$T$3]*SIN(RADIANS([.B80]))+SQRT([.$T$4]^2-([.$T$3]*COS(RADIANS([.B80])))^2)" office:value-type="float" office:value="302.253385472883" calcext:value-type="float">
            <text:p>302,25</text:p>
          </table:table-cell>
          <table:table-cell table:style-name="ce25" table:formula="of:=DEGREES(ATAN(([.C80]-[.$T$2])/[.$T$5]))" office:value-type="float" office:value="22.5625089628156" calcext:value-type="float">
            <text:p>22,5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0]-1" office:value-type="float" office:value="65" calcext:value-type="float">
            <text:p>65</text:p>
          </table:table-cell>
          <table:table-cell table:style-name="ce25" table:formula="of:=[.$T$3]*SIN(RADIANS([.B81]))+SQRT([.$T$4]^2-([.$T$3]*COS(RADIANS([.B81])))^2)" office:value-type="float" office:value="301.611294732884" calcext:value-type="float">
            <text:p>301,61</text:p>
          </table:table-cell>
          <table:table-cell table:style-name="ce25" table:formula="of:=DEGREES(ATAN(([.C81]-[.$T$2])/[.$T$5]))" office:value-type="float" office:value="22.4129518457597" calcext:value-type="float">
            <text:p>22,4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1]-1" office:value-type="float" office:value="64" calcext:value-type="float">
            <text:p>64</text:p>
          </table:table-cell>
          <table:table-cell table:style-name="ce25" table:formula="of:=[.$T$3]*SIN(RADIANS([.B82]))+SQRT([.$T$4]^2-([.$T$3]*COS(RADIANS([.B82])))^2)" office:value-type="float" office:value="300.945771693054" calcext:value-type="float">
            <text:p>300,95</text:p>
          </table:table-cell>
          <table:table-cell table:style-name="ce25" table:formula="of:=DEGREES(ATAN(([.C82]-[.$T$2])/[.$T$5]))" office:value-type="float" office:value="22.2575962515722" calcext:value-type="float">
            <text:p>22,2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2]-1" office:value-type="float" office:value="63" calcext:value-type="float">
            <text:p>63</text:p>
          </table:table-cell>
          <table:table-cell table:style-name="ce25" table:formula="of:=[.$T$3]*SIN(RADIANS([.B83]))+SQRT([.$T$4]^2-([.$T$3]*COS(RADIANS([.B83])))^2)" office:value-type="float" office:value="300.257139523723" calcext:value-type="float">
            <text:p>300,26</text:p>
          </table:table-cell>
          <table:table-cell table:style-name="ce25" table:formula="of:=DEGREES(ATAN(([.C83]-[.$T$2])/[.$T$5]))" office:value-type="float" office:value="22.0964824462122" calcext:value-type="float">
            <text:p>22,1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3]-1" office:value-type="float" office:value="62" calcext:value-type="float">
            <text:p>62</text:p>
          </table:table-cell>
          <table:table-cell table:style-name="ce25" table:formula="of:=[.$T$3]*SIN(RADIANS([.B84]))+SQRT([.$T$4]^2-([.$T$3]*COS(RADIANS([.B84])))^2)" office:value-type="float" office:value="299.545732133472" calcext:value-type="float">
            <text:p>299,55</text:p>
          </table:table-cell>
          <table:table-cell table:style-name="ce25" table:formula="of:=DEGREES(ATAN(([.C84]-[.$T$2])/[.$T$5]))" office:value-type="float" office:value="21.9296529229308" calcext:value-type="float">
            <text:p>21,9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4]-1" office:value-type="float" office:value="61" calcext:value-type="float">
            <text:p>61</text:p>
          </table:table-cell>
          <table:table-cell table:style-name="ce25" table:formula="of:=[.$T$3]*SIN(RADIANS([.B85]))+SQRT([.$T$4]^2-([.$T$3]*COS(RADIANS([.B85])))^2)" office:value-type="float" office:value="298.811893947261" calcext:value-type="float">
            <text:p>298,81</text:p>
          </table:table-cell>
          <table:table-cell table:style-name="ce25" table:formula="of:=DEGREES(ATAN(([.C85]-[.$T$2])/[.$T$5]))" office:value-type="float" office:value="21.7571524634254" calcext:value-type="float">
            <text:p>21,7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5]-1" office:value-type="float" office:value="60" calcext:value-type="float">
            <text:p>60</text:p>
          </table:table-cell>
          <table:table-cell table:style-name="ce25" table:formula="of:=[.$T$3]*SIN(RADIANS([.B86]))+SQRT([.$T$4]^2-([.$T$3]*COS(RADIANS([.B86])))^2)" office:value-type="float" office:value="298.055979676586" calcext:value-type="float">
            <text:p>298,06</text:p>
          </table:table-cell>
          <table:table-cell table:style-name="ce25" table:formula="of:=DEGREES(ATAN(([.C86]-[.$T$2])/[.$T$5]))" office:value-type="float" office:value="21.579028198645" calcext:value-type="float">
            <text:p>21,58</text:p>
          </table:table-cell>
          <table:table-cell table:number-columns-repeated="2"/>
          <table:table-cell table:style-name="ce25" table:formula="of:=VLOOKUP([.B86];[.$J$3:.$L$26];2;0)" office:value-type="float" office:value="28" calcext:value-type="float">
            <text:p>28,00</text:p>
          </table:table-cell>
          <table:table-cell table:style-name="ce28" table:formula="of:=VLOOKUP([.B86];[.$J$3:.$L$26];3;0)" office:value-type="float" office:value="24.13" calcext:value-type="float">
            <text:p>24,13</text:p>
          </table:table-cell>
          <table:table-cell table:number-columns-repeated="16376"/>
        </table:table-row>
        <table:table-row table:style-name="ro1">
          <table:table-cell/>
          <table:table-cell table:formula="of:=[.B86]-1" office:value-type="float" office:value="59" calcext:value-type="float">
            <text:p>59</text:p>
          </table:table-cell>
          <table:table-cell table:style-name="ce25" table:formula="of:=[.$T$3]*SIN(RADIANS([.B87]))+SQRT([.$T$4]^2-([.$T$3]*COS(RADIANS([.B87])))^2)" office:value-type="float" office:value="297.27835408176" calcext:value-type="float">
            <text:p>297,28</text:p>
          </table:table-cell>
          <table:table-cell table:style-name="ce25" table:formula="of:=DEGREES(ATAN(([.C87]-[.$T$2])/[.$T$5]))" office:value-type="float" office:value="21.3953296689397" calcext:value-type="float">
            <text:p>21,4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7]-1" office:value-type="float" office:value="58" calcext:value-type="float">
            <text:p>58</text:p>
          </table:table-cell>
          <table:table-cell table:style-name="ce25" table:formula="of:=[.$T$3]*SIN(RADIANS([.B88]))+SQRT([.$T$4]^2-([.$T$3]*COS(RADIANS([.B88])))^2)" office:value-type="float" office:value="296.47939172638" calcext:value-type="float">
            <text:p>296,48</text:p>
          </table:table-cell>
          <table:table-cell table:style-name="ce25" table:formula="of:=DEGREES(ATAN(([.C88]-[.$T$2])/[.$T$5]))" office:value-type="float" office:value="21.2061088832336" calcext:value-type="float">
            <text:p>21,2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8]-1" office:value-type="float" office:value="57" calcext:value-type="float">
            <text:p>57</text:p>
          </table:table-cell>
          <table:table-cell table:style-name="ce25" table:formula="of:=[.$T$3]*SIN(RADIANS([.B89]))+SQRT([.$T$4]^2-([.$T$3]*COS(RADIANS([.B89])))^2)" office:value-type="float" office:value="295.659476724104" calcext:value-type="float">
            <text:p>295,66</text:p>
          </table:table-cell>
          <table:table-cell table:style-name="ce25" table:formula="of:=DEGREES(ATAN(([.C89]-[.$T$2])/[.$T$5]))" office:value-type="float" office:value="21.0114203768961" calcext:value-type="float">
            <text:p>21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89]-1" office:value-type="float" office:value="56" calcext:value-type="float">
            <text:p>56</text:p>
          </table:table-cell>
          <table:table-cell table:style-name="ce25" table:formula="of:=[.$T$3]*SIN(RADIANS([.B90]))+SQRT([.$T$4]^2-([.$T$3]*COS(RADIANS([.B90])))^2)" office:value-type="float" office:value="294.819002477834" calcext:value-type="float">
            <text:p>294,82</text:p>
          </table:table-cell>
          <table:table-cell table:style-name="ce25" table:formula="of:=DEGREES(ATAN(([.C90]-[.$T$2])/[.$T$5]))" office:value-type="float" office:value="20.8113212679716" calcext:value-type="float">
            <text:p>20,8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0]-1" office:value-type="float" office:value="55" calcext:value-type="float">
            <text:p>55</text:p>
          </table:table-cell>
          <table:table-cell table:style-name="ce25" table:formula="of:=[.$T$3]*SIN(RADIANS([.B91]))+SQRT([.$T$4]^2-([.$T$3]*COS(RADIANS([.B91])))^2)" office:value-type="float" office:value="293.958371411419" calcext:value-type="float">
            <text:p>293,96</text:p>
          </table:table-cell>
          <table:table-cell table:style-name="ce25" table:formula="of:=DEGREES(ATAN(([.C91]-[.$T$2])/[.$T$5]))" office:value-type="float" office:value="20.6058713114232" calcext:value-type="float">
            <text:p>20,6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1]-1" office:value-type="float" office:value="54" calcext:value-type="float">
            <text:p>54</text:p>
          </table:table-cell>
          <table:table-cell table:style-name="ce25" table:formula="of:=[.$T$3]*SIN(RADIANS([.B92]))+SQRT([.$T$4]^2-([.$T$3]*COS(RADIANS([.B92])))^2)" office:value-type="float" office:value="293.077994694026" calcext:value-type="float">
            <text:p>293,08</text:p>
          </table:table-cell>
          <table:table-cell table:style-name="ce25" table:formula="of:=DEGREES(ATAN(([.C92]-[.$T$2])/[.$T$5]))" office:value-type="float" office:value="20.3951329510382" calcext:value-type="float">
            <text:p>20,4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2]-1" office:value-type="float" office:value="53" calcext:value-type="float">
            <text:p>53</text:p>
          </table:table-cell>
          <table:table-cell table:style-name="ce25" table:formula="of:=[.$T$3]*SIN(RADIANS([.B93]))+SQRT([.$T$4]^2-([.$T$3]*COS(RADIANS([.B93])))^2)" office:value-type="float" office:value="292.178291957308" calcext:value-type="float">
            <text:p>292,18</text:p>
          </table:table-cell>
          <table:table-cell table:style-name="ce25" table:formula="of:=DEGREES(ATAN(([.C93]-[.$T$2])/[.$T$5]))" office:value-type="float" office:value="20.1791713686376" calcext:value-type="float">
            <text:p>20,1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3]-1" office:value-type="float" office:value="52" calcext:value-type="float">
            <text:p>52</text:p>
          </table:table-cell>
          <table:table-cell table:style-name="ce25" table:formula="of:=[.$T$3]*SIN(RADIANS([.B94]))+SQRT([.$T$4]^2-([.$T$3]*COS(RADIANS([.B94])))^2)" office:value-type="float" office:value="291.259691005524" calcext:value-type="float">
            <text:p>291,26</text:p>
          </table:table-cell>
          <table:table-cell table:style-name="ce25" table:formula="of:=DEGREES(ATAN(([.C94]-[.$T$2])/[.$T$5]))" office:value-type="float" office:value="19.9580545302261" calcext:value-type="float">
            <text:p>19,9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4]-1" office:value-type="float" office:value="51" calcext:value-type="float">
            <text:p>51</text:p>
          </table:table-cell>
          <table:table-cell table:style-name="ce25" table:formula="of:=[.$T$3]*SIN(RADIANS([.B95]))+SQRT([.$T$4]^2-([.$T$3]*COS(RADIANS([.B95])))^2)" office:value-type="float" office:value="290.322627518787" calcext:value-type="float">
            <text:p>290,32</text:p>
          </table:table-cell>
          <table:table-cell table:style-name="ce25" table:formula="of:=DEGREES(ATAN(([.C95]-[.$T$2])/[.$T$5]))" office:value-type="float" office:value="19.7318532287189" calcext:value-type="float">
            <text:p>19,73</text:p>
          </table:table-cell>
          <table:table-cell table:number-columns-repeated="2"/>
          <table:table-cell table:style-name="ce25" table:formula="of:=VLOOKUP([.B95];[.$J$3:.$L$26];2;0)" office:value-type="float" office:value="26" calcext:value-type="float">
            <text:p>26,00</text:p>
          </table:table-cell>
          <table:table-cell table:style-name="ce28" table:formula="of:=VLOOKUP([.B95];[.$J$3:.$L$26];3;0)" office:value-type="float" office:value="22.01" calcext:value-type="float">
            <text:p>22,01</text:p>
          </table:table-cell>
          <table:table-cell table:number-columns-repeated="16376"/>
        </table:table-row>
        <table:table-row table:style-name="ro1">
          <table:table-cell/>
          <table:table-cell table:formula="of:=[.B95]-1" office:value-type="float" office:value="50" calcext:value-type="float">
            <text:p>50</text:p>
          </table:table-cell>
          <table:table-cell table:style-name="ce25" table:formula="of:=[.$T$3]*SIN(RADIANS([.B96]))+SQRT([.$T$4]^2-([.$T$3]*COS(RADIANS([.B96])))^2)" office:value-type="float" office:value="289.367544749613" calcext:value-type="float">
            <text:p>289,37</text:p>
          </table:table-cell>
          <table:table-cell table:style-name="ce25" table:formula="of:=DEGREES(ATAN(([.C96]-[.$T$2])/[.$T$5]))" office:value-type="float" office:value="19.5006411228782" calcext:value-type="float">
            <text:p>19,50</text:p>
          </table:table-cell>
          <table:table-cell table:style-name="ce28" table:formula="of:=[.E69]-2" office:value-type="float" office:value="8" calcext:value-type="float">
            <text:p>8</text:p>
          </table:table-cell>
          <table:table-cell table:style-name="ce25" office:value-type="float" office:value="5.94" calcext:value-type="float">
            <text:p>5,94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6]-1" office:value-type="float" office:value="49" calcext:value-type="float">
            <text:p>49</text:p>
          </table:table-cell>
          <table:table-cell table:style-name="ce25" table:formula="of:=[.$T$3]*SIN(RADIANS([.B97]))+SQRT([.$T$4]^2-([.$T$3]*COS(RADIANS([.B97])))^2)" office:value-type="float" office:value="288.394893212972" calcext:value-type="float">
            <text:p>288,39</text:p>
          </table:table-cell>
          <table:table-cell table:style-name="ce25" table:formula="of:=DEGREES(ATAN(([.C97]-[.$T$2])/[.$T$5]))" office:value-type="float" office:value="19.2644947720943" calcext:value-type="float">
            <text:p>19,2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7]-1" office:value-type="float" office:value="48" calcext:value-type="float">
            <text:p>48</text:p>
          </table:table-cell>
          <table:table-cell table:style-name="ce25" table:formula="of:=[.$T$3]*SIN(RADIANS([.B98]))+SQRT([.$T$4]^2-([.$T$3]*COS(RADIANS([.B98])))^2)" office:value-type="float" office:value="287.405130370043" calcext:value-type="float">
            <text:p>287,41</text:p>
          </table:table-cell>
          <table:table-cell table:style-name="ce25" table:formula="of:=DEGREES(ATAN(([.C98]-[.$T$2])/[.$T$5]))" office:value-type="float" office:value="19.0234936666481" calcext:value-type="float">
            <text:p>19,0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8]-1" office:value-type="float" office:value="47" calcext:value-type="float">
            <text:p>47</text:p>
          </table:table-cell>
          <table:table-cell table:style-name="ce25" table:formula="of:=[.$T$3]*SIN(RADIANS([.B99]))+SQRT([.$T$4]^2-([.$T$3]*COS(RADIANS([.B99])))^2)" office:value-type="float" office:value="286.398720305906" calcext:value-type="float">
            <text:p>286,40</text:p>
          </table:table-cell>
          <table:table-cell table:style-name="ce25" table:formula="of:=DEGREES(ATAN(([.C99]-[.$T$2])/[.$T$5]))" office:value-type="float" office:value="18.7777202530981" calcext:value-type="float">
            <text:p>18,7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99]-1" office:value-type="float" office:value="46" calcext:value-type="float">
            <text:p>46</text:p>
          </table:table-cell>
          <table:table-cell table:style-name="ce25" table:formula="of:=[.$T$3]*SIN(RADIANS([.B100]))+SQRT([.$T$4]^2-([.$T$3]*COS(RADIANS([.B100])))^2)" office:value-type="float" office:value="285.376133401399" calcext:value-type="float">
            <text:p>285,38</text:p>
          </table:table-cell>
          <table:table-cell table:style-name="ce25" table:formula="of:=DEGREES(ATAN(([.C100]-[.$T$2])/[.$T$5]))" office:value-type="float" office:value="18.5272599544386" calcext:value-type="float">
            <text:p>18,5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0]-1" office:value-type="float" office:value="45" calcext:value-type="float">
            <text:p>45</text:p>
          </table:table-cell>
          <table:table-cell table:style-name="ce25" table:formula="of:=[.$T$3]*SIN(RADIANS([.B101]))+SQRT([.$T$4]^2-([.$T$3]*COS(RADIANS([.B101])))^2)" office:value-type="float" office:value="284.337845999406" calcext:value-type="float">
            <text:p>284,34</text:p>
          </table:table-cell>
          <table:table-cell table:style-name="ce25" table:formula="of:=DEGREES(ATAN(([.C101]-[.$T$2])/[.$T$5]))" office:value-type="float" office:value="18.272201184689" calcext:value-type="float">
            <text:p>18,2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1]-1" office:value-type="float" office:value="44" calcext:value-type="float">
            <text:p>44</text:p>
          </table:table-cell>
          <table:table-cell table:style-name="ce25" table:formula="of:=[.$T$3]*SIN(RADIANS([.B102]))+SQRT([.$T$4]^2-([.$T$3]*COS(RADIANS([.B102])))^2)" office:value-type="float" office:value="283.284340065836" calcext:value-type="float">
            <text:p>283,28</text:p>
          </table:table-cell>
          <table:table-cell table:style-name="ce25" table:formula="of:=DEGREES(ATAN(([.C102]-[.$T$2])/[.$T$5]))" office:value-type="float" office:value="18.0126353575826" calcext:value-type="float">
            <text:p>18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2]-1" office:value-type="float" office:value="43" calcext:value-type="float">
            <text:p>43</text:p>
          </table:table-cell>
          <table:table-cell table:style-name="ce25" table:formula="of:=[.$T$3]*SIN(RADIANS([.B103]))+SQRT([.$T$4]^2-([.$T$3]*COS(RADIANS([.B103])))^2)" office:value-type="float" office:value="282.216102845582" calcext:value-type="float">
            <text:p>282,22</text:p>
          </table:table-cell>
          <table:table-cell table:style-name="ce25" table:formula="of:=DEGREES(ATAN(([.C103]-[.$T$2])/[.$T$5]))" office:value-type="float" office:value="17.7486568890386" calcext:value-type="float">
            <text:p>17,75</text:p>
          </table:table-cell>
          <table:table-cell table:number-columns-repeated="2"/>
          <table:table-cell table:style-name="ce25" table:formula="of:=VLOOKUP([.B103];[.$J$3:.$L$26];2;0)" office:value-type="float" office:value="24" calcext:value-type="float">
            <text:p>24,00</text:p>
          </table:table-cell>
          <table:table-cell table:style-name="ce28" table:formula="of:=VLOOKUP([.B103];[.$J$3:.$L$26];3;0)" office:value-type="float" office:value="20.21" calcext:value-type="float">
            <text:p>20,21</text:p>
          </table:table-cell>
          <table:table-cell table:number-columns-repeated="16376"/>
        </table:table-row>
        <table:table-row table:style-name="ro1">
          <table:table-cell/>
          <table:table-cell table:formula="of:=[.B103]-1" office:value-type="float" office:value="42" calcext:value-type="float">
            <text:p>42</text:p>
          </table:table-cell>
          <table:table-cell table:style-name="ce25" table:formula="of:=[.$T$3]*SIN(RADIANS([.B104]))+SQRT([.$T$4]^2-([.$T$3]*COS(RADIANS([.B104])))^2)" office:value-type="float" office:value="281.133626513769" calcext:value-type="float">
            <text:p>281,13</text:p>
          </table:table-cell>
          <table:table-cell table:style-name="ce25" table:formula="of:=DEGREES(ATAN(([.C104]-[.$T$2])/[.$T$5]))" office:value-type="float" office:value="17.4803631931171" calcext:value-type="float">
            <text:p>17,4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4]-1" office:value-type="float" office:value="41" calcext:value-type="float">
            <text:p>41</text:p>
          </table:table-cell>
          <table:table-cell table:style-name="ce25" table:formula="of:=[.$T$3]*SIN(RADIANS([.B105]))+SQRT([.$T$4]^2-([.$T$3]*COS(RADIANS([.B105])))^2)" office:value-type="float" office:value="280.037407822589" calcext:value-type="float">
            <text:p>280,04</text:p>
          </table:table-cell>
          <table:table-cell table:style-name="ce25" table:formula="of:=DEGREES(ATAN(([.C105]-[.$T$2])/[.$T$5]))" office:value-type="float" office:value="17.2078546711755" calcext:value-type="float">
            <text:p>17,21</text:p>
          </table:table-cell>
          <table:table-cell table:style-name="ce28" table:formula="of:=[.E96]-2" office:value-type="float" office:value="6" calcext:value-type="float">
            <text:p>6</text:p>
          </table:table-cell>
          <table:table-cell table:style-name="ce25" office:value-type="float" office:value="4.5" calcext:value-type="float">
            <text:p>4,50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5]-1" office:value-type="float" office:value="40" calcext:value-type="float">
            <text:p>40</text:p>
          </table:table-cell>
          <table:table-cell table:style-name="ce25" table:formula="of:=[.$T$3]*SIN(RADIANS([.B106]))+SQRT([.$T$4]^2-([.$T$3]*COS(RADIANS([.B106])))^2)" office:value-type="float" office:value="278.927947744085" calcext:value-type="float">
            <text:p>278,93</text:p>
          </table:table-cell>
          <table:table-cell table:style-name="ce25" table:formula="of:=DEGREES(ATAN(([.C106]-[.$T$2])/[.$T$5]))" office:value-type="float" office:value="16.931234693967" calcext:value-type="float">
            <text:p>16,9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6]-1" office:value-type="float" office:value="39" calcext:value-type="float">
            <text:p>39</text:p>
          </table:table-cell>
          <table:table-cell table:style-name="ce25" table:formula="of:=[.$T$3]*SIN(RADIANS([.B107]))+SQRT([.$T$4]^2-([.$T$3]*COS(RADIANS([.B107])))^2)" office:value-type="float" office:value="277.805751109209" calcext:value-type="float">
            <text:p>277,81</text:p>
          </table:table-cell>
          <table:table-cell table:style-name="ce25" table:formula="of:=DEGREES(ATAN(([.C107]-[.$T$2])/[.$T$5]))" office:value-type="float" office:value="16.6506095764451" calcext:value-type="float">
            <text:p>16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7]-1" office:value-type="float" office:value="38" calcext:value-type="float">
            <text:p>38</text:p>
          </table:table-cell>
          <table:table-cell table:style-name="ce25" table:formula="of:=[.$T$3]*SIN(RADIANS([.B108]))+SQRT([.$T$4]^2-([.$T$3]*COS(RADIANS([.B108])))^2)" office:value-type="float" office:value="276.671326243534" calcext:value-type="float">
            <text:p>276,67</text:p>
          </table:table-cell>
          <table:table-cell table:style-name="ce25" table:formula="of:=DEGREES(ATAN(([.C108]-[.$T$2])/[.$T$5]))" office:value-type="float" office:value="16.3660885450648" calcext:value-type="float">
            <text:p>16,37</text:p>
          </table:table-cell>
          <table:table-cell table:number-columns-repeated="2"/>
          <table:table-cell table:style-name="ce25" table:formula="of:=VLOOKUP([.B108];[.$J$3:.$L$26];2;0)" office:value-type="float" office:value="22" calcext:value-type="float">
            <text:p>22,00</text:p>
          </table:table-cell>
          <table:table-cell table:style-name="ce28" table:formula="of:=VLOOKUP([.B108];[.$J$3:.$L$26];3;0)" office:value-type="float" office:value="18.27" calcext:value-type="float">
            <text:p>18,27</text:p>
          </table:table-cell>
          <table:table-cell table:number-columns-repeated="16376"/>
        </table:table-row>
        <table:table-row table:style-name="ro1">
          <table:table-cell/>
          <table:table-cell table:formula="of:=[.B108]-1" office:value-type="float" office:value="37" calcext:value-type="float">
            <text:p>37</text:p>
          </table:table-cell>
          <table:table-cell table:style-name="ce25" table:formula="of:=[.$T$3]*SIN(RADIANS([.B109]))+SQRT([.$T$4]^2-([.$T$3]*COS(RADIANS([.B109])))^2)" office:value-type="float" office:value="275.525184599998" calcext:value-type="float">
            <text:p>275,53</text:p>
          </table:table-cell>
          <table:table-cell table:style-name="ce25" table:formula="of:=DEGREES(ATAN(([.C109]-[.$T$2])/[.$T$5]))" office:value-type="float" office:value="16.0777836973996" calcext:value-type="float">
            <text:p>16,0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09]-1" office:value-type="float" office:value="36" calcext:value-type="float">
            <text:p>36</text:p>
          </table:table-cell>
          <table:table-cell table:style-name="ce25" table:formula="of:=[.$T$3]*SIN(RADIANS([.B110]))+SQRT([.$T$4]^2-([.$T$3]*COS(RADIANS([.B110])))^2)" office:value-type="float" office:value="274.367840389074" calcext:value-type="float">
            <text:p>274,37</text:p>
          </table:table-cell>
          <table:table-cell table:style-name="ce25" table:formula="of:=DEGREES(ATAN(([.C110]-[.$T$2])/[.$T$5]))" office:value-type="float" office:value="15.7858099539257" calcext:value-type="float">
            <text:p>15,7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0]-1" office:value-type="float" office:value="35" calcext:value-type="float">
            <text:p>35</text:p>
          </table:table-cell>
          <table:table-cell table:style-name="ce25" table:formula="of:=[.$T$3]*SIN(RADIANS([.B111]))+SQRT([.$T$4]^2-([.$T$3]*COS(RADIANS([.B111])))^2)" office:value-type="float" office:value="273.199810206792" calcext:value-type="float">
            <text:p>273,20</text:p>
          </table:table-cell>
          <table:table-cell table:style-name="ce25" table:formula="of:=DEGREES(ATAN(([.C111]-[.$T$2])/[.$T$5]))" office:value-type="float" office:value="15.4902850018565" calcext:value-type="float">
            <text:p>15,4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1]-1" office:value-type="float" office:value="34" calcext:value-type="float">
            <text:p>34</text:p>
          </table:table-cell>
          <table:table-cell table:style-name="ce25" table:formula="of:=[.$T$3]*SIN(RADIANS([.B112]))+SQRT([.$T$4]^2-([.$T$3]*COS(RADIANS([.B112])))^2)" office:value-type="float" office:value="272.021612661015" calcext:value-type="float">
            <text:p>272,02</text:p>
          </table:table-cell>
          <table:table-cell table:style-name="ce25" table:formula="of:=DEGREES(ATAN(([.C112]-[.$T$2])/[.$T$5]))" office:value-type="float" office:value="15.1913292309476" calcext:value-type="float">
            <text:p>15,1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2]-1" office:value-type="float" office:value="33" calcext:value-type="float">
            <text:p>33</text:p>
          </table:table-cell>
          <table:table-cell table:style-name="ce25" table:formula="of:=[.$T$3]*SIN(RADIANS([.B113]))+SQRT([.$T$4]^2-([.$T$3]*COS(RADIANS([.B113])))^2)" office:value-type="float" office:value="270.833767996439" calcext:value-type="float">
            <text:p>270,83</text:p>
          </table:table-cell>
          <table:table-cell table:style-name="ce25" table:formula="of:=DEGREES(ATAN(([.C113]-[.$T$2])/[.$T$5]))" office:value-type="float" office:value="14.8890656612285" calcext:value-type="float">
            <text:p>14,89</text:p>
          </table:table-cell>
          <table:table-cell table:number-columns-repeated="2"/>
          <table:table-cell table:style-name="ce25" table:formula="of:=VLOOKUP([.B113];[.$J$3:.$L$26];2;0)" office:value-type="float" office:value="20" calcext:value-type="float">
            <text:p>20,00</text:p>
          </table:table-cell>
          <table:table-cell table:style-name="ce28" table:formula="of:=VLOOKUP([.B113];[.$J$3:.$L$26];3;0)" office:value-type="float" office:value="16.49" calcext:value-type="float">
            <text:p>16,49</text:p>
          </table:table-cell>
          <table:table-cell table:number-columns-repeated="16376"/>
        </table:table-row>
        <table:table-row table:style-name="ro1">
          <table:table-cell/>
          <table:table-cell table:formula="of:=[.B113]-1" office:value-type="float" office:value="32" calcext:value-type="float">
            <text:p>32</text:p>
          </table:table-cell>
          <table:table-cell table:style-name="ce25" table:formula="of:=[.$T$3]*SIN(RADIANS([.B114]))+SQRT([.$T$4]^2-([.$T$3]*COS(RADIANS([.B114])))^2)" office:value-type="float" office:value="269.636797718755" calcext:value-type="float">
            <text:p>269,64</text:p>
          </table:table-cell>
          <table:table-cell table:style-name="ce25" table:formula="of:=DEGREES(ATAN(([.C114]-[.$T$2])/[.$T$5]))" office:value-type="float" office:value="14.583619862657" calcext:value-type="float">
            <text:p>14,5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4]-1" office:value-type="float" office:value="31" calcext:value-type="float">
            <text:p>31</text:p>
          </table:table-cell>
          <table:table-cell table:style-name="ce25" table:formula="of:=[.$T$3]*SIN(RADIANS([.B115]))+SQRT([.$T$4]^2-([.$T$3]*COS(RADIANS([.B115])))^2)" office:value-type="float" office:value="268.431224218439" calcext:value-type="float">
            <text:p>268,43</text:p>
          </table:table-cell>
          <table:table-cell table:style-name="ce25" table:formula="of:=DEGREES(ATAN(([.C115]-[.$T$2])/[.$T$5]))" office:value-type="float" office:value="14.2751198667319" calcext:value-type="float">
            <text:p>14,28</text:p>
          </table:table-cell>
          <table:table-cell table:style-name="ce28" table:formula="of:=[.E105]-2" office:value-type="float" office:value="4" calcext:value-type="float">
            <text:p>4</text:p>
          </table:table-cell>
          <table:table-cell table:style-name="ce25" office:value-type="float" office:value="2.34" calcext:value-type="float">
            <text:p>2,34</text:p>
          </table:table-cell>
          <table:table-cell table:style-name="ce25" table:formula="of:=VLOOKUP([.B115];[.$J$3:.$L$26];2;0)" office:value-type="float" office:value="18" calcext:value-type="float">
            <text:p>18,00</text:p>
          </table:table-cell>
          <table:table-cell table:style-name="ce28" table:formula="of:=VLOOKUP([.B115];[.$J$3:.$L$26];3;0)" office:value-type="float" office:value="14.66" calcext:value-type="float">
            <text:p>14,66</text:p>
          </table:table-cell>
          <table:table-cell table:number-columns-repeated="16376"/>
        </table:table-row>
        <table:table-row table:style-name="ro1">
          <table:table-cell/>
          <table:table-cell table:formula="of:=[.B115]-1" office:value-type="float" office:value="30" calcext:value-type="float">
            <text:p>30</text:p>
          </table:table-cell>
          <table:table-cell table:style-name="ce25" table:formula="of:=[.$T$3]*SIN(RADIANS([.B116]))+SQRT([.$T$4]^2-([.$T$3]*COS(RADIANS([.B116])))^2)" office:value-type="float" office:value="267.217570394662" calcext:value-type="float">
            <text:p>267,22</text:p>
          </table:table-cell>
          <table:table-cell table:style-name="ce25" table:formula="of:=DEGREES(ATAN(([.C116]-[.$T$2])/[.$T$5]))" office:value-type="float" office:value="13.9636960701417" calcext:value-type="float">
            <text:p>13,9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6]-1" office:value-type="float" office:value="29" calcext:value-type="float">
            <text:p>29</text:p>
          </table:table-cell>
          <table:table-cell table:style-name="ce25" table:formula="of:=[.$T$3]*SIN(RADIANS([.B117]))+SQRT([.$T$4]^2-([.$T$3]*COS(RADIANS([.B117])))^2)" office:value-type="float" office:value="265.996359279801" calcext:value-type="float">
            <text:p>266,00</text:p>
          </table:table-cell>
          <table:table-cell table:style-name="ce25" table:formula="of:=DEGREES(ATAN(([.C117]-[.$T$2])/[.$T$5]))" office:value-type="float" office:value="13.6494811305699" calcext:value-type="float">
            <text:p>13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7]-1" office:value-type="float" office:value="28" calcext:value-type="float">
            <text:p>28</text:p>
          </table:table-cell>
          <table:table-cell table:style-name="ce25" table:formula="of:=[.$T$3]*SIN(RADIANS([.B118]))+SQRT([.$T$4]^2-([.$T$3]*COS(RADIANS([.B118])))^2)" office:value-type="float" office:value="264.768113665049" calcext:value-type="float">
            <text:p>264,77</text:p>
          </table:table-cell>
          <table:table-cell table:style-name="ce25" table:formula="of:=DEGREES(ATAN(([.C118]-[.$T$2])/[.$T$5]))" office:value-type="float" office:value="13.3326098548183" calcext:value-type="float">
            <text:p>13,3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8]-1" office:value-type="float" office:value="27" calcext:value-type="float">
            <text:p>27</text:p>
          </table:table-cell>
          <table:table-cell table:style-name="ce25" table:formula="of:=[.$T$3]*SIN(RADIANS([.B119]))+SQRT([.$T$4]^2-([.$T$3]*COS(RADIANS([.B119])))^2)" office:value-type="float" office:value="263.533355727652" calcext:value-type="float">
            <text:p>263,53</text:p>
          </table:table-cell>
          <table:table-cell table:style-name="ce25" table:formula="of:=DEGREES(ATAN(([.C119]-[.$T$2])/[.$T$5]))" office:value-type="float" office:value="13.013219079456" calcext:value-type="float">
            <text:p>13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19]-1" office:value-type="float" office:value="26" calcext:value-type="float">
            <text:p>26</text:p>
          </table:table-cell>
          <table:table-cell table:style-name="ce25" table:formula="of:=[.$T$3]*SIN(RADIANS([.B120]))+SQRT([.$T$4]^2-([.$T$3]*COS(RADIANS([.B120])))^2)" office:value-type="float" office:value="262.29260666026" calcext:value-type="float">
            <text:p>262,29</text:p>
          </table:table-cell>
          <table:table-cell table:style-name="ce25" table:formula="of:=DEGREES(ATAN(([.C120]-[.$T$2])/[.$T$5]))" office:value-type="float" office:value="12.6914475442428" calcext:value-type="float">
            <text:p>12,6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0]-1" office:value-type="float" office:value="25" calcext:value-type="float">
            <text:p>25</text:p>
          </table:table-cell>
          <table:table-cell table:style-name="ce25" table:formula="of:=[.$T$3]*SIN(RADIANS([.B121]))+SQRT([.$T$4]^2-([.$T$3]*COS(RADIANS([.B121])))^2)" office:value-type="float" office:value="261.046386302944" calcext:value-type="float">
            <text:p>261,05</text:p>
          </table:table-cell>
          <table:table-cell table:style-name="ce25" table:formula="of:=DEGREES(ATAN(([.C121]-[.$T$2])/[.$T$5]))" office:value-type="float" office:value="12.3674357586181" calcext:value-type="float">
            <text:p>12,3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1]-1" office:value-type="float" office:value="24" calcext:value-type="float">
            <text:p>24</text:p>
          </table:table-cell>
          <table:table-cell table:style-name="ce25" table:formula="of:=[.$T$3]*SIN(RADIANS([.B122]))+SQRT([.$T$4]^2-([.$T$3]*COS(RADIANS([.B122])))^2)" office:value-type="float" office:value="259.795212778393" calcext:value-type="float">
            <text:p>259,80</text:p>
          </table:table-cell>
          <table:table-cell table:style-name="ce25" table:formula="of:=DEGREES(ATAN(([.C122]-[.$T$2])/[.$T$5]))" office:value-type="float" office:value="12.041325861591" calcext:value-type="float">
            <text:p>12,04</text:p>
          </table:table-cell>
          <table:table-cell table:number-columns-repeated="2"/>
          <table:table-cell table:style-name="ce25" table:formula="of:=VLOOKUP([.B122];[.$J$3:.$L$26];2;0)" office:value-type="float" office:value="16" calcext:value-type="float">
            <text:p>16,00</text:p>
          </table:table-cell>
          <table:table-cell table:style-name="ce28" table:formula="of:=VLOOKUP([.B122];[.$J$3:.$L$26];3;0)" office:value-type="float" office:value="12.93" calcext:value-type="float">
            <text:p>12,93</text:p>
          </table:table-cell>
          <table:table-cell table:number-columns-repeated="16376"/>
        </table:table-row>
        <table:table-row table:style-name="ro1">
          <table:table-cell/>
          <table:table-cell table:formula="of:=[.B122]-1" office:value-type="float" office:value="23" calcext:value-type="float">
            <text:p>23</text:p>
          </table:table-cell>
          <table:table-cell table:style-name="ce25" table:formula="of:=[.$T$3]*SIN(RADIANS([.B123]))+SQRT([.$T$4]^2-([.$T$3]*COS(RADIANS([.B123])))^2)" office:value-type="float" office:value="258.539602130823" calcext:value-type="float">
            <text:p>258,54</text:p>
          </table:table-cell>
          <table:table-cell table:style-name="ce25" table:formula="of:=DEGREES(ATAN(([.C123]-[.$T$2])/[.$T$5]))" office:value-type="float" office:value="11.7132614754043" calcext:value-type="float">
            <text:p>11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3]-1" office:value-type="float" office:value="22" calcext:value-type="float">
            <text:p>22</text:p>
          </table:table-cell>
          <table:table-cell table:style-name="ce25" table:formula="of:=[.$T$3]*SIN(RADIANS([.B124]))+SQRT([.$T$4]^2-([.$T$3]*COS(RADIANS([.B124])))^2)" office:value-type="float" office:value="257.280067969134" calcext:value-type="float">
            <text:p>257,28</text:p>
          </table:table-cell>
          <table:table-cell table:style-name="ce25" table:formula="of:=DEGREES(ATAN(([.C124]-[.$T$2])/[.$T$5]))" office:value-type="float" office:value="11.3833875533871" calcext:value-type="float">
            <text:p>11,38</text:p>
          </table:table-cell>
          <table:table-cell table:style-name="ce28" table:formula="of:=[.E115]-2" office:value-type="float" office:value="2" calcext:value-type="float">
            <text:p>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4]-1" office:value-type="float" office:value="21" calcext:value-type="float">
            <text:p>21</text:p>
          </table:table-cell>
          <table:table-cell table:style-name="ce25" table:formula="of:=[.$T$3]*SIN(RADIANS([.B125]))+SQRT([.$T$4]^2-([.$T$3]*COS(RADIANS([.B125])))^2)" office:value-type="float" office:value="256.017121114856" calcext:value-type="float">
            <text:p>256,02</text:p>
          </table:table-cell>
          <table:table-cell table:style-name="ce25" table:formula="of:=DEGREES(ATAN(([.C125]-[.$T$2])/[.$T$5]))" office:value-type="float" office:value="11.0518502224465" calcext:value-type="float">
            <text:p>11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5]-1" office:value-type="float" office:value="20" calcext:value-type="float">
            <text:p>20</text:p>
          </table:table-cell>
          <table:table-cell table:style-name="ce25" table:formula="of:=[.$T$3]*SIN(RADIANS([.B126]))+SQRT([.$T$4]^2-([.$T$3]*COS(RADIANS([.B126])))^2)" office:value-type="float" office:value="254.751269255401" calcext:value-type="float">
            <text:p>254,75</text:p>
          </table:table-cell>
          <table:table-cell table:style-name="ce25" table:formula="of:=DEGREES(ATAN(([.C126]-[.$T$2])/[.$T$5]))" office:value-type="float" office:value="10.7187966206848" calcext:value-type="float">
            <text:p>10,72</text:p>
          </table:table-cell>
          <table:table-cell table:number-columns-repeated="2"/>
          <table:table-cell table:style-name="ce25" table:formula="of:=VLOOKUP([.B126];[.$J$3:.$L$26];2;0)" office:value-type="float" office:value="14" calcext:value-type="float">
            <text:p>14,00</text:p>
          </table:table-cell>
          <table:table-cell table:style-name="ce28" table:formula="of:=VLOOKUP([.B126];[.$J$3:.$L$26];3;0)" office:value-type="float" office:value="10.96" calcext:value-type="float">
            <text:p>10,96</text:p>
          </table:table-cell>
          <table:table-cell table:number-columns-repeated="16376"/>
        </table:table-row>
        <table:table-row table:style-name="ro1">
          <table:table-cell/>
          <table:table-cell table:formula="of:=[.B126]-1" office:value-type="float" office:value="19" calcext:value-type="float">
            <text:p>19</text:p>
          </table:table-cell>
          <table:table-cell table:style-name="ce25" table:formula="of:=[.$T$3]*SIN(RADIANS([.B127]))+SQRT([.$T$4]^2-([.$T$3]*COS(RADIANS([.B127])))^2)" office:value-type="float" office:value="253.483016603167" calcext:value-type="float">
            <text:p>253,48</text:p>
          </table:table-cell>
          <table:table-cell table:style-name="ce25" table:formula="of:=DEGREES(ATAN(([.C127]-[.$T$2])/[.$T$5]))" office:value-type="float" office:value="10.3843747306601" calcext:value-type="float">
            <text:p>10,3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7]-1" office:value-type="float" office:value="18" calcext:value-type="float">
            <text:p>18</text:p>
          </table:table-cell>
          <table:table-cell table:style-name="ce25" table:formula="of:=[.$T$3]*SIN(RADIANS([.B128]))+SQRT([.$T$4]^2-([.$T$3]*COS(RADIANS([.B128])))^2)" office:value-type="float" office:value="252.212863561011" calcext:value-type="float">
            <text:p>252,21</text:p>
          </table:table-cell>
          <table:table-cell table:style-name="ce25" table:formula="of:=DEGREES(ATAN(([.C128]-[.$T$2])/[.$T$5]))" office:value-type="float" office:value="10.0487332088374" calcext:value-type="float">
            <text:p>10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8]-1" office:value-type="float" office:value="17" calcext:value-type="float">
            <text:p>17</text:p>
          </table:table-cell>
          <table:table-cell table:style-name="ce25" table:formula="of:=[.$T$3]*SIN(RADIANS([.B129]))+SQRT([.$T$4]^2-([.$T$3]*COS(RADIANS([.B129])))^2)" office:value-type="float" office:value="250.941306394607" calcext:value-type="float">
            <text:p>250,94</text:p>
          </table:table-cell>
          <table:table-cell table:style-name="ce25" table:formula="of:=DEGREES(ATAN(([.C129]-[.$T$2])/[.$T$5]))" office:value-type="float" office:value="9.71202121180655" calcext:value-type="float">
            <text:p>9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29]-1" office:value-type="float" office:value="16" calcext:value-type="float">
            <text:p>16</text:p>
          </table:table-cell>
          <table:table-cell table:style-name="ce25" table:formula="of:=[.$T$3]*SIN(RADIANS([.B130]))+SQRT([.$T$4]^2-([.$T$3]*COS(RADIANS([.B130])))^2)" office:value-type="float" office:value="249.668836912207" calcext:value-type="float">
            <text:p>249,67</text:p>
          </table:table-cell>
          <table:table-cell table:style-name="ce25" table:formula="of:=DEGREES(ATAN(([.C130]-[.$T$2])/[.$T$5]))" office:value-type="float" office:value="9.37438821986126" calcext:value-type="float">
            <text:p>9,3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0]-1" office:value-type="float" office:value="15" calcext:value-type="float">
            <text:p>15</text:p>
          </table:table-cell>
          <table:table-cell table:style-name="ce25" table:formula="of:=[.$T$3]*SIN(RADIANS([.B131]))+SQRT([.$T$4]^2-([.$T$3]*COS(RADIANS([.B131])))^2)" office:value-type="float" office:value="248.395942152298" calcext:value-type="float">
            <text:p>248,40</text:p>
          </table:table-cell>
          <table:table-cell table:style-name="ce25" table:formula="of:=DEGREES(ATAN(([.C131]-[.$T$2])/[.$T$5]))" office:value-type="float" office:value="9.03598385855692" calcext:value-type="float">
            <text:p>9,0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1]-1" office:value-type="float" office:value="14" calcext:value-type="float">
            <text:p>14</text:p>
          </table:table-cell>
          <table:table-cell table:style-name="ce25" table:formula="of:=[.$T$3]*SIN(RADIANS([.B132]))+SQRT([.$T$4]^2-([.$T$3]*COS(RADIANS([.B132])))^2)" office:value-type="float" office:value="247.123104079645" calcext:value-type="float">
            <text:p>247,12</text:p>
          </table:table-cell>
          <table:table-cell table:style-name="ce25" table:formula="of:=DEGREES(ATAN(([.C132]-[.$T$2])/[.$T$5]))" office:value-type="float" office:value="8.69695771887807" calcext:value-type="float">
            <text:p>8,70</text:p>
          </table:table-cell>
          <table:table-cell table:number-columns-repeated="2"/>
          <table:table-cell table:style-name="ce25" table:formula="of:=VLOOKUP([.B132];[.$J$3:.$L$26];2;0)" office:value-type="float" office:value="12" calcext:value-type="float">
            <text:p>12,00</text:p>
          </table:table-cell>
          <table:table-cell table:style-name="ce28" table:formula="of:=VLOOKUP([.B132];[.$J$3:.$L$26];3;0)" office:value-type="float" office:value="8.84" calcext:value-type="float">
            <text:p>8,84</text:p>
          </table:table-cell>
          <table:table-cell table:number-columns-repeated="16376"/>
        </table:table-row>
        <table:table-row table:style-name="ro1">
          <table:table-cell/>
          <table:table-cell table:formula="of:=[.B132]-1" office:value-type="float" office:value="13" calcext:value-type="float">
            <text:p>13</text:p>
          </table:table-cell>
          <table:table-cell table:style-name="ce25" table:formula="of:=[.$T$3]*SIN(RADIANS([.B133]))+SQRT([.$T$4]^2-([.$T$3]*COS(RADIANS([.B133])))^2)" office:value-type="float" office:value="245.85079929019" calcext:value-type="float">
            <text:p>245,85</text:p>
          </table:table-cell>
          <table:table-cell table:style-name="ce25" table:formula="of:=DEGREES(ATAN(([.C133]-[.$T$2])/[.$T$5]))" office:value-type="float" office:value="8.35745917665761" calcext:value-type="float">
            <text:p>8,36</text:p>
          </table:table-cell>
          <table:table-cell table:style-name="ce28" table:formula="of:=[.E124]-2" office:value-type="float" office:value="0" calcext:value-type="float">
            <text:p>0</text:p>
          </table:table-cell>
          <table:table-cell table:style-name="ce25" office:value-type="float" office:value="-1.66" calcext:value-type="float">
            <text:p>-1,66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3]-1" office:value-type="float" office:value="12" calcext:value-type="float">
            <text:p>12</text:p>
          </table:table-cell>
          <table:table-cell table:style-name="ce25" table:formula="of:=[.$T$3]*SIN(RADIANS([.B134]))+SQRT([.$T$4]^2-([.$T$3]*COS(RADIANS([.B134])))^2)" office:value-type="float" office:value="244.579498725274" calcext:value-type="float">
            <text:p>244,58</text:p>
          </table:table-cell>
          <table:table-cell table:style-name="ce25" table:formula="of:=DEGREES(ATAN(([.C134]-[.$T$2])/[.$T$5]))" office:value-type="float" office:value="8.01763721189748" calcext:value-type="float">
            <text:p>8,0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4]-1" office:value-type="float" office:value="11" calcext:value-type="float">
            <text:p>11</text:p>
          </table:table-cell>
          <table:table-cell table:style-name="ce25" table:formula="of:=[.$T$3]*SIN(RADIANS([.B135]))+SQRT([.$T$4]^2-([.$T$3]*COS(RADIANS([.B135])))^2)" office:value-type="float" office:value="243.309667395609" calcext:value-type="float">
            <text:p>243,31</text:p>
          </table:table-cell>
          <table:table-cell table:style-name="ce25" table:formula="of:=DEGREES(ATAN(([.C135]-[.$T$2])/[.$T$5]))" office:value-type="float" office:value="7.67764022864259" calcext:value-type="float">
            <text:p>7,6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5]-1" office:value-type="float" office:value="10" calcext:value-type="float">
            <text:p>10</text:p>
          </table:table-cell>
          <table:table-cell table:style-name="ce25" table:formula="of:=[.$T$3]*SIN(RADIANS([.B136]))+SQRT([.$T$4]^2-([.$T$3]*COS(RADIANS([.B136])))^2)" office:value-type="float" office:value="242.041764115433" calcext:value-type="float">
            <text:p>242,04</text:p>
          </table:table-cell>
          <table:table-cell table:style-name="ce25" table:formula="of:=DEGREES(ATAN(([.C136]-[.$T$2])/[.$T$5]))" office:value-type="float" office:value="7.33761587605882" calcext:value-type="float">
            <text:p>7,3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6]-1" office:value-type="float" office:value="9" calcext:value-type="float">
            <text:p>9</text:p>
          </table:table-cell>
          <table:table-cell table:style-name="ce25" table:formula="of:=[.$T$3]*SIN(RADIANS([.B137]))+SQRT([.$T$4]^2-([.$T$3]*COS(RADIANS([.B137])))^2)" office:value-type="float" office:value="240.776241247236" calcext:value-type="float">
            <text:p>240,78</text:p>
          </table:table-cell>
          <table:table-cell table:style-name="ce25" table:formula="of:=DEGREES(ATAN(([.C137]-[.$T$2])/[.$T$5]))" office:value-type="float" office:value="6.9977108713592" calcext:value-type="float">
            <text:p>7,0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7]-1" office:value-type="float" office:value="8" calcext:value-type="float">
            <text:p>8</text:p>
          </table:table-cell>
          <table:table-cell table:style-name="ce25" table:formula="of:=[.$T$3]*SIN(RADIANS([.B138]))+SQRT([.$T$4]^2-([.$T$3]*COS(RADIANS([.B138])))^2)" office:value-type="float" office:value="239.513544457451" calcext:value-type="float">
            <text:p>239,51</text:p>
          </table:table-cell>
          <table:table-cell table:style-name="ce25" table:formula="of:=DEGREES(ATAN(([.C138]-[.$T$2])/[.$T$5]))" office:value-type="float" office:value="6.65807082521338" calcext:value-type="float">
            <text:p>6,66</text:p>
          </table:table-cell>
          <table:table-cell table:style-name="ce28" table:formula="of:=[.E133]-2" office:value-type="float" office:value="-2" calcext:value-type="float">
            <text:p>-2</text:p>
          </table:table-cell>
          <table:table-cell table:style-name="ce25" office:value-type="float" office:value="-2.51" calcext:value-type="float">
            <text:p>-2,5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38]-1" office:value-type="float" office:value="7" calcext:value-type="float">
            <text:p>7</text:p>
          </table:table-cell>
          <table:table-cell table:style-name="ce25" table:formula="of:=[.$T$3]*SIN(RADIANS([.B139]))+SQRT([.$T$4]^2-([.$T$3]*COS(RADIANS([.B139])))^2)" office:value-type="float" office:value="238.254112483438" calcext:value-type="float">
            <text:p>238,25</text:p>
          </table:table-cell>
          <table:table-cell table:style-name="ce25" table:formula="of:=DEGREES(ATAN(([.C139]-[.$T$2])/[.$T$5]))" office:value-type="float" office:value="6.31884007026027" calcext:value-type="float">
            <text:p>6,32</text:p>
          </table:table-cell>
          <table:table-cell table:number-columns-repeated="2"/>
          <table:table-cell table:style-name="ce25" table:formula="of:=VLOOKUP([.B139];[.$J$3:.$L$26];2;0)" office:value-type="float" office:value="10" calcext:value-type="float">
            <text:p>10,00</text:p>
          </table:table-cell>
          <table:table-cell table:style-name="ce28" table:formula="of:=VLOOKUP([.B139];[.$J$3:.$L$26];3;0)" office:value-type="float" office:value="6.02" calcext:value-type="float">
            <text:p>6,02</text:p>
          </table:table-cell>
          <table:table-cell table:number-columns-repeated="16376"/>
        </table:table-row>
        <table:table-row table:style-name="ro1">
          <table:table-cell/>
          <table:table-cell table:formula="of:=[.B139]-1" office:value-type="float" office:value="6" calcext:value-type="float">
            <text:p>6</text:p>
          </table:table-cell>
          <table:table-cell table:style-name="ce25" table:formula="of:=[.$T$3]*SIN(RADIANS([.B140]))+SQRT([.$T$4]^2-([.$T$3]*COS(RADIANS([.B140])))^2)" office:value-type="float" office:value="236.998376912116" calcext:value-type="float">
            <text:p>237,00</text:p>
          </table:table-cell>
          <table:table-cell table:style-name="ce25" table:formula="of:=DEGREES(ATAN(([.C140]-[.$T$2])/[.$T$5]))" office:value-type="float" office:value="5.980161493326" calcext:value-type="float">
            <text:p>5,9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0]-1" office:value-type="float" office:value="5" calcext:value-type="float">
            <text:p>5</text:p>
          </table:table-cell>
          <table:table-cell table:style-name="ce25" table:formula="of:=[.$T$3]*SIN(RADIANS([.B141]))+SQRT([.$T$4]^2-([.$T$3]*COS(RADIANS([.B141])))^2)" office:value-type="float" office:value="235.746761970521" calcext:value-type="float">
            <text:p>235,75</text:p>
          </table:table-cell>
          <table:table-cell table:style-name="ce25" table:formula="of:=DEGREES(ATAN(([.C141]-[.$T$2])/[.$T$5]))" office:value-type="float" office:value="5.64217637192753" calcext:value-type="float">
            <text:p>5,6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1]-1" office:value-type="float" office:value="4" calcext:value-type="float">
            <text:p>4</text:p>
          </table:table-cell>
          <table:table-cell table:style-name="ce25" table:formula="of:=[.$T$3]*SIN(RADIANS([.B142]))+SQRT([.$T$4]^2-([.$T$3]*COS(RADIANS([.B142])))^2)" office:value-type="float" office:value="234.499684328577" calcext:value-type="float">
            <text:p>234,50</text:p>
          </table:table-cell>
          <table:table-cell table:style-name="ce25" table:formula="of:=DEGREES(ATAN(([.C142]-[.$T$2])/[.$T$5]))" office:value-type="float" office:value="5.30502421561607" calcext:value-type="float">
            <text:p>5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2]-1" office:value-type="float" office:value="3" calcext:value-type="float">
            <text:p>3</text:p>
          </table:table-cell>
          <table:table-cell table:style-name="ce25" table:formula="of:=[.$T$3]*SIN(RADIANS([.B143]))+SQRT([.$T$4]^2-([.$T$3]*COS(RADIANS([.B143])))^2)" office:value-type="float" office:value="233.25755291431" calcext:value-type="float">
            <text:p>233,26</text:p>
          </table:table-cell>
          <table:table-cell table:style-name="ce25" table:formula="of:=DEGREES(ATAN(([.C143]-[.$T$2])/[.$T$5]))" office:value-type="float" office:value="4.96884261268611" calcext:value-type="float">
            <text:p>4,97</text:p>
          </table:table-cell>
          <table:table-cell table:number-columns-repeated="2"/>
          <table:table-cell table:style-name="ce25" table:formula="of:=VLOOKUP([.B143];[.$J$3:.$L$26];2;0)" office:value-type="float" office:value="8" calcext:value-type="float">
            <text:p>8,00</text:p>
          </table:table-cell>
          <table:table-cell table:style-name="ce28" table:formula="of:=VLOOKUP([.B143];[.$J$3:.$L$26];3;0)" office:value-type="float" office:value="4.88" calcext:value-type="float">
            <text:p>4,88</text:p>
          </table:table-cell>
          <table:table-cell table:number-columns-repeated="16376"/>
        </table:table-row>
        <table:table-row table:style-name="ro1">
          <table:table-cell/>
          <table:table-cell table:formula="of:=[.B143]-1" office:value-type="float" office:value="2" calcext:value-type="float">
            <text:p>2</text:p>
          </table:table-cell>
          <table:table-cell table:style-name="ce25" table:formula="of:=[.$T$3]*SIN(RADIANS([.B144]))+SQRT([.$T$4]^2-([.$T$3]*COS(RADIANS([.B144])))^2)" office:value-type="float" office:value="232.020768741736" calcext:value-type="float">
            <text:p>232,02</text:p>
          </table:table-cell>
          <table:table-cell table:style-name="ce25" table:formula="of:=DEGREES(ATAN(([.C144]-[.$T$2])/[.$T$5]))" office:value-type="float" office:value="4.63376708274355" calcext:value-type="float">
            <text:p>4,6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4]-1" office:value-type="float" office:value="1" calcext:value-type="float">
            <text:p>1</text:p>
          </table:table-cell>
          <table:table-cell table:style-name="ce25" table:formula="of:=[.$T$3]*SIN(RADIANS([.B145]))+SQRT([.$T$4]^2-([.$T$3]*COS(RADIANS([.B145])))^2)" office:value-type="float" office:value="230.789724751575" calcext:value-type="float">
            <text:p>230,79</text:p>
          </table:table-cell>
          <table:table-cell table:style-name="ce25" table:formula="of:=DEGREES(ATAN(([.C145]-[.$T$2])/[.$T$5]))" office:value-type="float" office:value="4.29993093559183" calcext:value-type="float">
            <text:p>4,3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5]-1" office:value-type="float" office:value="0" calcext:value-type="float">
            <text:p>0</text:p>
          </table:table-cell>
          <table:table-cell table:style-name="ce25" table:formula="of:=[.$T$3]*SIN(RADIANS([.B146]))+SQRT([.$T$4]^2-([.$T$3]*COS(RADIANS([.B146])))^2)" office:value-type="float" office:value="229.56480566498" calcext:value-type="float">
            <text:p>229,56</text:p>
          </table:table-cell>
          <table:table-cell table:style-name="ce25" table:formula="of:=DEGREES(ATAN(([.C146]-[.$T$2])/[.$T$5]))" office:value-type="float" office:value="3.96746513685774" calcext:value-type="float">
            <text:p>3,9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6]-1" office:value-type="float" office:value="-1" calcext:value-type="float">
            <text:p>-1</text:p>
          </table:table-cell>
          <table:table-cell table:style-name="ce25" table:formula="of:=[.$T$3]*SIN(RADIANS([.B147]))+SQRT([.$T$4]^2-([.$T$3]*COS(RADIANS([.B147])))^2)" office:value-type="float" office:value="228.346387850356" calcext:value-type="float">
            <text:p>228,35</text:p>
          </table:table-cell>
          <table:table-cell table:style-name="ce25" table:formula="of:=DEGREES(ATAN(([.C147]-[.$T$2])/[.$T$5]))" office:value-type="float" office:value="3.63649818073965" calcext:value-type="float">
            <text:p>3,64</text:p>
          </table:table-cell>
          <table:table-cell table:number-columns-repeated="2"/>
          <table:table-cell table:style-name="ce25" table:formula="of:=VLOOKUP([.B147];[.$J$3:.$L$26];2;0)" office:value-type="float" office:value="6" calcext:value-type="float">
            <text:p>6,00</text:p>
          </table:table-cell>
          <table:table-cell table:style-name="ce28" table:formula="of:=VLOOKUP([.B147];[.$J$3:.$L$26];3;0)" office:value-type="float" office:value="2.83" calcext:value-type="float">
            <text:p>2,83</text:p>
          </table:table-cell>
          <table:table-cell table:number-columns-repeated="16376"/>
        </table:table-row>
        <table:table-row table:style-name="ro1">
          <table:table-cell/>
          <table:table-cell table:formula="of:=[.B147]-1" office:value-type="float" office:value="-2" calcext:value-type="float">
            <text:p>-2</text:p>
          </table:table-cell>
          <table:table-cell table:style-name="ce25" table:formula="of:=[.$T$3]*SIN(RADIANS([.B148]))+SQRT([.$T$4]^2-([.$T$3]*COS(RADIANS([.B148])))^2)" office:value-type="float" office:value="227.134839203385" calcext:value-type="float">
            <text:p>227,13</text:p>
          </table:table-cell>
          <table:table-cell table:style-name="ce25" table:formula="of:=DEGREES(ATAN(([.C148]-[.$T$2])/[.$T$5]))" office:value-type="float" office:value="3.30715597021973" calcext:value-type="float">
            <text:p>3,31</text:p>
          </table:table-cell>
          <table:table-cell table:style-name="ce28" table:formula="of:=[.E138]-2" office:value-type="float" office:value="-4" calcext:value-type="float">
            <text:p>-4</text:p>
          </table:table-cell>
          <table:table-cell table:style-name="ce25" office:value-type="float" office:value="-4.82" calcext:value-type="float">
            <text:p>-4,82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8]-1" office:value-type="float" office:value="-3" calcext:value-type="float">
            <text:p>-3</text:p>
          </table:table-cell>
          <table:table-cell table:style-name="ce25" table:formula="of:=[.$T$3]*SIN(RADIANS([.B149]))+SQRT([.$T$4]^2-([.$T$3]*COS(RADIANS([.B149])))^2)" office:value-type="float" office:value="225.930519040298" calcext:value-type="float">
            <text:p>225,93</text:p>
          </table:table-cell>
          <table:table-cell table:style-name="ce25" table:formula="of:=DEGREES(ATAN(([.C149]-[.$T$2])/[.$T$5]))" office:value-type="float" office:value="2.97956170503977" calcext:value-type="float">
            <text:p>2,9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49]-1" office:value-type="float" office:value="-4" calcext:value-type="float">
            <text:p>-4</text:p>
          </table:table-cell>
          <table:table-cell table:style-name="ce25" table:formula="of:=[.$T$3]*SIN(RADIANS([.B150]))+SQRT([.$T$4]^2-([.$T$3]*COS(RADIANS([.B150])))^2)" office:value-type="float" office:value="224.733778004399" calcext:value-type="float">
            <text:p>224,73</text:p>
          </table:table-cell>
          <table:table-cell table:style-name="ce25" table:formula="of:=DEGREES(ATAN(([.C150]-[.$T$2])/[.$T$5]))" office:value-type="float" office:value="2.65383577769714" calcext:value-type="float">
            <text:p>2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0]-1" office:value-type="float" office:value="-5" calcext:value-type="float">
            <text:p>-5</text:p>
          </table:table-cell>
          <table:table-cell table:style-name="ce25" table:formula="of:=[.$T$3]*SIN(RADIANS([.B151]))+SQRT([.$T$4]^2-([.$T$3]*COS(RADIANS([.B151])))^2)" office:value-type="float" office:value="223.544957985849" calcext:value-type="float">
            <text:p>223,54</text:p>
          </table:table-cell>
          <table:table-cell table:style-name="ce25" table:formula="of:=DEGREES(ATAN(([.C151]-[.$T$2])/[.$T$5]))" office:value-type="float" office:value="2.33009567767331" calcext:value-type="float">
            <text:p>2,3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1]-1" office:value-type="float" office:value="-6" calcext:value-type="float">
            <text:p>-6</text:p>
          </table:table-cell>
          <table:table-cell table:style-name="ce25" table:formula="of:=[.$T$3]*SIN(RADIANS([.B152]))+SQRT([.$T$4]^2-([.$T$3]*COS(RADIANS([.B152])))^2)" office:value-type="float" office:value="222.364392054644" calcext:value-type="float">
            <text:p>222,36</text:p>
          </table:table-cell>
          <table:table-cell table:style-name="ce25" table:formula="of:=DEGREES(ATAN(([.C152]-[.$T$2])/[.$T$5]))" office:value-type="float" office:value="2.00845590406423" calcext:value-type="float">
            <text:p>2,01</text:p>
          </table:table-cell>
          <table:table-cell table:number-columns-repeated="2"/>
          <table:table-cell table:style-name="ce25" table:formula="of:=VLOOKUP([.B152];[.$J$3:.$L$26];2;0)" office:value-type="float" office:value="4" calcext:value-type="float">
            <text:p>4,00</text:p>
          </table:table-cell>
          <table:table-cell table:style-name="ce28" table:formula="of:=VLOOKUP([.B152];[.$J$3:.$L$26];3;0)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/>
          <table:table-cell table:formula="of:=[.B152]-1" office:value-type="float" office:value="-7" calcext:value-type="float">
            <text:p>-7</text:p>
          </table:table-cell>
          <table:table-cell table:style-name="ce25" table:formula="of:=[.$T$3]*SIN(RADIANS([.B153]))+SQRT([.$T$4]^2-([.$T$3]*COS(RADIANS([.B153])))^2)" office:value-type="float" office:value="221.192404406717" calcext:value-type="float">
            <text:p>221,19</text:p>
          </table:table-cell>
          <table:table-cell table:style-name="ce25" table:formula="of:=DEGREES(ATAN(([.C153]-[.$T$2])/[.$T$5]))" office:value-type="float" office:value="1.68902788673715" calcext:value-type="float">
            <text:p>1,6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3]-1" office:value-type="float" office:value="-8" calcext:value-type="float">
            <text:p>-8</text:p>
          </table:table-cell>
          <table:table-cell table:style-name="ce25" table:formula="of:=[.$T$3]*SIN(RADIANS([.B154]))+SQRT([.$T$4]^2-([.$T$3]*COS(RADIANS([.B154])))^2)" office:value-type="float" office:value="220.029310323041" calcext:value-type="float">
            <text:p>220,03</text:p>
          </table:table-cell>
          <table:table-cell table:style-name="ce25" table:formula="of:=DEGREES(ATAN(([.C154]-[.$T$2])/[.$T$5]))" office:value-type="float" office:value="1.37191991609625" calcext:value-type="float">
            <text:p>1,3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4]-1" office:value-type="float" office:value="-9" calcext:value-type="float">
            <text:p>-9</text:p>
          </table:table-cell>
          <table:table-cell table:style-name="ce25" table:formula="of:=[.$T$3]*SIN(RADIANS([.B155]))+SQRT([.$T$4]^2-([.$T$3]*COS(RADIANS([.B155])))^2)" office:value-type="float" office:value="218.875416141604" calcext:value-type="float">
            <text:p>218,88</text:p>
          </table:table-cell>
          <table:table-cell table:style-name="ce25" table:formula="of:=DEGREES(ATAN(([.C155]-[.$T$2])/[.$T$5]))" office:value-type="float" office:value="1.05723708149612" calcext:value-type="float">
            <text:p>1,06</text:p>
          </table:table-cell>
          <table:table-cell table:style-name="ce28" table:formula="of:=[.E148]-2" office:value-type="float" office:value="-6" calcext:value-type="float">
            <text:p>-6</text:p>
          </table:table-cell>
          <table:table-cell table:style-name="ce25" office:value-type="float" office:value="-6.71" calcext:value-type="float">
            <text:p>-6,7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5]-1" office:value-type="float" office:value="-10" calcext:value-type="float">
            <text:p>-10</text:p>
          </table:table-cell>
          <table:table-cell table:style-name="ce25" table:formula="of:=[.$T$3]*SIN(RADIANS([.B156]))+SQRT([.$T$4]^2-([.$T$3]*COS(RADIANS([.B156])))^2)" office:value-type="float" office:value="217.731019242062" calcext:value-type="float">
            <text:p>217,73</text:p>
          </table:table-cell>
          <table:table-cell table:style-name="ce25" table:formula="of:=DEGREES(ATAN(([.C156]-[.$T$2])/[.$T$5]))" office:value-type="float" office:value="0.745081218301517" calcext:value-type="float">
            <text:p>0,7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6]-1" office:value-type="float" office:value="-11" calcext:value-type="float">
            <text:p>-11</text:p>
          </table:table-cell>
          <table:table-cell table:style-name="ce25" table:formula="of:=[.$T$3]*SIN(RADIANS([.B157]))+SQRT([.$T$4]^2-([.$T$3]*COS(RADIANS([.B157])))^2)" office:value-type="float" office:value="216.596408042893" calcext:value-type="float">
            <text:p>216,60</text:p>
          </table:table-cell>
          <table:table-cell table:style-name="ce25" table:formula="of:=DEGREES(ATAN(([.C157]-[.$T$2])/[.$T$5]))" office:value-type="float" office:value="0.435550863551582" calcext:value-type="float">
            <text:p>0,4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7]-1" office:value-type="float" office:value="-12" calcext:value-type="float">
            <text:p>-12</text:p>
          </table:table-cell>
          <table:table-cell table:style-name="ce25" table:formula="of:=[.$T$3]*SIN(RADIANS([.B158]))+SQRT([.$T$4]^2-([.$T$3]*COS(RADIANS([.B158])))^2)" office:value-type="float" office:value="215.471862010788" calcext:value-type="float">
            <text:p>215,47</text:p>
          </table:table-cell>
          <table:table-cell table:style-name="ce25" table:formula="of:=DEGREES(ATAN(([.C158]-[.$T$2])/[.$T$5]))" office:value-type="float" office:value="0.128741220148665" calcext:value-type="float">
            <text:p>0,1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58]-1" office:value-type="float" office:value="-13" calcext:value-type="float">
            <text:p>-13</text:p>
          </table:table-cell>
          <table:table-cell table:style-name="ce25" table:formula="of:=[.$T$3]*SIN(RADIANS([.B159]))+SQRT([.$T$4]^2-([.$T$3]*COS(RADIANS([.B159])))^2)" office:value-type="float" office:value="214.357651682049" calcext:value-type="float">
            <text:p>214,36</text:p>
          </table:table-cell>
          <table:table-cell table:style-name="ce25" table:formula="of:=DEGREES(ATAN(([.C159]-[.$T$2])/[.$T$5]))" office:value-type="float" office:value="-0.17525587054452" calcext:value-type="float">
            <text:p>-0,18</text:p>
          </table:table-cell>
          <table:table-cell table:number-columns-repeated="2"/>
          <table:table-cell table:style-name="ce25" table:formula="of:=VLOOKUP([.B159];[.$J$3:.$L$26];2;0)" office:value-type="float" office:value="2" calcext:value-type="float">
            <text:p>2,00</text:p>
          </table:table-cell>
          <table:table-cell table:style-name="ce28" table:formula="of:=VLOOKUP([.B159];[.$J$3:.$L$26];3;0)" office:value-type="float" office:value="-0.73" calcext:value-type="float">
            <text:p>-0,73</text:p>
          </table:table-cell>
          <table:table-cell table:number-columns-repeated="16376"/>
        </table:table-row>
        <table:table-row table:style-name="ro1">
          <table:table-cell/>
          <table:table-cell table:formula="of:=[.B159]-1" office:value-type="float" office:value="-14" calcext:value-type="float">
            <text:p>-14</text:p>
          </table:table-cell>
          <table:table-cell table:style-name="ce25" table:formula="of:=[.$T$3]*SIN(RADIANS([.B160]))+SQRT([.$T$4]^2-([.$T$3]*COS(RADIANS([.B160])))^2)" office:value-type="float" office:value="213.254038695691" calcext:value-type="float">
            <text:p>213,25</text:p>
          </table:table-cell>
          <table:table-cell table:style-name="ce25" table:formula="of:=DEGREES(ATAN(([.C160]-[.$T$2])/[.$T$5]))" office:value-type="float" office:value="-0.476351947849736" calcext:value-type="float">
            <text:p>-0,4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0]-1" office:value-type="float" office:value="-15" calcext:value-type="float">
            <text:p>-15</text:p>
          </table:table-cell>
          <table:table-cell table:style-name="ce25" table:formula="of:=[.$T$3]*SIN(RADIANS([.B161]))+SQRT([.$T$4]^2-([.$T$3]*COS(RADIANS([.B161])))^2)" office:value-type="float" office:value="212.161275837945" calcext:value-type="float">
            <text:p>212,16</text:p>
          </table:table-cell>
          <table:table-cell table:style-name="ce25" table:formula="of:=DEGREES(ATAN(([.C161]-[.$T$2])/[.$T$5]))" office:value-type="float" office:value="-0.774461942842521" calcext:value-type="float">
            <text:p>-0,77</text:p>
          </table:table-cell>
          <table:table-cell table:number-columns-repeated="2"/>
          <table:table-cell table:style-name="ce25" table:formula="of:=VLOOKUP([.B161];[.$J$3:.$L$26];2;0)" office:value-type="float" office:value="0" calcext:value-type="float">
            <text:p>0,00</text:p>
          </table:table-cell>
          <table:table-cell table:style-name="ce28" table:formula="of:=VLOOKUP([.B161];[.$J$3:.$L$26];3;0)" office:value-type="float" office:value="-1.25" calcext:value-type="float">
            <text:p>-1,25</text:p>
          </table:table-cell>
          <table:table-cell table:number-columns-repeated="16376"/>
        </table:table-row>
        <table:table-row table:style-name="ro1">
          <table:table-cell/>
          <table:table-cell table:formula="of:=[.B161]-1" office:value-type="float" office:value="-16" calcext:value-type="float">
            <text:p>-16</text:p>
          </table:table-cell>
          <table:table-cell table:style-name="ce25" table:formula="of:=[.$T$3]*SIN(RADIANS([.B162]))+SQRT([.$T$4]^2-([.$T$3]*COS(RADIANS([.B162])))^2)" office:value-type="float" office:value="211.079607097827" calcext:value-type="float">
            <text:p>211,08</text:p>
          </table:table-cell>
          <table:table-cell table:style-name="ce25" table:formula="of:=DEGREES(ATAN(([.C162]-[.$T$2])/[.$T$5]))" office:value-type="float" office:value="-1.06950418155777" calcext:value-type="float">
            <text:p>-1,07</text:p>
          </table:table-cell>
          <table:table-cell table:style-name="ce28" table:formula="of:=[.E155]-2" office:value-type="float" office:value="-8" calcext:value-type="float">
            <text:p>-8</text:p>
          </table:table-cell>
          <table:table-cell table:style-name="ce25" office:value-type="float" office:value="-8.51" calcext:value-type="float">
            <text:p>-8,5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2]-1" office:value-type="float" office:value="-17" calcext:value-type="float">
            <text:p>-17</text:p>
          </table:table-cell>
          <table:table-cell table:style-name="ce25" table:formula="of:=[.$T$3]*SIN(RADIANS([.B163]))+SQRT([.$T$4]^2-([.$T$3]*COS(RADIANS([.B163])))^2)" office:value-type="float" office:value="210.009267733423" calcext:value-type="float">
            <text:p>210,01</text:p>
          </table:table-cell>
          <table:table-cell table:style-name="ce25" table:formula="of:=DEGREES(ATAN(([.C163]-[.$T$2])/[.$T$5]))" office:value-type="float" office:value="-1.36140038057053" calcext:value-type="float">
            <text:p>-1,3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3]-1" office:value-type="float" office:value="-18" calcext:value-type="float">
            <text:p>-18</text:p>
          </table:table-cell>
          <table:table-cell table:style-name="ce25" table:formula="of:=[.$T$3]*SIN(RADIANS([.B164]))+SQRT([.$T$4]^2-([.$T$3]*COS(RADIANS([.B164])))^2)" office:value-type="float" office:value="208.950484348518" calcext:value-type="float">
            <text:p>208,95</text:p>
          </table:table-cell>
          <table:table-cell table:style-name="ce25" table:formula="of:=DEGREES(ATAN(([.C164]-[.$T$2])/[.$T$5]))" office:value-type="float" office:value="-1.65007563521544" calcext:value-type="float">
            <text:p>-1,65</text:p>
          </table:table-cell>
          <table:table-cell table:number-columns-repeated="2"/>
          <table:table-cell table:style-name="ce25" table:formula="of:=VLOOKUP([.B164];[.$J$3:.$L$26];2;0)" office:value-type="float" office:value="-2" calcext:value-type="float">
            <text:p>-2,00</text:p>
          </table:table-cell>
          <table:table-cell table:style-name="ce28" table:formula="of:=VLOOKUP([.B164];[.$J$3:.$L$26];3;0)" office:value-type="float" office:value="-3.52" calcext:value-type="float">
            <text:p>-3,52</text:p>
          </table:table-cell>
          <table:table-cell table:number-columns-repeated="16376"/>
        </table:table-row>
        <table:table-row table:style-name="ro1">
          <table:table-cell/>
          <table:table-cell table:formula="of:=[.B164]-1" office:value-type="float" office:value="-19" calcext:value-type="float">
            <text:p>-19</text:p>
          </table:table-cell>
          <table:table-cell table:style-name="ce25" table:formula="of:=[.$T$3]*SIN(RADIANS([.B165]))+SQRT([.$T$4]^2-([.$T$3]*COS(RADIANS([.B165])))^2)" office:value-type="float" office:value="207.903474979165" calcext:value-type="float">
            <text:p>207,90</text:p>
          </table:table-cell>
          <table:table-cell table:style-name="ce25" table:formula="of:=DEGREES(ATAN(([.C165]-[.$T$2])/[.$T$5]))" office:value-type="float" office:value="-1.93545840072981" calcext:value-type="float">
            <text:p>-1,9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5]-1" office:value-type="float" office:value="-20" calcext:value-type="float">
            <text:p>-20</text:p>
          </table:table-cell>
          <table:table-cell table:style-name="ce25" table:formula="of:=[.$T$3]*SIN(RADIANS([.B166]))+SQRT([.$T$4]^2-([.$T$3]*COS(RADIANS([.B166])))^2)" office:value-type="float" office:value="206.868449189808" calcext:value-type="float">
            <text:p>206,87</text:p>
          </table:table-cell>
          <table:table-cell table:style-name="ce25" table:formula="of:=DEGREES(ATAN(([.C166]-[.$T$2])/[.$T$5]))" office:value-type="float" office:value="-2.21748046662474" calcext:value-type="float">
            <text:p>-2,22</text:p>
          </table:table-cell>
          <table:table-cell table:style-name="ce28" table:formula="of:=[.E162]-2" office:value-type="float" office:value="-10" calcext:value-type="float">
            <text:p>-10</text:p>
          </table:table-cell>
          <table:table-cell table:style-name="ce25" office:value-type="float" office:value="-10.51" calcext:value-type="float">
            <text:p>-10,51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6]-1" office:value-type="float" office:value="-21" calcext:value-type="float">
            <text:p>-21</text:p>
          </table:table-cell>
          <table:table-cell table:style-name="ce25" table:formula="of:=[.$T$3]*SIN(RADIANS([.B167]))+SQRT([.$T$4]^2-([.$T$3]*COS(RADIANS([.B167])))^2)" office:value-type="float" office:value="205.845608178514" calcext:value-type="float">
            <text:p>205,85</text:p>
          </table:table-cell>
          <table:table-cell table:style-name="ce25" table:formula="of:=DEGREES(ATAN(([.C167]-[.$T$2])/[.$T$5]))" office:value-type="float" office:value="-2.49607692460472" calcext:value-type="float">
            <text:p>-2,5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7]-1" office:value-type="float" office:value="-22" calcext:value-type="float">
            <text:p>-22</text:p>
          </table:table-cell>
          <table:table-cell table:style-name="ce25" table:formula="of:=[.$T$3]*SIN(RADIANS([.B168]))+SQRT([.$T$4]^2-([.$T$3]*COS(RADIANS([.B168])))^2)" office:value-type="float" office:value="204.835144890907" calcext:value-type="float">
            <text:p>204,84</text:p>
          </table:table-cell>
          <table:table-cell table:style-name="ce25" table:formula="of:=DEGREES(ATAN(([.C168]-[.$T$2])/[.$T$5]))" office:value-type="float" office:value="-2.77118613037045" calcext:value-type="float">
            <text:p>-2,7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8]-1" office:value-type="float" office:value="-23" calcext:value-type="float">
            <text:p>-23</text:p>
          </table:table-cell>
          <table:table-cell table:style-name="ce25" table:formula="of:=[.$T$3]*SIN(RADIANS([.B169]))+SQRT([.$T$4]^2-([.$T$3]*COS(RADIANS([.B169])))^2)" office:value-type="float" office:value="203.837244142325" calcext:value-type="float">
            <text:p>203,84</text:p>
          </table:table-cell>
          <table:table-cell table:style-name="ce25" table:formula="of:=DEGREES(ATAN(([.C169]-[.$T$2])/[.$T$5]))" office:value-type="float" office:value="-3.04274965965035" calcext:value-type="float">
            <text:p>-3,0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69]-1" office:value-type="float" office:value="-24" calcext:value-type="float">
            <text:p>-24</text:p>
          </table:table-cell>
          <table:table-cell table:style-name="ce25" table:formula="of:=[.$T$3]*SIN(RADIANS([.B170]))+SQRT([.$T$4]^2-([.$T$3]*COS(RADIANS([.B170])))^2)" office:value-type="float" office:value="202.852082747781" calcext:value-type="float">
            <text:p>202,85</text:p>
          </table:table-cell>
          <table:table-cell table:style-name="ce25" table:formula="of:=DEGREES(ATAN(([.C170]-[.$T$2])/[.$T$5]))" office:value-type="float" office:value="-3.3107122588151" calcext:value-type="float">
            <text:p>-3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0]-1" office:value-type="float" office:value="-25" calcext:value-type="float">
            <text:p>-25</text:p>
          </table:table-cell>
          <table:table-cell table:style-name="ce25" table:formula="of:=[.$T$3]*SIN(RADIANS([.B171]))+SQRT([.$T$4]^2-([.$T$3]*COS(RADIANS([.B171])))^2)" office:value-type="float" office:value="201.879829659246" calcext:value-type="float">
            <text:p>201,88</text:p>
          </table:table-cell>
          <table:table-cell table:style-name="ce25" table:formula="of:=DEGREES(ATAN(([.C171]-[.$T$2])/[.$T$5]))" office:value-type="float" office:value="-3.57502179043586" calcext:value-type="float">
            <text:p>-3,5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1]-1" office:value-type="float" office:value="-26" calcext:value-type="float">
            <text:p>-26</text:p>
          </table:table-cell>
          <table:table-cell table:style-name="ce25" table:formula="of:=[.$T$3]*SIN(RADIANS([.B172]))+SQRT([.$T$4]^2-([.$T$3]*COS(RADIANS([.B172])))^2)" office:value-type="float" office:value="200.920646109789" calcext:value-type="float">
            <text:p>200,92</text:p>
          </table:table-cell>
          <table:table-cell table:style-name="ce25" table:formula="of:=DEGREES(ATAN(([.C172]-[.$T$2])/[.$T$5]))" office:value-type="float" office:value="-3.8356291741506" calcext:value-type="float">
            <text:p>-3,8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2]-1" office:value-type="float" office:value="-27" calcext:value-type="float">
            <text:p>-27</text:p>
          </table:table-cell>
          <table:table-cell table:style-name="ce25" table:formula="of:=[.$T$3]*SIN(RADIANS([.B173]))+SQRT([.$T$4]^2-([.$T$3]*COS(RADIANS([.B173])))^2)" office:value-type="float" office:value="199.974685764115" calcext:value-type="float">
            <text:p>199,97</text:p>
          </table:table-cell>
          <table:table-cell table:style-name="ce25" table:formula="of:=DEGREES(ATAN(([.C173]-[.$T$2])/[.$T$5]))" office:value-type="float" office:value="-4.09248832320461" calcext:value-type="float">
            <text:p>-4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3]-1" office:value-type="float" office:value="-28" calcext:value-type="float">
            <text:p>-28</text:p>
          </table:table-cell>
          <table:table-cell table:style-name="ce25" table:formula="of:=[.$T$3]*SIN(RADIANS([.B174]))+SQRT([.$T$4]^2-([.$T$3]*COS(RADIANS([.B174])))^2)" office:value-type="float" office:value="199.042094875025" calcext:value-type="float">
            <text:p>199,04</text:p>
          </table:table-cell>
          <table:table-cell table:style-name="ce25" table:formula="of:=DEGREES(ATAN(([.C174]-[.$T$2])/[.$T$5]))" office:value-type="float" office:value="-4.3455560770309" calcext:value-type="float">
            <text:p>-4,35</text:p>
          </table:table-cell>
          <table:table-cell table:style-name="ce28" table:formula="of:=[.E166]-2" office:value-type="float" office:value="-12" calcext:value-type="float">
            <text:p>-12</text:p>
          </table:table-cell>
          <table:table-cell table:style-name="ce25" office:value-type="float" office:value="-12.85" calcext:value-type="float">
            <text:p>-12,85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4]-1" office:value-type="float" office:value="-29" calcext:value-type="float">
            <text:p>-29</text:p>
          </table:table-cell>
          <table:table-cell table:style-name="ce25" table:formula="of:=[.$T$3]*SIN(RADIANS([.B175]))+SQRT([.$T$4]^2-([.$T$3]*COS(RADIANS([.B175])))^2)" office:value-type="float" office:value="198.123012445313" calcext:value-type="float">
            <text:p>198,12</text:p>
          </table:table-cell>
          <table:table-cell table:style-name="ce25" table:formula="of:=DEGREES(ATAN(([.C175]-[.$T$2])/[.$T$5]))" office:value-type="float" office:value="-4.59479213023403" calcext:value-type="float">
            <text:p>-4,5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5]-1" office:value-type="float" office:value="-30" calcext:value-type="float">
            <text:p>-30</text:p>
          </table:table-cell>
          <table:table-cell table:style-name="ce25" table:formula="of:=[.$T$3]*SIN(RADIANS([.B176]))+SQRT([.$T$4]^2-([.$T$3]*COS(RADIANS([.B176])))^2)" office:value-type="float" office:value="197.217570394662" calcext:value-type="float">
            <text:p>197,22</text:p>
          </table:table-cell>
          <table:table-cell table:style-name="ce25" table:formula="of:=DEGREES(ATAN(([.C176]-[.$T$2])/[.$T$5]))" office:value-type="float" office:value="-4.84015895833613" calcext:value-type="float">
            <text:p>-4,84</text:p>
          </table:table-cell>
          <table:table-cell table:number-columns-repeated="2"/>
          <table:table-cell table:style-name="ce25" table:formula="of:=VLOOKUP([.B176];[.$J$3:.$L$26];2;0)" office:value-type="float" office:value="-4" calcext:value-type="float">
            <text:p>-4,00</text:p>
          </table:table-cell>
          <table:table-cell table:style-name="ce28" table:formula="of:=VLOOKUP([.B176];[.$J$3:.$L$26];3;0)" office:value-type="float" office:value="-5.65" calcext:value-type="float">
            <text:p>-5,65</text:p>
          </table:table-cell>
          <table:table-cell table:number-columns-repeated="16376"/>
        </table:table-row>
        <table:table-row table:style-name="ro1">
          <table:table-cell/>
          <table:table-cell table:formula="of:=[.B176]-1" office:value-type="float" office:value="-31" calcext:value-type="float">
            <text:p>-31</text:p>
          </table:table-cell>
          <table:table-cell table:style-name="ce25" table:formula="of:=[.$T$3]*SIN(RADIANS([.B177]))+SQRT([.$T$4]^2-([.$T$3]*COS(RADIANS([.B177])))^2)" office:value-type="float" office:value="196.325893731032" calcext:value-type="float">
            <text:p>196,33</text:p>
          </table:table-cell>
          <table:table-cell table:style-name="ce25" table:formula="of:=DEGREES(ATAN(([.C177]-[.$T$2])/[.$T$5]))" office:value-type="float" office:value="-5.08162174063896" calcext:value-type="float">
            <text:p>-5,08</text:p>
          </table:table-cell>
          <table:table-cell table:style-name="ce28" table:formula="of:=[.E174]-2" office:value-type="float" office:value="-14" calcext:value-type="float">
            <text:p>-14</text:p>
          </table:table-cell>
          <table:table-cell table:style-name="ce25" office:value-type="float" office:value="-14.2" calcext:value-type="float">
            <text:p>-14,20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7]-1" office:value-type="float" office:value="-32" calcext:value-type="float">
            <text:p>-32</text:p>
          </table:table-cell>
          <table:table-cell table:style-name="ce25" table:formula="of:=[.$T$3]*SIN(RADIANS([.B178]))+SQRT([.$T$4]^2-([.$T$3]*COS(RADIANS([.B178])))^2)" office:value-type="float" office:value="195.448100726106" calcext:value-type="float">
            <text:p>195,45</text:p>
          </table:table-cell>
          <table:table-cell table:style-name="ce25" table:formula="of:=DEGREES(ATAN(([.C178]-[.$T$2])/[.$T$5]))" office:value-type="float" office:value="-5.31914828054744" calcext:value-type="float">
            <text:p>-5,3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8]-1" office:value-type="float" office:value="-33" calcext:value-type="float">
            <text:p>-33</text:p>
          </table:table-cell>
          <table:table-cell table:style-name="ce25" table:formula="of:=[.$T$3]*SIN(RADIANS([.B179]))+SQRT([.$T$4]^2-([.$T$3]*COS(RADIANS([.B179])))^2)" office:value-type="float" office:value="194.584303094335" calcext:value-type="float">
            <text:p>194,58</text:p>
          </table:table-cell>
          <table:table-cell table:style-name="ce25" table:formula="of:=DEGREES(ATAN(([.C179]-[.$T$2])/[.$T$5]))" office:value-type="float" office:value="-5.55270892369229" calcext:value-type="float">
            <text:p>-5,5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79]-1" office:value-type="float" office:value="-34" calcext:value-type="float">
            <text:p>-34</text:p>
          </table:table-cell>
          <table:table-cell table:style-name="ce25" table:formula="of:=[.$T$3]*SIN(RADIANS([.B180]))+SQRT([.$T$4]^2-([.$T$3]*COS(RADIANS([.B180])))^2)" office:value-type="float" office:value="193.73460617511" calcext:value-type="float">
            <text:p>193,73</text:p>
          </table:table-cell>
          <table:table-cell table:style-name="ce25" table:formula="of:=DEGREES(ATAN(([.C180]-[.$T$2])/[.$T$5]))" office:value-type="float" office:value="-5.78227647417903" calcext:value-type="float">
            <text:p>-5,7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0]-1" office:value-type="float" office:value="-35" calcext:value-type="float">
            <text:p>-35</text:p>
          </table:table-cell>
          <table:table-cell table:style-name="ce25" table:formula="of:=[.$T$3]*SIN(RADIANS([.B181]))+SQRT([.$T$4]^2-([.$T$3]*COS(RADIANS([.B181])))^2)" office:value-type="float" office:value="192.899109117646" calcext:value-type="float">
            <text:p>192,90</text:p>
          </table:table-cell>
          <table:table-cell table:style-name="ce25" table:formula="of:=DEGREES(ATAN(([.C181]-[.$T$2])/[.$T$5]))" office:value-type="float" office:value="-6.00782610927969" calcext:value-type="float">
            <text:p>-6,0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1]-1" office:value-type="float" office:value="-36" calcext:value-type="float">
            <text:p>-36</text:p>
          </table:table-cell>
          <table:table-cell table:style-name="ce25" table:formula="of:=[.$T$3]*SIN(RADIANS([.B182]))+SQRT([.$T$4]^2-([.$T$3]*COS(RADIANS([.B182])))^2)" office:value-type="float" office:value="192.077905068128" calcext:value-type="float">
            <text:p>192,08</text:p>
          </table:table-cell>
          <table:table-cell table:style-name="ce25" table:formula="of:=DEGREES(ATAN(([.C182]-[.$T$2])/[.$T$5]))" office:value-type="float" office:value="-6.22933529287192" calcext:value-type="float">
            <text:p>-6,2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2]-1" office:value-type="float" office:value="-37" calcext:value-type="float">
            <text:p>-37</text:p>
          </table:table-cell>
          <table:table-cell table:style-name="ce25" table:formula="of:=[.$T$3]*SIN(RADIANS([.B183]))+SQRT([.$T$4]^2-([.$T$3]*COS(RADIANS([.B183])))^2)" office:value-type="float" office:value="191.271081358711" calcext:value-type="float">
            <text:p>191,27</text:p>
          </table:table-cell>
          <table:table-cell table:style-name="ce25" table:formula="of:=DEGREES(ATAN(([.C183]-[.$T$2])/[.$T$5]))" office:value-type="float" office:value="-6.44678368791728" calcext:value-type="float">
            <text:p>-6,4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3]-1" office:value-type="float" office:value="-38" calcext:value-type="float">
            <text:p>-38</text:p>
          </table:table-cell>
          <table:table-cell table:style-name="ce25" table:formula="of:=[.$T$3]*SIN(RADIANS([.B184]))+SQRT([.$T$4]^2-([.$T$3]*COS(RADIANS([.B184])))^2)" office:value-type="float" office:value="190.478719697942" calcext:value-type="float">
            <text:p>190,48</text:p>
          </table:table-cell>
          <table:table-cell table:style-name="ce25" table:formula="of:=DEGREES(ATAN(([.C184]-[.$T$2])/[.$T$5]))" office:value-type="float" office:value="-6.66015306825764" calcext:value-type="float">
            <text:p>-6,6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4]-1" office:value-type="float" office:value="-39" calcext:value-type="float">
            <text:p>-39</text:p>
          </table:table-cell>
          <table:table-cell table:style-name="ce25" table:formula="of:=[.$T$3]*SIN(RADIANS([.B185]))+SQRT([.$T$4]^2-([.$T$3]*COS(RADIANS([.B185])))^2)" office:value-type="float" office:value="189.700896362232" calcext:value-type="float">
            <text:p>189,70</text:p>
          </table:table-cell>
          <table:table-cell table:style-name="ce25" table:formula="of:=DEGREES(ATAN(([.C185]-[.$T$2])/[.$T$5]))" office:value-type="float" office:value="-6.86942722999462" calcext:value-type="float">
            <text:p>-6,87</text:p>
          </table:table-cell>
          <table:table-cell table:style-name="ce28" table:formula="of:=[.E177]-2" office:value-type="float" office:value="-16" calcext:value-type="float">
            <text:p>-16</text:p>
          </table:table-cell>
          <table:table-cell table:style-name="ce25" office:value-type="float" office:value="-16.04" calcext:value-type="float">
            <text:p>-16,04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5]-1" office:value-type="float" office:value="-40" calcext:value-type="float">
            <text:p>-40</text:p>
          </table:table-cell>
          <table:table-cell table:style-name="ce25" table:formula="of:=[.$T$3]*SIN(RADIANS([.B186]))+SQRT([.$T$4]^2-([.$T$3]*COS(RADIANS([.B186])))^2)" office:value-type="float" office:value="188.937682387969" calcext:value-type="float">
            <text:p>188,94</text:p>
          </table:table-cell>
          <table:table-cell table:style-name="ce25" table:formula="of:=DEGREES(ATAN(([.C186]-[.$T$2])/[.$T$5]))" office:value-type="float" office:value="-7.07459190270286" calcext:value-type="float">
            <text:p>-7,07</text:p>
          </table:table-cell>
          <table:table-cell table:number-columns-repeated="2"/>
          <table:table-cell table:style-name="ce25" table:formula="of:=VLOOKUP([.B186];[.$J$3:.$L$26];2;0)" office:value-type="float" office:value="-6" calcext:value-type="float">
            <text:p>-6,00</text:p>
          </table:table-cell>
          <table:table-cell table:style-name="ce28" table:formula="of:=VLOOKUP([.B186];[.$J$3:.$L$26];3;0)" office:value-type="float" office:value="-7.49" calcext:value-type="float">
            <text:p>-7,49</text:p>
          </table:table-cell>
          <table:table-cell table:number-columns-repeated="16376"/>
        </table:table-row>
        <table:table-row table:style-name="ro1">
          <table:table-cell/>
          <table:table-cell table:formula="of:=[.B186]-1" office:value-type="float" office:value="-41" calcext:value-type="float">
            <text:p>-41</text:p>
          </table:table-cell>
          <table:table-cell table:style-name="ce25" table:formula="of:=[.$T$3]*SIN(RADIANS([.B187]))+SQRT([.$T$4]^2-([.$T$3]*COS(RADIANS([.B187])))^2)" office:value-type="float" office:value="188.189143763918" calcext:value-type="float">
            <text:p>188,19</text:p>
          </table:table-cell>
          <table:table-cell table:style-name="ce25" table:formula="of:=DEGREES(ATAN(([.C187]-[.$T$2])/[.$T$5]))" office:value-type="float" office:value="-7.27563466071418" calcext:value-type="float">
            <text:p>-7,2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7]-1" office:value-type="float" office:value="-42" calcext:value-type="float">
            <text:p>-42</text:p>
          </table:table-cell>
          <table:table-cell table:style-name="ce25" table:formula="of:=[.$T$3]*SIN(RADIANS([.B188]))+SQRT([.$T$4]^2-([.$T$3]*COS(RADIANS([.B188])))^2)" office:value-type="float" office:value="187.455341623529" calcext:value-type="float">
            <text:p>187,46</text:p>
          </table:table-cell>
          <table:table-cell table:style-name="ce25" table:formula="of:=DEGREES(ATAN(([.C188]-[.$T$2])/[.$T$5]))" office:value-type="float" office:value="-7.47254483469429" calcext:value-type="float">
            <text:p>-7,4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8]-1" office:value-type="float" office:value="-43" calcext:value-type="float">
            <text:p>-43</text:p>
          </table:table-cell>
          <table:table-cell table:style-name="ce25" table:formula="of:=[.$T$3]*SIN(RADIANS([.B189]))+SQRT([.$T$4]^2-([.$T$3]*COS(RADIANS([.B189])))^2)" office:value-type="float" office:value="186.736332436833" calcext:value-type="float">
            <text:p>186,74</text:p>
          </table:table-cell>
          <table:table-cell table:style-name="ce25" table:formula="of:=DEGREES(ATAN(([.C189]-[.$T$2])/[.$T$5]))" office:value-type="float" office:value="-7.66531342372024" calcext:value-type="float">
            <text:p>-7,67</text:p>
          </table:table-cell>
          <table:table-cell table:style-name="ce28" table:formula="of:=[.E185]-2" office:value-type="float" office:value="-18" calcext:value-type="float">
            <text:p>-18</text:p>
          </table:table-cell>
          <table:table-cell table:style-name="ce25" office:value-type="float" office:value="-18.15" calcext:value-type="float">
            <text:p>-18,15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89]-1" office:value-type="float" office:value="-44" calcext:value-type="float">
            <text:p>-44</text:p>
          </table:table-cell>
          <table:table-cell table:style-name="ce25" table:formula="of:=[.$T$3]*SIN(RADIANS([.B190]))+SQRT([.$T$4]^2-([.$T$3]*COS(RADIANS([.B190])))^2)" office:value-type="float" office:value="186.032168201576" calcext:value-type="float">
            <text:p>186,03</text:p>
          </table:table-cell>
          <table:table-cell table:style-name="ce25" table:formula="of:=DEGREES(ATAN(([.C190]-[.$T$2])/[.$T$5]))" office:value-type="float" office:value="-7.85393300805171" calcext:value-type="float">
            <text:p>-7,8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0]-1" office:value-type="float" office:value="-45" calcext:value-type="float">
            <text:p>-45</text:p>
          </table:table-cell>
          <table:table-cell table:style-name="ce25" table:formula="of:=[.$T$3]*SIN(RADIANS([.B191]))+SQRT([.$T$4]^2-([.$T$3]*COS(RADIANS([.B191])))^2)" office:value-type="float" office:value="185.342896633289" calcext:value-type="float">
            <text:p>185,34</text:p>
          </table:table-cell>
          <table:table-cell table:style-name="ce25" table:formula="of:=DEGREES(ATAN(([.C191]-[.$T$2])/[.$T$5]))" office:value-type="float" office:value="-8.03839766277521" calcext:value-type="float">
            <text:p>-8,04</text:p>
          </table:table-cell>
          <table:table-cell table:number-columns-repeated="2"/>
          <table:table-cell table:style-name="ce25" table:formula="of:=VLOOKUP([.B191];[.$J$3:.$L$26];2;0)" office:value-type="float" office:value="-8" calcext:value-type="float">
            <text:p>-8,00</text:p>
          </table:table-cell>
          <table:table-cell table:style-name="ce28" table:formula="of:=VLOOKUP([.B191];[.$J$3:.$L$26];3;0)" office:value-type="float" office:value="-9.42" calcext:value-type="float">
            <text:p>-9,42</text:p>
          </table:table-cell>
          <table:table-cell table:number-columns-repeated="16376"/>
        </table:table-row>
        <table:table-row table:style-name="ro1">
          <table:table-cell/>
          <table:table-cell table:formula="of:=[.B191]-1" office:value-type="float" office:value="-46" calcext:value-type="float">
            <text:p>-46</text:p>
          </table:table-cell>
          <table:table-cell table:style-name="ce25" table:formula="of:=[.$T$3]*SIN(RADIANS([.B192]))+SQRT([.$T$4]^2-([.$T$3]*COS(RADIANS([.B192])))^2)" office:value-type="float" office:value="184.668561353988" calcext:value-type="float">
            <text:p>184,67</text:p>
          </table:table-cell>
          <table:table-cell table:style-name="ce25" table:formula="of:=DEGREES(ATAN(([.C192]-[.$T$2])/[.$T$5]))" office:value-type="float" office:value="-8.21870287248622" calcext:value-type="float">
            <text:p>-8,2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2]-1" office:value-type="float" office:value="-47" calcext:value-type="float">
            <text:p>-47</text:p>
          </table:table-cell>
          <table:table-cell table:style-name="ce25" table:formula="of:=[.$T$3]*SIN(RADIANS([.B193]))+SQRT([.$T$4]^2-([.$T$3]*COS(RADIANS([.B193])))^2)" office:value-type="float" office:value="184.009202079222" calcext:value-type="float">
            <text:p>184,01</text:p>
          </table:table-cell>
          <table:table-cell table:style-name="ce25" table:formula="of:=DEGREES(ATAN(([.C193]-[.$T$2])/[.$T$5]))" office:value-type="float" office:value="-8.39484544716063" calcext:value-type="float">
            <text:p>-8,3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3]-1" office:value-type="float" office:value="-48" calcext:value-type="float">
            <text:p>-48</text:p>
          </table:table-cell>
          <table:table-cell table:style-name="ce25" table:formula="of:=[.$T$3]*SIN(RADIANS([.B194]))+SQRT([.$T$4]^2-([.$T$3]*COS(RADIANS([.B194])))^2)" office:value-type="float" office:value="183.364854803208" calcext:value-type="float">
            <text:p>183,36</text:p>
          </table:table-cell>
          <table:table-cell table:style-name="ce25" table:formula="of:=DEGREES(ATAN(([.C194]-[.$T$2])/[.$T$5]))" office:value-type="float" office:value="-8.56682343935336" calcext:value-type="float">
            <text:p>-8,5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4]-1" office:value-type="float" office:value="-49" calcext:value-type="float">
            <text:p>-49</text:p>
          </table:table-cell>
          <table:table-cell table:style-name="ce25" table:formula="of:=[.$T$3]*SIN(RADIANS([.B195]))+SQRT([.$T$4]^2-([.$T$3]*COS(RADIANS([.B195])))^2)" office:value-type="float" office:value="182.735551981784" calcext:value-type="float">
            <text:p>182,74</text:p>
          </table:table-cell>
          <table:table-cell table:style-name="ce25" table:formula="of:=DEGREES(ATAN(([.C195]-[.$T$2])/[.$T$5]))" office:value-type="float" office:value="-8.7346360628489" calcext:value-type="float">
            <text:p>-8,7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5]-1" office:value-type="float" office:value="-50" calcext:value-type="float">
            <text:p>-50</text:p>
          </table:table-cell>
          <table:table-cell table:style-name="ce25" table:formula="of:=[.$T$3]*SIN(RADIANS([.B196]))+SQRT([.$T$4]^2-([.$T$3]*COS(RADIANS([.B196])))^2)" office:value-type="float" office:value="182.121322712956" calcext:value-type="float">
            <text:p>182,12</text:p>
          </table:table-cell>
          <table:table-cell table:style-name="ce25" table:formula="of:=DEGREES(ATAN(([.C196]-[.$T$2])/[.$T$5]))" office:value-type="float" office:value="-8.89828361287651" calcext:value-type="float">
            <text:p>-8,90</text:p>
          </table:table-cell>
          <table:table-cell table:number-columns-repeated="2"/>
          <table:table-cell table:style-name="ce25" table:formula="of:=VLOOKUP([.B196];[.$J$3:.$L$26];2;0)" office:value-type="float" office:value="-10" calcext:value-type="float">
            <text:p>-10,00</text:p>
          </table:table-cell>
          <table:table-cell table:style-name="ce28" table:formula="of:=VLOOKUP([.B196];[.$J$3:.$L$26];3;0)" office:value-type="float" office:value="-11.01" calcext:value-type="float">
            <text:p>-11,01</text:p>
          </table:table-cell>
          <table:table-cell table:number-columns-repeated="16376"/>
        </table:table-row>
        <table:table-row table:style-name="ro1">
          <table:table-cell/>
          <table:table-cell table:formula="of:=[.B196]-1" office:value-type="float" office:value="-51" calcext:value-type="float">
            <text:p>-51</text:p>
          </table:table-cell>
          <table:table-cell table:style-name="ce25" table:formula="of:=[.$T$3]*SIN(RADIANS([.B197]))+SQRT([.$T$4]^2-([.$T$3]*COS(RADIANS([.B197])))^2)" office:value-type="float" office:value="181.522192914811" calcext:value-type="float">
            <text:p>181,52</text:p>
          </table:table-cell>
          <table:table-cell table:style-name="ce25" table:formula="of:=DEGREES(ATAN(([.C197]-[.$T$2])/[.$T$5]))" office:value-type="float" office:value="-9.05776738799007" calcext:value-type="float">
            <text:p>-9,06</text:p>
          </table:table-cell>
          <table:table-cell table:style-name="ce28" table:formula="of:=[.E189]-2" office:value-type="float" office:value="-20" calcext:value-type="float">
            <text:p>-20</text:p>
          </table:table-cell>
          <table:table-cell table:style-name="ce25" office:value-type="float" office:value="-19.98" calcext:value-type="float">
            <text:p>-19,98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7]-1" office:value-type="float" office:value="-52" calcext:value-type="float">
            <text:p>-52</text:p>
          </table:table-cell>
          <table:table-cell table:style-name="ce25" table:formula="of:=[.$T$3]*SIN(RADIANS([.B198]))+SQRT([.$T$4]^2-([.$T$3]*COS(RADIANS([.B198])))^2)" office:value-type="float" office:value="180.938185500583" calcext:value-type="float">
            <text:p>180,94</text:p>
          </table:table-cell>
          <table:table-cell table:style-name="ce25" table:formula="of:=DEGREES(ATAN(([.C198]-[.$T$2])/[.$T$5]))" office:value-type="float" office:value="-9.21308961370156" calcext:value-type="float">
            <text:p>-9,2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8]-1" office:value-type="float" office:value="-53" calcext:value-type="float">
            <text:p>-53</text:p>
          </table:table-cell>
          <table:table-cell table:style-name="ce25" table:formula="of:=[.$T$3]*SIN(RADIANS([.B199]))+SQRT([.$T$4]^2-([.$T$3]*COS(RADIANS([.B199])))^2)" office:value-type="float" office:value="180.369320550687" calcext:value-type="float">
            <text:p>180,37</text:p>
          </table:table-cell>
          <table:table-cell table:style-name="ce25" table:formula="of:=DEGREES(ATAN(([.C199]-[.$T$2])/[.$T$5]))" office:value-type="float" office:value="-9.36425336794618" calcext:value-type="float">
            <text:p>-9,3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199]-1" office:value-type="float" office:value="-54" calcext:value-type="float">
            <text:p>-54</text:p>
          </table:table-cell>
          <table:table-cell table:style-name="ce25" table:formula="of:=[.$T$3]*SIN(RADIANS([.B200]))+SQRT([.$T$4]^2-([.$T$3]*COS(RADIANS([.B200])))^2)" office:value-type="float" office:value="179.815615481534" calcext:value-type="float">
            <text:p>179,82</text:p>
          </table:table-cell>
          <table:table-cell table:style-name="ce25" table:formula="of:=DEGREES(ATAN(([.C200]-[.$T$2])/[.$T$5]))" office:value-type="float" office:value="-9.51126250844612" calcext:value-type="float">
            <text:p>-9,5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1">
          <table:table-cell/>
          <table:table-cell table:formula="of:=[.B200]-1" office:value-type="float" office:value="-55" calcext:value-type="float">
            <text:p>-55</text:p>
          </table:table-cell>
          <table:table-cell table:style-name="ce25" table:formula="of:=[.$T$3]*SIN(RADIANS([.B201]))+SQRT([.$T$4]^2-([.$T$3]*COS(RADIANS([.B201])))^2)" office:value-type="float" office:value="179.27708521096" calcext:value-type="float">
            <text:p>179,28</text:p>
          </table:table-cell>
          <table:table-cell table:style-name="ce25" table:formula="of:=DEGREES(ATAN(([.C201]-[.$T$2])/[.$T$5]))" office:value-type="float" office:value="-9.65412160203108" calcext:value-type="float">
            <text:p>-9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1]-1" office:value-type="float" office:value="-56" calcext:value-type="float">
            <text:p>-56</text:p>
          </table:table-cell>
          <table:table-cell table:style-name="ce25" table:formula="of:=[.$T$3]*SIN(RADIANS([.B202]))+SQRT([.$T$4]^2-([.$T$3]*COS(RADIANS([.B202])))^2)" office:value-type="float" office:value="178.753742320128" calcext:value-type="float">
            <text:p>178,75</text:p>
          </table:table-cell>
          <table:table-cell table:style-name="ce25" table:formula="of:=DEGREES(ATAN(([.C202]-[.$T$2])/[.$T$5]))" office:value-type="float" office:value="-9.79283585596356" calcext:value-type="float">
            <text:p>-9,79</text:p>
          </table:table-cell>
          <table:table-cell table:style-name="ce28" table:formula="of:=[.E197]-2" office:value-type="float" office:value="-22" calcext:value-type="float">
            <text:p>-22</text:p>
          </table:table-cell>
          <table:table-cell table:style-name="ce25" office:value-type="float" office:value="-21.45" calcext:value-type="float">
            <text:p>-21,45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2]-1" office:value-type="float" office:value="-57" calcext:value-type="float">
            <text:p>-57</text:p>
          </table:table-cell>
          <table:table-cell table:style-name="ce25" table:formula="of:=[.$T$3]*SIN(RADIANS([.B203]))+SQRT([.$T$4]^2-([.$T$3]*COS(RADIANS([.B203])))^2)" office:value-type="float" office:value="178.245597211745" calcext:value-type="float">
            <text:p>178,25</text:p>
          </table:table-cell>
          <table:table-cell table:style-name="ce25" table:formula="of:=DEGREES(ATAN(([.C203]-[.$T$2])/[.$T$5]))" office:value-type="float" office:value="-9.92741105130863" calcext:value-type="float">
            <text:p>-9,93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3]-1" office:value-type="float" office:value="-58" calcext:value-type="float">
            <text:p>-58</text:p>
          </table:table-cell>
          <table:table-cell table:style-name="ce25" table:formula="of:=[.$T$3]*SIN(RADIANS([.B204]))+SQRT([.$T$4]^2-([.$T$3]*COS(RADIANS([.B204])))^2)" office:value-type="float" office:value="177.75265826448" calcext:value-type="float">
            <text:p>177,75</text:p>
          </table:table-cell>
          <table:table-cell table:style-name="ce25" table:formula="of:=DEGREES(ATAN(([.C204]-[.$T$2])/[.$T$5]))" office:value-type="float" office:value="-10.05785347838" calcext:value-type="float">
            <text:p>-10,0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4]-1" office:value-type="float" office:value="-59" calcext:value-type="float">
            <text:p>-59</text:p>
          </table:table-cell>
          <table:table-cell table:style-name="ce25" table:formula="of:=[.$T$3]*SIN(RADIANS([.B205]))+SQRT([.$T$4]^2-([.$T$3]*COS(RADIANS([.B205])))^2)" office:value-type="float" office:value="177.274931983464" calcext:value-type="float">
            <text:p>177,27</text:p>
          </table:table-cell>
          <table:table-cell table:style-name="ce25" table:formula="of:=DEGREES(ATAN(([.C205]-[.$T$2])/[.$T$5]))" office:value-type="float" office:value="-10.1841698742864" calcext:value-type="float">
            <text:p>-10,1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5]-1" office:value-type="float" office:value="-60" calcext:value-type="float">
            <text:p>-60</text:p>
          </table:table-cell>
          <table:table-cell table:style-name="ce25" table:formula="of:=[.$T$3]*SIN(RADIANS([.B206]))+SQRT([.$T$4]^2-([.$T$3]*COS(RADIANS([.B206])))^2)" office:value-type="float" office:value="176.812423146765" calcext:value-type="float">
            <text:p>176,81</text:p>
          </table:table-cell>
          <table:table-cell table:style-name="ce25" table:formula="of:=DEGREES(ATAN(([.C206]-[.$T$2])/[.$T$5]))" office:value-type="float" office:value="-10.3063673625951" calcext:value-type="float">
            <text:p>-10,3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6]-1" office:value-type="float" office:value="-61" calcext:value-type="float">
            <text:p>-61</text:p>
          </table:table-cell>
          <table:table-cell table:style-name="ce25" table:formula="of:=[.$T$3]*SIN(RADIANS([.B207]))+SQRT([.$T$4]^2-([.$T$3]*COS(RADIANS([.B207])))^2)" office:value-type="float" office:value="176.365134947745" calcext:value-type="float">
            <text:p>176,37</text:p>
          </table:table-cell>
          <table:table-cell table:style-name="ce25" table:formula="of:=DEGREES(ATAN(([.C207]-[.$T$2])/[.$T$5]))" office:value-type="float" office:value="-10.4244533951245" calcext:value-type="float">
            <text:p>-10,4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07]-1" office:value-type="float" office:value="-62" calcext:value-type="float">
            <text:p>-62</text:p>
          </table:table-cell>
          <table:table-cell table:style-name="ce25" table:formula="of:=[.$T$3]*SIN(RADIANS([.B208]))+SQRT([.$T$4]^2-([.$T$3]*COS(RADIANS([.B208])))^2)" office:value-type="float" office:value="175.933069133223" calcext:value-type="float">
            <text:p>175,93</text:p>
          </table:table-cell>
          <table:table-cell table:style-name="ce25" table:formula="of:=DEGREES(ATAN(([.C208]-[.$T$2])/[.$T$5]))" office:value-type="float" office:value="-10.5384356958696" calcext:value-type="float">
            <text:p>-10,54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08]-1" office:value-type="float" office:value="-63" calcext:value-type="float">
            <text:p>-63</text:p>
          </table:table-cell>
          <table:table-cell table:style-name="ce25" table:formula="of:=[.$T$3]*SIN(RADIANS([.B209]))+SQRT([.$T$4]^2-([.$T$3]*COS(RADIANS([.B209])))^2)" office:value-type="float" office:value="175.516226137351" calcext:value-type="float">
            <text:p>175,52</text:p>
          </table:table-cell>
          <table:table-cell table:style-name="ce25" table:formula="of:=DEGREES(ATAN(([.C209]-[.$T$2])/[.$T$5]))" office:value-type="float" office:value="-10.6483222070614" calcext:value-type="float">
            <text:p>-10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09]-1" office:value-type="float" office:value="-64" calcext:value-type="float">
            <text:p>-64</text:p>
          </table:table-cell>
          <table:table-cell table:style-name="ce25" table:formula="of:=[.$T$3]*SIN(RADIANS([.B210]))+SQRT([.$T$4]^2-([.$T$3]*COS(RADIANS([.B210])))^2)" office:value-type="float" office:value="175.11460521117" calcext:value-type="float">
            <text:p>175,11</text:p>
          </table:table-cell>
          <table:table-cell table:style-name="ce25" table:formula="of:=DEGREES(ATAN(([.C210]-[.$T$2])/[.$T$5]))" office:value-type="float" office:value="-10.7541210373541" calcext:value-type="float">
            <text:p>-10,7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0]-1" office:value-type="float" office:value="-65" calcext:value-type="float">
            <text:p>-65</text:p>
          </table:table-cell>
          <table:table-cell table:style-name="ce25" table:formula="of:=[.$T$3]*SIN(RADIANS([.B211]))+SQRT([.$T$4]^2-([.$T$3]*COS(RADIANS([.B211])))^2)" office:value-type="float" office:value="174.728204547753" calcext:value-type="float">
            <text:p>174,73</text:p>
          </table:table-cell>
          <table:table-cell table:style-name="ce25" table:formula="of:=DEGREES(ATAN(([.C211]-[.$T$2])/[.$T$5]))" office:value-type="float" office:value="-10.8558404121323" calcext:value-type="float">
            <text:p>-10,8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1]-1" office:value-type="float" office:value="-66" calcext:value-type="float">
            <text:p>-66</text:p>
          </table:table-cell>
          <table:table-cell table:style-name="ce25" table:formula="of:=[.$T$3]*SIN(RADIANS([.B212]))+SQRT([.$T$4]^2-([.$T$3]*COS(RADIANS([.B212])))^2)" office:value-type="float" office:value="174.357021402919" calcext:value-type="float">
            <text:p>174,36</text:p>
          </table:table-cell>
          <table:table-cell table:style-name="ce25" table:formula="of:=DEGREES(ATAN(([.C212]-[.$T$2])/[.$T$5]))" office:value-type="float" office:value="-10.9534886259249" calcext:value-type="float">
            <text:p>-10,9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2]-1" office:value-type="float" office:value="-67" calcext:value-type="float">
            <text:p>-67</text:p>
          </table:table-cell>
          <table:table-cell table:style-name="ce25" table:formula="of:=[.$T$3]*SIN(RADIANS([.B213]))+SQRT([.$T$4]^2-([.$T$3]*COS(RADIANS([.B213])))^2)" office:value-type="float" office:value="174.001052211455" calcext:value-type="float">
            <text:p>174,00</text:p>
          </table:table-cell>
          <table:table-cell table:style-name="ce25" table:formula="of:=DEGREES(ATAN(([.C213]-[.$T$2])/[.$T$5]))" office:value-type="float" office:value="-11.0470739969091" calcext:value-type="float">
            <text:p>-11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3]-1" office:value-type="float" office:value="-68" calcext:value-type="float">
            <text:p>-68</text:p>
          </table:table-cell>
          <table:table-cell table:style-name="ce25" table:formula="of:=[.$T$3]*SIN(RADIANS([.B214]))+SQRT([.$T$4]^2-([.$T$3]*COS(RADIANS([.B214])))^2)" office:value-type="float" office:value="173.660292698828" calcext:value-type="float">
            <text:p>173,66</text:p>
          </table:table-cell>
          <table:table-cell table:style-name="ce25" table:formula="of:=DEGREES(ATAN(([.C214]-[.$T$2])/[.$T$5]))" office:value-type="float" office:value="-11.1366048234867" calcext:value-type="float">
            <text:p>-11,14</text:p>
          </table:table-cell>
          <table:table-cell table:style-name="ce28" table:formula="of:=[.E202]-2" office:value-type="float" office:value="-24" calcext:value-type="float">
            <text:p>-24</text:p>
          </table:table-cell>
          <table:table-cell table:style-name="ce25" office:value-type="float" office:value="-23.39" calcext:value-type="float">
            <text:p>-23,39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4]-1" office:value-type="float" office:value="-69" calcext:value-type="float">
            <text:p>-69</text:p>
          </table:table-cell>
          <table:table-cell table:style-name="ce25" table:formula="of:=[.$T$3]*SIN(RADIANS([.B215]))+SQRT([.$T$4]^2-([.$T$3]*COS(RADIANS([.B215])))^2)" office:value-type="float" office:value="173.334737988345" calcext:value-type="float">
            <text:p>173,33</text:p>
          </table:table-cell>
          <table:table-cell table:style-name="ce25" table:formula="of:=DEGREES(ATAN(([.C215]-[.$T$2])/[.$T$5]))" office:value-type="float" office:value="-11.2220893429106" calcext:value-type="float">
            <text:p>-11,2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5]-1" office:value-type="float" office:value="-70" calcext:value-type="float">
            <text:p>-70</text:p>
          </table:table-cell>
          <table:table-cell table:style-name="ce25" table:formula="of:=[.$T$3]*SIN(RADIANS([.B216]))+SQRT([.$T$4]^2-([.$T$3]*COS(RADIANS([.B216])))^2)" office:value-type="float" office:value="173.024382703752" calcext:value-type="float">
            <text:p>173,02</text:p>
          </table:table-cell>
          <table:table-cell table:style-name="ce25" table:formula="of:=DEGREES(ATAN(([.C216]-[.$T$2])/[.$T$5]))" office:value-type="float" office:value="-11.3035356919392" calcext:value-type="float">
            <text:p>-11,3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6]-1" office:value-type="float" office:value="-71" calcext:value-type="float">
            <text:p>-71</text:p>
          </table:table-cell>
          <table:table-cell table:style-name="ce25" table:formula="of:=[.$T$3]*SIN(RADIANS([.B217]))+SQRT([.$T$4]^2-([.$T$3]*COS(RADIANS([.B217])))^2)" office:value-type="float" office:value="172.729221067244" calcext:value-type="float">
            <text:p>172,73</text:p>
          </table:table-cell>
          <table:table-cell table:style-name="ce25" table:formula="of:=DEGREES(ATAN(([.C217]-[.$T$2])/[.$T$5]))" office:value-type="float" office:value="-11.3809518694927" calcext:value-type="float">
            <text:p>-11,3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17]-1" office:value-type="float" office:value="-72" calcext:value-type="float">
            <text:p>-72</text:p>
          </table:table-cell>
          <table:table-cell table:style-name="ce25" table:formula="of:=[.$T$3]*SIN(RADIANS([.B218]))+SQRT([.$T$4]^2-([.$T$3]*COS(RADIANS([.B218])))^2)" office:value-type="float" office:value="172.449246992882" calcext:value-type="float">
            <text:p>172,45</text:p>
          </table:table-cell>
          <table:table-cell table:style-name="ce25" table:formula="of:=DEGREES(ATAN(([.C218]-[.$T$2])/[.$T$5]))" office:value-type="float" office:value="-11.4543457012867" calcext:value-type="float">
            <text:p>-11,4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8]-1" office:value-type="float" office:value="-73" calcext:value-type="float">
            <text:p>-73</text:p>
          </table:table-cell>
          <table:table-cell table:style-name="ce25" table:formula="of:=[.$T$3]*SIN(RADIANS([.B219]))+SQRT([.$T$4]^2-([.$T$3]*COS(RADIANS([.B219])))^2)" office:value-type="float" office:value="172.184454175406" calcext:value-type="float">
            <text:p>172,18</text:p>
          </table:table-cell>
          <table:table-cell table:style-name="ce25" table:formula="of:=DEGREES(ATAN(([.C219]-[.$T$2])/[.$T$5]))" office:value-type="float" office:value="-11.5237248064155" calcext:value-type="float">
            <text:p>-11,5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19]-1" office:value-type="float" office:value="-74" calcext:value-type="float">
            <text:p>-74</text:p>
          </table:table-cell>
          <table:table-cell table:style-name="ce25" table:formula="of:=[.$T$3]*SIN(RADIANS([.B220]))+SQRT([.$T$4]^2-([.$T$3]*COS(RADIANS([.B220])))^2)" office:value-type="float" office:value="171.93483617444" calcext:value-type="float">
            <text:p>171,93</text:p>
          </table:table-cell>
          <table:table-cell table:style-name="ce25" table:formula="of:=DEGREES(ATAN(([.C220]-[.$T$2])/[.$T$5]))" office:value-type="float" office:value="-11.5890965658571" calcext:value-type="float">
            <text:p>-11,5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20]-1" office:value-type="float" office:value="-75" calcext:value-type="float">
            <text:p>-75</text:p>
          </table:table-cell>
          <table:table-cell table:style-name="ce25" table:formula="of:=[.$T$3]*SIN(RADIANS([.B221]))+SQRT([.$T$4]^2-([.$T$3]*COS(RADIANS([.B221])))^2)" office:value-type="float" office:value="171.700386494082" calcext:value-type="float">
            <text:p>171,70</text:p>
          </table:table-cell>
          <table:table-cell table:style-name="ce25" table:formula="of:=DEGREES(ATAN(([.C221]-[.$T$2])/[.$T$5]))" office:value-type="float" office:value="-11.650468092874" calcext:value-type="float">
            <text:p>-11,6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1]-1" office:value-type="float" office:value="-76" calcext:value-type="float">
            <text:p>-76</text:p>
          </table:table-cell>
          <table:table-cell table:style-name="ce25" table:formula="of:=[.$T$3]*SIN(RADIANS([.B222]))+SQRT([.$T$4]^2-([.$T$3]*COS(RADIANS([.B222])))^2)" office:value-type="float" office:value="171.481098657895" calcext:value-type="float">
            <text:p>171,48</text:p>
          </table:table-cell>
          <table:table-cell table:style-name="ce25" table:formula="of:=DEGREES(ATAN(([.C222]-[.$T$2])/[.$T$5]))" office:value-type="float" office:value="-11.7078462052804" calcext:value-type="float">
            <text:p>-11,7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2]-1" office:value-type="float" office:value="-77" calcext:value-type="float">
            <text:p>-77</text:p>
          </table:table-cell>
          <table:table-cell table:style-name="ce25" table:formula="of:=[.$T$3]*SIN(RADIANS([.B223]))+SQRT([.$T$4]^2-([.$T$3]*COS(RADIANS([.B223])))^2)" office:value-type="float" office:value="171.27696627928" calcext:value-type="float">
            <text:p>171,28</text:p>
          </table:table-cell>
          <table:table-cell table:style-name="ce25" table:formula="of:=DEGREES(ATAN(([.C223]-[.$T$2])/[.$T$5]))" office:value-type="float" office:value="-11.7612373995488" calcext:value-type="float">
            <text:p>-11,7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3]-1" office:value-type="float" office:value="-78" calcext:value-type="float">
            <text:p>-78</text:p>
          </table:table-cell>
          <table:table-cell table:style-name="ce25" table:formula="of:=[.$T$3]*SIN(RADIANS([.B224]))+SQRT([.$T$4]^2-([.$T$3]*COS(RADIANS([.B224])))^2)" office:value-type="float" office:value="171.087983127265" calcext:value-type="float">
            <text:p>171,09</text:p>
          </table:table-cell>
          <table:table-cell table:style-name="ce25" table:formula="of:=DEGREES(ATAN(([.C224]-[.$T$2])/[.$T$5]))" office:value-type="float" office:value="-11.8106478267305" calcext:value-type="float">
            <text:p>-11,81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4]-1" office:value-type="float" office:value="-79" calcext:value-type="float">
            <text:p>-79</text:p>
          </table:table-cell>
          <table:table-cell table:style-name="ce25" table:formula="of:=[.$T$3]*SIN(RADIANS([.B225]))+SQRT([.$T$4]^2-([.$T$3]*COS(RADIANS([.B225])))^2)" office:value-type="float" office:value="170.914143187689" calcext:value-type="float">
            <text:p>170,91</text:p>
          </table:table-cell>
          <table:table-cell table:style-name="ce25" table:formula="of:=DEGREES(ATAN(([.C225]-[.$T$2])/[.$T$5]))" office:value-type="float" office:value="-11.8560832701618" calcext:value-type="float">
            <text:p>-11,86</text:p>
          </table:table-cell>
          <table:table-cell table:style-name="ce28" table:formula="of:=[.E214]-2" office:value-type="float" office:value="-26" calcext:value-type="float">
            <text:p>-26</text:p>
          </table:table-cell>
          <table:table-cell table:style-name="ce25" office:value-type="float" office:value="-25.39" calcext:value-type="float">
            <text:p>-25,39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5]-1" office:value-type="float" office:value="-80" calcext:value-type="float">
            <text:p>-80</text:p>
          </table:table-cell>
          <table:table-cell table:style-name="ce25" table:formula="of:=[.$T$3]*SIN(RADIANS([.B226]))+SQRT([.$T$4]^2-([.$T$3]*COS(RADIANS([.B226])))^2)" office:value-type="float" office:value="170.755440719809" calcext:value-type="float">
            <text:p>170,76</text:p>
          </table:table-cell>
          <table:table-cell table:style-name="ce25" table:formula="of:=DEGREES(ATAN(([.C226]-[.$T$2])/[.$T$5]))" office:value-type="float" office:value="-11.8975491249326" calcext:value-type="float">
            <text:p>-11,90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6]-1" office:value-type="float" office:value="-81" calcext:value-type="float">
            <text:p>-81</text:p>
          </table:table-cell>
          <table:table-cell table:style-name="ce25" table:formula="of:=[.$T$3]*SIN(RADIANS([.B227]))+SQRT([.$T$4]^2-([.$T$3]*COS(RADIANS([.B227])))^2)" office:value-type="float" office:value="170.61187030833" calcext:value-type="float">
            <text:p>170,61</text:p>
          </table:table-cell>
          <table:table-cell table:style-name="ce25" table:formula="of:=DEGREES(ATAN(([.C227]-[.$T$2])/[.$T$5]))" office:value-type="float" office:value="-11.9350503790924" calcext:value-type="float">
            <text:p>-11,94</text:p>
          </table:table-cell>
          <table:table-cell table:number-columns-repeated="2"/>
          <table:table-cell table:style-name="ce25" table:formula="of:=VLOOKUP([.B227];[.$J$3:.$L$26];2;0)" office:value-type="float" office:value="-12" calcext:value-type="float">
            <text:p>-12,00</text:p>
          </table:table-cell>
          <table:table-cell table:style-name="ce28" table:formula="of:=VLOOKUP([.B227];[.$J$3:.$L$26];3;0)" office:value-type="float" office:value="-13.61" calcext:value-type="float">
            <text:p>-13,61</text:p>
          </table:table-cell>
          <table:table-cell table:number-columns-repeated="16376"/>
        </table:table-row>
        <table:table-row table:style-name="ro2">
          <table:table-cell/>
          <table:table-cell table:formula="of:=[.B227]-1" office:value-type="float" office:value="-82" calcext:value-type="float">
            <text:p>-82</text:p>
          </table:table-cell>
          <table:table-cell table:style-name="ce25" table:formula="of:=[.$T$3]*SIN(RADIANS([.B228]))+SQRT([.$T$4]^2-([.$T$3]*COS(RADIANS([.B228])))^2)" office:value-type="float" office:value="170.48342691087" calcext:value-type="float">
            <text:p>170,48</text:p>
          </table:table-cell>
          <table:table-cell table:style-name="ce25" table:formula="of:=DEGREES(ATAN(([.C228]-[.$T$2])/[.$T$5]))" office:value-type="float" office:value="-11.9685915965714" calcext:value-type="float">
            <text:p>-11,97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8]-1" office:value-type="float" office:value="-83" calcext:value-type="float">
            <text:p>-83</text:p>
          </table:table-cell>
          <table:table-cell table:style-name="ce25" table:formula="of:=[.$T$3]*SIN(RADIANS([.B229]))+SQRT([.$T$4]^2-([.$T$3]*COS(RADIANS([.B229])))^2)" office:value-type="float" office:value="170.370105900865" calcext:value-type="float">
            <text:p>170,37</text:p>
          </table:table-cell>
          <table:table-cell table:style-name="ce25" table:formula="of:=DEGREES(ATAN(([.C229]-[.$T$2])/[.$T$5]))" office:value-type="float" office:value="-11.9981769017953" calcext:value-type="float">
            <text:p>-12,00</text:p>
          </table:table-cell>
          <table:table-cell table:style-name="ce28" table:formula="of:=[.E225]-2" office:value-type="float" office:value="-28" calcext:value-type="float">
            <text:p>-28</text:p>
          </table:table-cell>
          <table:table-cell table:style-name="ce25" office:value-type="float" office:value="-27.19" calcext:value-type="float">
            <text:p>-27,19</text:p>
          </table:table-cell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29]-1" office:value-type="float" office:value="-84" calcext:value-type="float">
            <text:p>-84</text:p>
          </table:table-cell>
          <table:table-cell table:style-name="ce25" table:formula="of:=[.$T$3]*SIN(RADIANS([.B230]))+SQRT([.$T$4]^2-([.$T$3]*COS(RADIANS([.B230])))^2)" office:value-type="float" office:value="170.271903105936" calcext:value-type="float">
            <text:p>170,27</text:p>
          </table:table-cell>
          <table:table-cell table:style-name="ce25" table:formula="of:=DEGREES(ATAN(([.C230]-[.$T$2])/[.$T$5]))" office:value-type="float" office:value="-12.0238099659749" calcext:value-type="float">
            <text:p>-12,02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30]-1" office:value-type="float" office:value="-85" calcext:value-type="float">
            <text:p>-85</text:p>
          </table:table-cell>
          <table:table-cell table:style-name="ce25" table:formula="of:=[.$T$3]*SIN(RADIANS([.B231]))+SQRT([.$T$4]^2-([.$T$3]*COS(RADIANS([.B231])))^2)" office:value-type="float" office:value="170.188814841706" calcext:value-type="float">
            <text:p>170,19</text:p>
          </table:table-cell>
          <table:table-cell table:style-name="ce25" table:formula="of:=DEGREES(ATAN(([.C231]-[.$T$2])/[.$T$5]))" office:value-type="float" office:value="-12.0454939950512" calcext:value-type="float">
            <text:p>-12,05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31]-1" office:value-type="float" office:value="-86" calcext:value-type="float">
            <text:p>-86</text:p>
          </table:table-cell>
          <table:table-cell table:style-name="ce25" table:formula="of:=[.$T$3]*SIN(RADIANS([.B232]))+SQRT([.$T$4]^2-([.$T$3]*COS(RADIANS([.B232])))^2)" office:value-type="float" office:value="170.120837941103" calcext:value-type="float">
            <text:p>170,12</text:p>
          </table:table-cell>
          <table:table-cell table:style-name="ce25" table:formula="of:=DEGREES(ATAN(([.C232]-[.$T$2])/[.$T$5]))" office:value-type="float" office:value="-12.0632317192821" calcext:value-type="float">
            <text:p>-12,06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32]-1" office:value-type="float" office:value="-87" calcext:value-type="float">
            <text:p>-87</text:p>
          </table:table-cell>
          <table:table-cell table:style-name="ce25" table:formula="of:=[.$T$3]*SIN(RADIANS([.B233]))+SQRT([.$T$4]^2-([.$T$3]*COS(RADIANS([.B233])))^2)" office:value-type="float" office:value="170.067969779127" calcext:value-type="float">
            <text:p>170,07</text:p>
          </table:table-cell>
          <table:table-cell table:style-name="ce25" table:formula="of:=DEGREES(ATAN(([.C233]-[.$T$2])/[.$T$5]))" office:value-type="float" office:value="-12.0770253844544" calcext:value-type="float">
            <text:p>-12,08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3">
          <table:table-cell/>
          <table:table-cell table:formula="of:=[.B233]-1" office:value-type="float" office:value="-88" calcext:value-type="float">
            <text:p>-88</text:p>
          </table:table-cell>
          <table:table-cell table:style-name="ce25" table:formula="of:=[.$T$3]*SIN(RADIANS([.B234]))+SQRT([.$T$4]^2-([.$T$3]*COS(RADIANS([.B234])))^2)" office:value-type="float" office:value="170.030208293115" calcext:value-type="float">
            <text:p>170,03</text:p>
          </table:table-cell>
          <table:table-cell table:style-name="ce25" table:formula="of:=DEGREES(ATAN(([.C234]-[.$T$2])/[.$T$5]))" office:value-type="float" office:value="-12.0868767447109" calcext:value-type="float">
            <text:p>-12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34]-1" office:value-type="float" office:value="-89" calcext:value-type="float">
            <text:p>-89</text:p>
          </table:table-cell>
          <table:table-cell table:style-name="ce25" table:formula="of:=[.$T$3]*SIN(RADIANS([.B235]))+SQRT([.$T$4]^2-([.$T$3]*COS(RADIANS([.B235])))^2)" office:value-type="float" office:value="170.007551998488" calcext:value-type="float">
            <text:p>170,01</text:p>
          </table:table-cell>
          <table:table-cell table:style-name="ce25" table:formula="of:=DEGREES(ATAN(([.C235]-[.$T$2])/[.$T$5]))" office:value-type="float" office:value="-12.0927870569817" calcext:value-type="float">
            <text:p>-12,09</text:p>
          </table:table-cell>
          <table:table-cell table:number-columns-repeated="2"/>
          <table:table-cell table:style-name="ce25"/>
          <table:table-cell table:style-name="ce28"/>
          <table:table-cell table:number-columns-repeated="16376"/>
        </table:table-row>
        <table:table-row table:style-name="ro2">
          <table:table-cell/>
          <table:table-cell table:formula="of:=[.B235]-1" office:value-type="float" office:value="-90" calcext:value-type="float">
            <text:p>-90</text:p>
          </table:table-cell>
          <table:table-cell table:style-name="ce25" table:formula="of:=[.$T$3]*SIN(RADIANS([.B236]))+SQRT([.$T$4]^2-([.$T$3]*COS(RADIANS([.B236])))^2)" office:value-type="float" office:value="170" calcext:value-type="float">
            <text:p>170,00</text:p>
          </table:table-cell>
          <table:table-cell table:style-name="ce25" table:formula="of:=DEGREES(ATAN(([.C236]-[.$T$2])/[.$T$5]))" office:value-type="float" office:value="-12.0947570770121" calcext:value-type="float">
            <text:p>-12,09</text:p>
          </table:table-cell>
          <table:table-cell table:style-name="ce28" office:value-type="float" office:value="-29" calcext:value-type="float">
            <text:p>-29</text:p>
          </table:table-cell>
          <table:table-cell table:style-name="ce25" office:value-type="float" office:value="-28.12" calcext:value-type="float">
            <text:p>-28,12</text:p>
          </table:table-cell>
          <table:table-cell table:style-name="ce25" table:formula="of:=VLOOKUP([.B236];[.$J$3:.$L$26];2;0)" office:value-type="float" office:value="-13" calcext:value-type="float">
            <text:p>-13,00</text:p>
          </table:table-cell>
          <table:table-cell table:style-name="ce28" table:formula="of:=VLOOKUP([.B236];[.$J$3:.$L$26];3;0)" office:value-type="float" office:value="-14.04" calcext:value-type="float">
            <text:p>-14,04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25"/>
          <table:table-cell table:style-name="ce31"/>
          <table:table-cell table:number-columns-repeated="16380"/>
        </table:table-row>
        <table:table-row table:style-name="ro3" table:number-rows-repeated="104833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622c0f" draw:stroke-linejoin="miter" svg:stroke-linecap="butt" draw:fill-color="#e9713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4-11-29T20:18:55Z</meta:creation-date>
    <dc:date>2025-01-06T01:40:21.967000000</dc:date>
    <meta:editing-cycles>8</meta:editing-cycles>
    <meta:editing-duration>PT6H45M1S</meta:editing-duration>
    <meta:document-statistic meta:table-count="1" meta:cell-count="1079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56082" svg:stroke-linecap="round" draw:fill="none" draw:fill-color="#15608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97132" svg:stroke-linecap="round" draw:fill="none" draw:fill-color="#e971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96b24" svg:stroke-linecap="round" draw:fill="none" draw:fill-color="#196b2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855cm" svg:height="10.363cm" xlink:href=".." xlink:type="simple" chart:class="chart:line" chart:column-mapping="1 2 0" chart:style-name="ch1">
        <chart:title svg:x="9.409cm" svg:y="0.342cm" chart:style-name="ch2">
          <text:p>Pitch Measures</text:p>
        </chart:title>
        <chart:legend chart:legend-position="end" svg:x="19.503cm" svg:y="4.424cm" style:legend-expansion="high" chart:style-name="ch3"/>
        <chart:plot-area chart:style-name="ch4" table:cell-range-address="Planilha1.B56:Planilha1.B236 Planilha1.D56:Planilha1.F236" chart:data-source-has-labels="column" svg:x="1.497cm" svg:y="1.428cm" svg:width="17.569cm" svg:height="7.698cm">
          <chart:coordinate-region svg:x="2.286cm" svg:y="1.614cm" svg:width="16.649cm" svg:height="6.757cm"/>
          <chart:axis chart:dimension="x" chart:name="primary-x" chart:style-name="ch5" chartooo:axis-type="text">
            <chart:title svg:x="8.801cm" svg:y="9.33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14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E56:Planilha1.E236" chart:class="chart:line">
            <chart:data-point chart:repeated="181"/>
          </chart:series>
          <chart:series chart:style-name="ch11" chart:values-cell-range-address="Planilha1.F56:Planilha1.F236" chart:class="chart:line">
            <chart:data-point chart:repeated="181"/>
          </chart:series>
          <chart:series chart:style-name="ch12" chart:values-cell-range-address="Planilha1.D56:Planilha1.D236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11">
                <text:p>11</text:p>
                <draw:g>
                  <svg:desc>Planilha1.E56:Planilha1.E236</svg:desc>
                </draw:g>
              </table:table-cell>
              <table:table-cell office:value-type="float" office:value="9.54">
                <text:p>9.54</text:p>
                <draw:g>
                  <svg:desc>Planilha1.F56:Planilha1.F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8.2">
                <text:p>8.2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5.94">
                <text:p>5.94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.34">
                <text:p>2.34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.66">
                <text:p>-1.66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-2.51">
                <text:p>-2.51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-4.82">
                <text:p>-4.82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  <table:table-cell office:value-type="float" office:value="-6.71">
                <text:p>-6.71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-8.51">
                <text:p>-8.51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10.51">
                <text:p>-10.51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-12.85">
                <text:p>-12.85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-14">
                <text:p>-14</text:p>
              </table:table-cell>
              <table:table-cell office:value-type="float" office:value="-14.2">
                <text:p>-14.2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  <table:table-cell office:value-type="float" office:value="-16.04">
                <text:p>-16.04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-18">
                <text:p>-18</text:p>
              </table:table-cell>
              <table:table-cell office:value-type="float" office:value="-18.15">
                <text:p>-18.15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-20">
                <text:p>-20</text:p>
              </table:table-cell>
              <table:table-cell office:value-type="float" office:value="-19.98">
                <text:p>-19.98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-22">
                <text:p>-22</text:p>
              </table:table-cell>
              <table:table-cell office:value-type="float" office:value="-21.45">
                <text:p>-21.45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-24">
                <text:p>-24</text:p>
              </table:table-cell>
              <table:table-cell office:value-type="float" office:value="-23.39">
                <text:p>-23.39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-26">
                <text:p>-26</text:p>
              </table:table-cell>
              <table:table-cell office:value-type="float" office:value="-25.39">
                <text:p>-25.39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28">
                <text:p>-28</text:p>
              </table:table-cell>
              <table:table-cell office:value-type="float" office:value="-27.19">
                <text:p>-27.19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29">
                <text:p>-29</text:p>
              </table:table-cell>
              <table:table-cell office:value-type="float" office:value="-28.12">
                <text:p>-28.12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56082" svg:stroke-linecap="round" draw:fill="none" draw:fill-color="#15608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e97132" svg:stroke-linecap="round" draw:fill="none" draw:fill-color="#e971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196b24" svg:stroke-linecap="round" draw:fill="none" draw:fill-color="#196b2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978cm" svg:height="10.503cm" xlink:href=".." xlink:type="simple" chart:class="chart:line" chart:column-mapping="1 2 0" chart:style-name="ch1">
        <chart:title svg:x="9.577cm" svg:y="0.345cm" chart:style-name="ch2">
          <text:p>Roll Measures</text:p>
        </chart:title>
        <chart:legend chart:legend-position="end" svg:x="19.6cm" svg:y="4.494cm" style:legend-expansion="high" chart:style-name="ch3"/>
        <chart:plot-area chart:style-name="ch4" table:cell-range-address="Planilha1.B56:Planilha1.B236 Planilha1.G56:Planilha1.H236 Planilha1.D56:Planilha1.D236" chart:data-source-has-labels="column" svg:x="1.499cm" svg:y="1.434cm" svg:width="17.662cm" svg:height="7.829cm">
          <chart:coordinate-region svg:x="2.288cm" svg:y="1.62cm" svg:width="16.742cm" svg:height="6.888cm"/>
          <chart:axis chart:dimension="x" chart:name="primary-x" chart:style-name="ch5" chartooo:axis-type="text">
            <chart:title svg:x="8.85cm" svg:y="9.47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85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G56:Planilha1.G236" chart:class="chart:line">
            <chart:data-point chart:repeated="181"/>
          </chart:series>
          <chart:series chart:style-name="ch11" chart:values-cell-range-address="Planilha1.H56:Planilha1.H236" chart:class="chart:line">
            <chart:data-point chart:repeated="181"/>
          </chart:series>
          <chart:series chart:style-name="ch12" chart:values-cell-range-address="Planilha1.D56:Planilha1.D236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31">
                <text:p>31</text:p>
                <draw:g>
                  <svg:desc>Planilha1.G56:Planilha1.G236</svg:desc>
                </draw:g>
              </table:table-cell>
              <table:table-cell office:value-type="float" office:value="27.07">
                <text:p>27.07</text:p>
                <draw:g>
                  <svg:desc>Planilha1.H56:Planilha1.H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25.7">
                <text:p>25.7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4.13">
                <text:p>24.13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22.01">
                <text:p>22.01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20.21">
                <text:p>20.21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8.27">
                <text:p>18.27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6.49">
                <text:p>16.49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4.66">
                <text:p>14.66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.93">
                <text:p>12.93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0.96">
                <text:p>10.96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.84">
                <text:p>8.84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02">
                <text:p>6.02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.88">
                <text:p>4.88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2.83">
                <text:p>2.83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0.69">
                <text:p>0.69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0.73">
                <text:p>-0.73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  <table:table-cell office:value-type="float" office:value="-3.52">
                <text:p>-3.52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4">
                <text:p>-4</text:p>
              </table:table-cell>
              <table:table-cell office:value-type="float" office:value="-5.65">
                <text:p>-5.65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  <table:table-cell office:value-type="float" office:value="-7.49">
                <text:p>-7.49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8">
                <text:p>-8</text:p>
              </table:table-cell>
              <table:table-cell office:value-type="float" office:value="-9.42">
                <text:p>-9.42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0">
                <text:p>-10</text:p>
              </table:table-cell>
              <table:table-cell office:value-type="float" office:value="-11.01">
                <text:p>-11.01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12">
                <text:p>-12</text:p>
              </table:table-cell>
              <table:table-cell office:value-type="float" office:value="-13.61">
                <text:p>-13.61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13">
                <text:p>-13</text:p>
              </table:table-cell>
              <table:table-cell office:value-type="float" office:value="-14.04">
                <text:p>-14.04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fo:language="pt" fo:country="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fo:language="pt" fo:country="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97132" svg:stroke-linecap="round" draw:fill="none" draw:fill-color="#e9713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196b24" svg:stroke-linecap="round" draw:fill="none" draw:fill-color="#196b24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978cm" svg:height="10.503cm" xlink:href=".." xlink:type="simple" chart:class="chart:line" chart:column-mapping="1 0" chart:style-name="ch1">
        <chart:title svg:x="9.603cm" svg:y="0.345cm" chart:style-name="ch2">
          <text:p>Roll Kinematic</text:p>
        </chart:title>
        <chart:legend chart:legend-position="end" svg:x="19.6cm" svg:y="4.73cm" style:legend-expansion="high" chart:style-name="ch3"/>
        <chart:plot-area chart:style-name="ch4" table:cell-range-address="Planilha1.B56:Planilha1.B236 Planilha1.G56:Planilha1.G236 Planilha1.D56:Planilha1.D236" chart:data-source-has-labels="column" svg:x="1.499cm" svg:y="1.434cm" svg:width="17.662cm" svg:height="7.829cm">
          <chart:coordinate-region svg:x="2.288cm" svg:y="1.62cm" svg:width="16.742cm" svg:height="6.888cm"/>
          <chart:axis chart:dimension="x" chart:name="primary-x" chart:style-name="ch5" chartooo:axis-type="text">
            <chart:title svg:x="8.85cm" svg:y="9.47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85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G56:Planilha1.G236" chart:class="chart:line">
            <chart:data-point chart:repeated="181"/>
          </chart:series>
          <chart:series chart:style-name="ch11" chart:values-cell-range-address="Planilha1.D56:Planilha1.D236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31">
                <text:p>31</text:p>
                <draw:g>
                  <svg:desc>Planilha1.G56:Planilha1.G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4">
                <text:p>-4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8">
                <text:p>-8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0">
                <text:p>-10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12">
                <text:p>-12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13">
                <text:p>-13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fo:language="pt" fo:country="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fo:language="pt" fo:country="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fo:language="pt" fo:country="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'Aptos Narrow'" fo:font-size="10.0000801086426pt" fo:language="pt" fo:country="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97132" svg:stroke-linecap="round" draw:fill="none" draw:fill-color="#e97132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196b24" svg:stroke-linecap="round" draw:fill="none" draw:fill-color="#196b24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55cm" svg:height="10.363cm" xlink:href=".." xlink:type="simple" chart:class="chart:line" chart:column-mapping="1 0" chart:style-name="ch1">
        <chart:title svg:x="9.33cm" svg:y="0.342cm" chart:style-name="ch2">
          <text:p>Pitch Kinematics</text:p>
        </chart:title>
        <chart:legend chart:legend-position="end" svg:x="19.503cm" svg:y="4.66cm" style:legend-expansion="high" chart:style-name="ch3"/>
        <chart:plot-area chart:style-name="ch4" table:cell-range-address="Planilha1.B56:Planilha1.B236 Planilha1.D56:Planilha1.E236" chart:data-source-has-labels="column" svg:x="1.497cm" svg:y="1.428cm" svg:width="17.569cm" svg:height="7.698cm">
          <chart:coordinate-region svg:x="1.942cm" svg:y="1.614cm" svg:width="16.993cm" svg:height="6.757cm"/>
          <chart:axis chart:dimension="x" chart:name="primary-x" chart:style-name="ch5" chartooo:axis-type="text">
            <chart:title svg:x="8.801cm" svg:y="9.334cm" chart:style-name="ch6">
              <text:p>Motor Positionϑ (Deg)</text:p>
            </chart:title>
            <chart:categories table:cell-range-address="Planilha1.B56:Planilha1.B236"/>
          </chart:axis>
          <chart:axis chart:dimension="y" chart:name="primary-y" chart:style-name="ch7">
            <chart:title svg:x="0.451cm" svg:y="6.214cm" chart:style-name="ch8">
              <text:p>Slopeϕ (Deg)</text:p>
            </chart:title>
            <chart:grid chart:style-name="ch9" chart:class="major"/>
          </chart:axis>
          <chart:series chart:style-name="ch10" chart:values-cell-range-address="Planilha1.E56:Planilha1.E236" chart:class="chart:line">
            <chart:data-point chart:repeated="181"/>
          </chart:series>
          <chart:series chart:style-name="ch11" chart:values-cell-range-address="Planilha1.D56:Planilha1.D236" chart:class="chart:line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90">
                <text:p>90</text:p>
                <draw:g>
                  <svg:desc>Planilha1.B56:Planilha1.B236</svg:desc>
                </draw:g>
              </table:table-cell>
              <table:table-cell office:value-type="float" office:value="11">
                <text:p>11</text:p>
                <draw:g>
                  <svg:desc>Planilha1.E56:Planilha1.E236</svg:desc>
                </draw:g>
              </table:table-cell>
              <table:table-cell office:value-type="float" office:value="24.3410899366925">
                <text:p>24.3410899366925</text:p>
                <draw:g>
                  <svg:desc>Planilha1.D56:Planilha1.D236</svg:desc>
                </draw:g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4.3379709820957">
                <text:p>24.33797098209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4.3286147358538">
                <text:p>24.3286147358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4.3130230523552">
                <text:p>24.31302305235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4.2911990280549">
                <text:p>24.291199028054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4.263147010169">
                <text:p>24.2631470101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4.228872608815">
                <text:p>24.2288726088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4.1883827125664">
                <text:p>24.188382712566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4.141685507377">
                <text:p>24.1416855073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4.0887904988269">
                <text:p>24.08879049882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4.0297085376265">
                <text:p>24.02970853762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3.9644518483086">
                <text:p>23.96445184830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3.8930340610262">
                <text:p>23.89303406102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23.8154702463661">
                <text:p>23.815470246366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3.7317769530742">
                <text:p>23.7317769530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3.6419722485798">
                <text:p>23.641972248579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3.5460757621945">
                <text:p>23.54607576219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3.4441087308501">
                <text:p>23.44410873085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23.3360940472276">
                <text:p>23.33609404722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3.2220563101167">
                <text:p>23.22205631011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3.1020218768367">
                <text:p>23.10202187683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2.9760189175317">
                <text:p>22.976018917531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2.8440774711454">
                <text:p>22.84407747114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2.7062295028655">
                <text:p>22.70622950286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2.5625089628156">
                <text:p>22.5625089628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2.4129518457597">
                <text:p>22.41295184575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2.2575962515722">
                <text:p>22.257596251572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2.0964824462122">
                <text:p>22.096482446212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1.9296529229308">
                <text:p>21.929652922930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1.7571524634254">
                <text:p>21.757152463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1.579028198645">
                <text:p>21.57902819864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1.3953296689397">
                <text:p>21.395329668939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1.2061088832336">
                <text:p>21.20610888323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.0114203768961">
                <text:p>21.01142037689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0.8113212679716">
                <text:p>20.81132126797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0.6058713114232">
                <text:p>20.60587131142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0.3951329510382">
                <text:p>20.39513295103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0.1791713686376">
                <text:p>20.17917136863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9.9580545302261">
                <text:p>19.95805453022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9.7318532287189">
                <text:p>19.73185322871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9.5006411228782">
                <text:p>19.50064112287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9.2644947720943">
                <text:p>19.26449477209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9.0234936666481">
                <text:p>19.02349366664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.7777202530981">
                <text:p>18.777720253098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.5272599544386">
                <text:p>18.52725995443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8.272201184689">
                <text:p>18.2722011846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8.0126353575826">
                <text:p>18.012635357582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7.7486568890386">
                <text:p>17.7486568890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.4803631931171">
                <text:p>17.48036319311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7.2078546711755">
                <text:p>17.20785467117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6.931234693967">
                <text:p>16.9312346939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6.6506095764451">
                <text:p>16.650609576445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6.3660885450648">
                <text:p>16.366088545064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6.0777836973996">
                <text:p>16.07778369739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5.7858099539257">
                <text:p>15.785809953925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5.4902850018565">
                <text:p>15.490285001856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5.1913292309476">
                <text:p>15.19132923094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4.8890656612285">
                <text:p>14.8890656612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4.583619862657">
                <text:p>14.5836198626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4.2751198667319">
                <text:p>14.27511986673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3.9636960701417">
                <text:p>13.9636960701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.6494811305699">
                <text:p>13.64948113056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3.3326098548183">
                <text:p>13.33260985481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3.013219079456">
                <text:p>13.013219079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6914475442428">
                <text:p>12.691447544242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2.3674357586181">
                <text:p>12.36743575861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041325861591">
                <text:p>12.041325861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1.7132614754043">
                <text:p>11.71326147540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1.3833875533871">
                <text:p>11.383387553387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0518502224465">
                <text:p>11.05185022244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.7187966206848">
                <text:p>10.71879662068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.3843747306601">
                <text:p>10.38437473066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.0487332088374">
                <text:p>10.04873320883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9.71202121180655">
                <text:p>9.712021211806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.37438821986126">
                <text:p>9.374388219861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9.03598385855692">
                <text:p>9.0359838585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8.69695771887807">
                <text:p>8.696957718878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.35745917665761">
                <text:p>8.357459176657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.01763721189748">
                <text:p>8.017637211897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7.67764022864259">
                <text:p>7.677640228642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7.33761587605882">
                <text:p>7.337615876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9977108713592">
                <text:p>6.99771087135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6.65807082521338">
                <text:p>6.658070825213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.31884007026027">
                <text:p>6.318840070260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.980161493326">
                <text:p>5.9801614933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64217637192753">
                <text:p>5.64217637192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5.30502421561607">
                <text:p>5.305024215616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.96884261268611">
                <text:p>4.968842612686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.63376708274355">
                <text:p>4.633767082743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.29993093559183">
                <text:p>4.29993093559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.96746513685774">
                <text:p>3.9674651368577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3.63649818073965">
                <text:p>3.6364981807396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  <table:table-cell office:value-type="float" office:value="3.30715597021973">
                <text:p>3.30715597021973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2.97956170503977">
                <text:p>2.9795617050397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2.65383577769714">
                <text:p>2.6538357776971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2.33009567767331">
                <text:p>2.33009567767331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2.00845590406423">
                <text:p>2.00845590406423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1.68902788673715">
                <text:p>1.6890278867371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1.37191991609625">
                <text:p>1.3719199160962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6">
                <text:p>-6</text:p>
              </table:table-cell>
              <table:table-cell office:value-type="float" office:value="1.05723708149612">
                <text:p>1.0572370814961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0.745081218301517">
                <text:p>0.74508121830151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0.435550863551582">
                <text:p>0.43555086355158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0.128741220148665">
                <text:p>0.128741220148665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-0.17525587054452">
                <text:p>-0.17525587054452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-0.476351947849736">
                <text:p>-0.47635194784973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-0.774461942842521">
                <text:p>-0.77446194284252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8">
                <text:p>-8</text:p>
              </table:table-cell>
              <table:table-cell office:value-type="float" office:value="-1.06950418155777">
                <text:p>-1.06950418155777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-1.36140038057053">
                <text:p>-1.3614003805705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-1.65007563521544">
                <text:p>-1.6500756352154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-1.93545840072981">
                <text:p>-1.9354584007298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.21748046662474">
                <text:p>-2.2174804666247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-2.49607692460472">
                <text:p>-2.4960769246047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-2.77118613037045">
                <text:p>-2.77118613037045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-3.04274965965035">
                <text:p>-3.04274965965035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-3.3107122588151">
                <text:p>-3.3107122588151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-3.57502179043586">
                <text:p>-3.57502179043586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-3.8356291741506">
                <text:p>-3.8356291741506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-4.09248832320461">
                <text:p>-4.09248832320461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12">
                <text:p>-12</text:p>
              </table:table-cell>
              <table:table-cell office:value-type="float" office:value="-4.3455560770309">
                <text:p>-4.345556077030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-4.59479213023403">
                <text:p>-4.59479213023403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-4.84015895833613">
                <text:p>-4.8401589583361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-14">
                <text:p>-14</text:p>
              </table:table-cell>
              <table:table-cell office:value-type="float" office:value="-5.08162174063896">
                <text:p>-5.08162174063896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-5.31914828054744">
                <text:p>-5.31914828054744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-5.55270892369229">
                <text:p>-5.5527089236922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-5.78227647417903">
                <text:p>-5.78227647417903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-6.00782610927969">
                <text:p>-6.0078261092796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-6.22933529287192">
                <text:p>-6.22933529287192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-6.44678368791728">
                <text:p>-6.4467836879172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-6.66015306825764">
                <text:p>-6.66015306825764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-16">
                <text:p>-16</text:p>
              </table:table-cell>
              <table:table-cell office:value-type="float" office:value="-6.86942722999462">
                <text:p>-6.8694272299946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-7.07459190270286">
                <text:p>-7.07459190270286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-7.27563466071418">
                <text:p>-7.2756346607141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-7.47254483469429">
                <text:p>-7.47254483469429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-18">
                <text:p>-18</text:p>
              </table:table-cell>
              <table:table-cell office:value-type="float" office:value="-7.66531342372024">
                <text:p>-7.66531342372024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-7.85393300805171">
                <text:p>-7.85393300805171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-8.03839766277521">
                <text:p>-8.03839766277521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-8.21870287248622">
                <text:p>-8.21870287248622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-8.39484544716063">
                <text:p>-8.39484544716063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-8.56682343935336">
                <text:p>-8.5668234393533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-8.7346360628489">
                <text:p>-8.734636062848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-8.89828361287651">
                <text:p>-8.898283612876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-20">
                <text:p>-20</text:p>
              </table:table-cell>
              <table:table-cell office:value-type="float" office:value="-9.05776738799007">
                <text:p>-9.05776738799007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-9.21308961370156">
                <text:p>-9.21308961370156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-9.36425336794618">
                <text:p>-9.3642533679461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-9.51126250844612">
                <text:p>-9.5112625084461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-9.65412160203108">
                <text:p>-9.65412160203108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-22">
                <text:p>-22</text:p>
              </table:table-cell>
              <table:table-cell office:value-type="float" office:value="-9.79283585596356">
                <text:p>-9.7928358559635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-9.92741105130863">
                <text:p>-9.92741105130863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-10.05785347838">
                <text:p>-10.05785347838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-10.1841698742864">
                <text:p>-10.184169874286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-10.3063673625951">
                <text:p>-10.306367362595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-10.4244533951245">
                <text:p>-10.424453395124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-10.5384356958696">
                <text:p>-10.5384356958696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-10.6483222070614">
                <text:p>-10.6483222070614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-10.7541210373541">
                <text:p>-10.7541210373541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-10.8558404121323">
                <text:p>-10.8558404121323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-10.9534886259249">
                <text:p>-10.9534886259249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-11.0470739969091">
                <text:p>-11.0470739969091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-24">
                <text:p>-24</text:p>
              </table:table-cell>
              <table:table-cell office:value-type="float" office:value="-11.1366048234867">
                <text:p>-11.1366048234867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-11.2220893429106">
                <text:p>-11.222089342910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-11.3035356919392">
                <text:p>-11.3035356919392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-11.3809518694927">
                <text:p>-11.3809518694927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-11.4543457012867">
                <text:p>-11.4543457012867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-11.5237248064155">
                <text:p>-11.523724806415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-11.5890965658571">
                <text:p>-11.5890965658571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-11.650468092874">
                <text:p>-11.65046809287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-11.7078462052804">
                <text:p>-11.7078462052804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-11.7612373995488">
                <text:p>-11.761237399548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-11.8106478267305">
                <text:p>-11.810647826730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-26">
                <text:p>-26</text:p>
              </table:table-cell>
              <table:table-cell office:value-type="float" office:value="-11.8560832701618">
                <text:p>-11.856083270161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-11.8975491249326">
                <text:p>-11.8975491249326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-11.9350503790924">
                <text:p>-11.9350503790924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-11.9685915965714">
                <text:p>-11.968591596571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28">
                <text:p>-28</text:p>
              </table:table-cell>
              <table:table-cell office:value-type="float" office:value="-11.9981769017953">
                <text:p>-11.9981769017953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-12.0238099659749">
                <text:p>-12.0238099659749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-12.0454939950512">
                <text:p>-12.0454939950512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-12.0632317192821">
                <text:p>-12.0632317192821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-12.0770253844544">
                <text:p>-12.0770253844544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-12.0868767447109">
                <text:p>-12.0868767447109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-12.0927870569817">
                <text:p>-12.0927870569817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29">
                <text:p>-29</text:p>
              </table:table-cell>
              <table:table-cell office:value-type="float" office:value="-12.0947570770121">
                <text:p>-12.0947570770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